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0597in" fo:padding-top="0.0597in" fo:padding-bottom="0.0403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ab-stops>
          <style:tab-stop style:position="0.3299in"/>
        </style:tab-stops>
      </style:paragraph-properties>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1"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style>
    <style:style style:name="P49" style:family="paragraph" style:parent-style-name="Text_20_body">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paragraph-properties>
        <style:tab-stops>
          <style:tab-stop style:position="0.3299in"/>
        </style:tab-stops>
      </style:paragraph-properties>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P57" style:family="paragraph" style:parent-style-name="Text_20_body">
      <style:text-properties style:font-name="Arial2" fo:font-weight="normal" style:font-weight-asian="normal" style:font-weight-complex="normal"/>
    </style:style>
    <style:style style:name="P58"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9" style:family="paragraph" style:parent-style-name="Text_20_body">
      <style:text-properties style:font-name="Arial2" fo:font-style="normal" style:font-style-asian="normal" style:font-style-complex="normal"/>
    </style:style>
    <style:style style:name="P60" style:family="paragraph" style:parent-style-name="Text_20_body">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3" style:family="paragraph" style:parent-style-name="Text_20_body">
      <style:text-properties fo:font-style="italic" style:font-style-asian="italic" style:font-style-complex="italic"/>
    </style:style>
    <style:style style:name="P64" style:family="paragraph" style:parent-style-name="Text_20_body">
      <style:paragraph-properties fo:text-align="center" style:justify-single-word="false"/>
      <style:text-properties fo:font-style="italic" style:font-style-asian="italic" style:font-style-complex="italic"/>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Text_20_body">
      <style:paragraph-properties fo:margin-top="0in" fo:margin-bottom="0in" fo:text-align="start" style:justify-single-word="false" fo:background-color="transparent">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6"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8" style:family="paragraph" style:parent-style-name="Table_20_Contents">
      <style:paragraph-properties fo:margin-top="0in" fo:margin-bottom="0.0075in"/>
      <style:text-properties style:font-name="Arial2" fo:font-size="10pt" style:font-size-asian="10pt" style:font-size-complex="10pt"/>
    </style:style>
    <style:style style:name="P89" style:family="paragraph" style:parent-style-name="Standard">
      <style:text-properties style:font-name="Arial2" fo:font-size="10pt" style:font-size-asian="10pt" style:font-size-complex="10pt"/>
    </style:style>
    <style:style style:name="P90"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91"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3" style:family="paragraph" style:parent-style-name="Standard">
      <style:text-properties style:font-name="Arial2" fo:font-size="10pt" fo:font-weight="normal" style:font-size-asian="10pt" style:font-weight-asian="normal" style:font-size-complex="10pt" style:font-weight-complex="normal"/>
    </style:style>
    <style:style style:name="P94" style:family="paragraph" style:parent-style-name="Standard">
      <style:text-properties style:font-name="Arial2" fo:font-style="normal" fo:font-weight="normal" style:font-style-asian="normal" style:font-weight-asian="normal" style:font-style-complex="normal" style:font-weight-complex="normal"/>
    </style:style>
    <style:style style:name="P95"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6" style:family="paragraph" style:parent-style-name="Standard">
      <style:text-properties style:font-name="Arial2" fo:font-style="normal" style:font-style-asian="normal" style:font-style-complex="normal"/>
    </style:style>
    <style:style style:name="P97" style:family="paragraph" style:parent-style-name="Standard">
      <style:text-properties style:font-name="Arial2" fo:font-weight="normal" style:font-weight-asian="normal" style:font-weight-complex="normal"/>
    </style:style>
    <style:style style:name="P9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9" style:family="paragraph" style:parent-style-name="Standard">
      <style:text-properties fo:font-style="italic" fo:font-weight="normal" style:font-style-asian="italic" style:font-weight-asian="normal" style:font-style-complex="italic" style:font-weight-complex="normal"/>
    </style:style>
    <style:style style:name="P100" style:family="paragraph" style:parent-style-name="Standard">
      <style:text-properties fo:font-style="italic" style:font-style-asian="italic" style:font-style-complex="italic"/>
    </style:style>
    <style:style style:name="P101" style:family="paragraph" style:parent-style-name="Standard">
      <style:paragraph-properties fo:text-align="center" style:justify-single-word="false"/>
      <style:text-properties fo:font-style="italic" style:font-style-asian="italic" style:font-style-complex="italic"/>
    </style:style>
    <style:style style:name="P102" style:family="paragraph" style:parent-style-name="Standard">
      <style:text-properties style:font-name="Courier New" fo:font-weight="bold" style:font-size-asian="10pt" style:font-weight-asian="bold" style:font-size-complex="10pt" style:font-weight-complex="bold"/>
    </style:style>
    <style:style style:name="P103" style:family="paragraph" style:parent-style-name="Standard">
      <style:text-properties style:font-name="Courier New" fo:font-weight="bold" style:font-weight-asian="bold" style:font-weight-complex="bold"/>
    </style:style>
    <style:style style:name="P104"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6" style:family="paragraph" style:parent-style-name="Standard">
      <style:paragraph-properties fo:text-align="center" style:justify-single-word="false"/>
    </style:style>
    <style:style style:name="P107" style:family="paragraph" style:parent-style-name="Standard">
      <style:paragraph-properties>
        <style:tab-stops>
          <style:tab-stop style:position="0.3299in"/>
        </style:tab-stops>
      </style:paragraph-properties>
    </style:style>
    <style:style style:name="P108" style:family="paragraph" style:parent-style-name="Standard">
      <style:text-properties fo:font-weight="normal" style:font-weight-asian="normal" style:font-weight-complex="normal"/>
    </style:style>
    <style:style style:name="P109"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10" style:family="paragraph" style:parent-style-name="Standard">
      <style:paragraph-properties>
        <style:tab-stops>
          <style:tab-stop style:position="0.9165in"/>
        </style:tab-stops>
      </style:paragraph-properties>
    </style:style>
    <style:style style:name="P111" style:family="paragraph" style:parent-style-name="Standard">
      <style:paragraph-properties>
        <style:tab-stops>
          <style:tab-stop style:position="0.9335in"/>
        </style:tab-stops>
      </style:paragraph-properties>
    </style:style>
    <style:style style:name="P112" style:family="paragraph" style:parent-style-name="Standard">
      <style:paragraph-properties fo:text-align="center" style:justify-single-word="false"/>
      <style:text-properties style:font-name="Verdana2"/>
    </style:style>
    <style:style style:name="P113"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4" style:family="paragraph" style:parent-style-name="Text_20_body">
      <style:paragraph-properties fo:break-before="page"/>
    </style:style>
    <style:style style:name="P115"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break-before="page">
        <style:tab-stops>
          <style:tab-stop style:position="0.3299in"/>
        </style:tab-stops>
      </style:paragraph-properties>
    </style:style>
    <style:style style:name="P117" style:family="paragraph" style:parent-style-name="Text_20_body">
      <style:paragraph-properties fo:break-before="page">
        <style:tab-stops>
          <style:tab-stop style:position="2.1575in"/>
        </style:tab-stops>
      </style:paragraph-properties>
    </style:style>
    <style:style style:name="P118" style:family="paragraph" style:parent-style-name="Standard">
      <style:paragraph-properties fo:break-before="page"/>
    </style:style>
    <style:style style:name="P119"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20" style:family="paragraph" style:parent-style-name="Contents_20_Heading">
      <style:paragraph-properties fo:break-before="page"/>
    </style:style>
    <style:style style:name="P121" style:family="paragraph" style:parent-style-name="Text_20_body">
      <style:paragraph-properties fo:margin-left="0.4437in" fo:margin-right="0in" fo:margin-top="0.0783in" fo:margin-bottom="0.0783in" fo:text-indent="0in" style:auto-text-indent="false"/>
    </style:style>
    <style:style style:name="P122" style:family="paragraph" style:parent-style-name="Text_20_body">
      <style:paragraph-properties fo:margin-left="0.4437in" fo:margin-right="0in" fo:text-indent="0in" style:auto-text-indent="false"/>
    </style:style>
    <style:style style:name="P123"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4"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5"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9"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30"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3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3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3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3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3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3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8" style:family="paragraph" style:parent-style-name="Text_20_body">
      <style:paragraph-properties fo:margin-top="0.0783in" fo:margin-bottom="0.0783in"/>
    </style:style>
    <style:style style:name="P139" style:family="paragraph" style:parent-style-name="Standard">
      <style:paragraph-properties fo:margin-left="0.1654in" fo:margin-right="0.2335in" fo:text-indent="0in" style:auto-text-indent="false"/>
    </style:style>
    <style:style style:name="P140" style:family="paragraph" style:parent-style-name="Text_20_body">
      <style:paragraph-properties fo:margin-left="0.1654in" fo:margin-right="0.2335in" fo:text-indent="0in" style:auto-text-indent="false"/>
    </style:style>
    <style:style style:name="P141"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42"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Table_20_Contents">
      <style:paragraph-properties fo:margin-top="0.0598in" fo:margin-bottom="0in"/>
    </style:style>
    <style:style style:name="P156"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7"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60" style:family="paragraph" style:parent-style-name="Contents_20_3">
      <style:paragraph-properties>
        <style:tab-stops>
          <style:tab-stop style:position="6.939in" style:type="right" style:leader-style="dotted" style:leader-text="."/>
        </style:tab-stops>
      </style:paragraph-properties>
    </style:style>
    <style:style style:name="P16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2"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63" style:family="paragraph" style:parent-style-name="Standard" style:list-style-name="L2"/>
    <style:style style:name="P164" style:family="paragraph" style:parent-style-name="Standard" style:list-style-name="L3"/>
    <style:style style:name="P165" style:family="paragraph" style:parent-style-name="Standard" style:list-style-name="L5">
      <style:paragraph-properties fo:margin-top="0in" fo:margin-bottom="0.0783in"/>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font-style="normal" style:font-style-asian="normal" style:font-style-complex="normal"/>
    </style:style>
    <style:style style:name="P168" style:family="paragraph" style:parent-style-name="Text_20_body" style:list-style-name="L1"/>
    <style:style style:name="P169" style:family="paragraph" style:parent-style-name="Text_20_body" style:list-style-name="L2"/>
    <style:style style:name="P170" style:family="paragraph" style:parent-style-name="Text_20_body" style:list-style-name="L2">
      <style:paragraph-properties>
        <style:tab-stops>
          <style:tab-stop style:position="4.5654in"/>
        </style:tab-stops>
      </style:paragraph-properties>
    </style:style>
    <style:style style:name="P171" style:family="paragraph" style:parent-style-name="Text_20_body" style:list-style-name="L2">
      <style:paragraph-properties>
        <style:tab-stops>
          <style:tab-stop style:position="4.4626in"/>
        </style:tab-stops>
      </style:paragraph-properties>
    </style:style>
    <style:style style:name="P172" style:family="paragraph" style:parent-style-name="Text_20_body" style:list-style-name="L2">
      <style:paragraph-properties>
        <style:tab-stops>
          <style:tab-stop style:position="2.5217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1575in" fo:margin-bottom="0.0783in"/>
    </style:style>
    <style:style style:name="P182"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3"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4"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Heading_20_2">
      <style:text-properties style:font-name="Arial2" fo:font-size="10pt" style:font-size-asian="10pt" style:font-size-complex="10pt"/>
    </style:style>
    <style:style style:name="P188" style:family="paragraph" style:parent-style-name="Heading_20_2">
      <style:text-properties fo:font-style="normal" fo:font-weight="normal" style:font-style-asian="normal" style:font-weight-asian="normal" style:font-style-complex="normal" style:font-weight-complex="normal"/>
    </style:style>
    <style:style style:name="P189" style:family="paragraph" style:parent-style-name="Heading_20_2">
      <style:paragraph-properties fo:break-before="page"/>
    </style:style>
    <style:style style:name="P190" style:family="paragraph" style:parent-style-name="Appendix">
      <style:paragraph-properties fo:break-before="page"/>
    </style:style>
    <style:style style:name="P191" style:family="paragraph" style:parent-style-name="Appendix">
      <style:paragraph-properties fo:margin-left="0in" fo:margin-right="0in" fo:text-indent="0in" style:auto-text-indent="false" fo:break-before="page"/>
    </style:style>
    <style:style style:name="P192" style:family="paragraph" style:parent-style-name="Heading_20_3">
      <style:paragraph-properties fo:break-before="page"/>
    </style:style>
    <style:style style:name="P193" style:family="paragraph">
      <style:paragraph-properties fo:text-align="center"/>
    </style:style>
    <style:style style:name="P194"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5" style:family="paragraph">
      <style:text-properties fo:font-size="12pt"/>
    </style:style>
    <style:style style:name="P196" style:family="paragraph">
      <style:text-properties fo:color="#ff0000" fo:font-size="14pt" style:font-size-asian="14pt" style:font-size-complex="14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text-underline-style="none" style:font-size-asian="10pt" style:font-name-complex="Arial2" style:font-size-complex="10pt"/>
    </style:style>
    <style:style style:name="T13" style:family="text">
      <style:text-properties style:use-window-font-color="true" style:font-name="Arial2" fo:font-weight="bold"/>
    </style:style>
    <style:style style:name="T14" style:family="text">
      <style:text-properties style:use-window-font-color="true" style:font-name="Arial2" fo:font-weight="bold" style:font-weight-asian="bold" style:font-weight-complex="bold"/>
    </style:style>
    <style:style style:name="T15" style:family="text">
      <style:text-properties style:use-window-font-color="true" style:font-name="Arial2" fo:font-weight="bold" style:font-weight-asian="normal" style:font-weight-complex="normal"/>
    </style:style>
    <style:style style:name="T16" style:family="text">
      <style:text-properties style:use-window-font-color="true" style:font-name="Arial2" fo:font-weight="normal" style:font-weight-asian="normal" style:font-weight-complex="normal"/>
    </style:style>
    <style:style style:name="T17"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8" style:family="text">
      <style:text-properties style:use-window-font-color="true" style:font-name="Arial2" fo:font-style="normal" fo:font-weight="normal" style:font-style-asian="normal" style:font-weight-asian="normal" style:font-style-complex="normal" style:font-weight-complex="normal"/>
    </style:style>
    <style:style style:name="T19" style:family="text">
      <style:text-properties style:use-window-font-color="true" style:font-name="Arial2" fo:font-style="normal" style:font-style-asian="normal" style:font-style-complex="normal"/>
    </style:style>
    <style:style style:name="T20" style:family="text">
      <style:text-properties style:use-window-font-color="true" style:font-name="Arial2" fo:font-style="italic" fo:font-weight="normal" style:font-style-asian="italic" style:font-weight-asian="normal" style:font-style-complex="italic" style:font-weight-complex="normal"/>
    </style:style>
    <style:style style:name="T21" style:family="text">
      <style:text-properties style:use-window-font-color="true" style:font-name-complex="Arial2"/>
    </style:style>
    <style:style style:name="T22" style:family="text">
      <style:text-properties style:use-window-font-color="true" style:font-name="Courier New" fo:font-weight="bold" style:font-weight-asian="bold" style:font-weight-complex="bold"/>
    </style:style>
    <style:style style:name="T23"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4"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6"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7"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8"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ize="10pt" style:text-underline-style="none" fo:font-weight="bold" style:font-size-asian="10.5pt" style:font-weight-asian="bold" style:font-weight-complex="bold"/>
    </style:style>
    <style:style style:name="T31"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font-name="Courier New" fo:font-style="normal" fo:font-weight="bold" style:font-style-asian="normal" style:font-weight-asian="bold"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style:use-window-font-color="true" style:text-position="-33% 70%" fo:font-size="5pt" fo:language="en" fo:country="US" fo:font-style="normal" style:font-size-asian="5pt" style:font-style-asian="normal" style:font-size-complex="5pt" style:font-style-complex="normal"/>
    </style:style>
    <style:style style:name="T38" style:family="text">
      <style:text-properties style:use-window-font-color="true" style:text-position="-33% 70%" fo:language="en" fo:country="US" fo:font-style="normal" style:font-size-asian="12pt" style:font-style-asian="normal" style:font-size-complex="13.8000001907349pt" style:font-style-complex="normal"/>
    </style:style>
    <style:style style:name="T39" style:family="text">
      <style:text-properties style:use-window-font-color="true" style:font-name-complex="Monospace"/>
    </style:style>
    <style:style style:name="T40" style:family="text">
      <style:text-properties fo:color="#c00000" style:font-name="Arial2" style:font-size-asian="10pt" style:font-name-complex="Arial2" style:font-size-complex="10pt"/>
    </style:style>
    <style:style style:name="T41" style:family="text">
      <style:text-properties fo:color="#c00000" style:font-name="Arial2" fo:font-size="10pt" style:font-size-asian="10pt" style:font-name-complex="Arial2" style:font-size-complex="10pt"/>
    </style:style>
    <style:style style:name="T42" style:family="text">
      <style:text-properties fo:color="#c00000" style:font-name="Arial2" fo:font-size="10pt" style:text-underline-style="none" style:font-size-asian="10pt" style:font-name-complex="Arial2" style:font-size-complex="10pt"/>
    </style:style>
    <style:style style:name="T43" style:family="text">
      <style:text-properties fo:color="#c00000" style:font-name="Arial2" fo:font-size="10pt" fo:font-weight="normal" style:font-size-asian="10pt" style:font-weight-asian="normal" style:font-name-complex="Arial2" style:font-size-complex="10pt" style:font-weight-complex="normal"/>
    </style:style>
    <style:style style:name="T44"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5" style:family="text">
      <style:text-properties fo:color="#c00000" style:font-name="Arial2" fo:font-weight="normal" style:font-size-asian="10pt" style:font-weight-asian="normal" style:font-name-complex="Arial2" style:font-size-complex="10pt" style:font-weight-complex="normal"/>
    </style:style>
    <style:style style:name="T46" style:family="text">
      <style:text-properties fo:color="#c00000" style:font-name-complex="Arial2"/>
    </style:style>
    <style:style style:name="T47" style:family="text">
      <style:text-properties fo:color="#c00000" style:font-name-asian="Monospace" style:font-name-complex="Arial2"/>
    </style:style>
    <style:style style:name="T48" style:family="text">
      <style:text-properties fo:color="#0000c0" style:font-name="Arial2" style:font-size-asian="10pt" style:font-name-complex="Arial2" style:font-size-complex="10pt"/>
    </style:style>
    <style:style style:name="T49" style:family="text">
      <style:text-properties fo:color="#0000c0" style:font-name="Arial2" fo:font-size="10pt"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style:font-name-asian="Arial2" style:font-weight-asian="bold" style:font-name-complex="Arial2" style:font-weight-complex="bold"/>
    </style:style>
    <style:style style:name="T55" style:family="text">
      <style:text-properties fo:font-weight="bold" style:font-weight-asian="normal" style:font-weight-complex="normal"/>
    </style:style>
    <style:style style:name="T56" style:family="text">
      <style:text-properties style:font-name="Arial2"/>
    </style:style>
    <style:style style:name="T57" style:family="text">
      <style:text-properties style:font-name="Arial2" fo:font-size="10pt" style:font-size-asian="10pt" style:font-size-complex="10pt"/>
    </style:style>
    <style:style style:name="T58" style:family="text">
      <style:text-properties style:font-name="Arial2" fo:font-size="10pt" style:font-size-asian="10pt" style:font-name-complex="Arial2" style:font-size-complex="10pt"/>
    </style:style>
    <style:style style:name="T59" style:family="text">
      <style:text-properties style:font-name="Arial2" fo:font-size="10pt" fo:font-style="italic" style:font-size-asian="10pt" style:font-style-asian="italic" style:font-size-complex="10pt" style:font-style-complex="italic"/>
    </style:style>
    <style:style style:name="T6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1"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style:font-name="Arial2" fo:font-size="10pt" fo:font-style="normal" style:font-size-asian="10pt" style:font-style-asian="normal" style:font-size-complex="10pt" style:font-style-complex="normal"/>
    </style:style>
    <style:style style:name="T63"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4"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5" style:family="text">
      <style:text-properties style:font-name="Arial2" fo:font-size="10pt" fo:font-style="normal" fo:font-weight="bold" style:font-size-asian="10pt" style:font-style-asian="normal" style:font-size-complex="10pt" style:font-style-complex="normal"/>
    </style:style>
    <style:style style:name="T66" style:family="text">
      <style:text-properties style:font-name="Arial2" fo:font-size="10pt" fo:font-style="normal" fo:font-weight="bold" style:font-size-asian="10pt" style:font-weight-asian="normal" style:font-size-complex="10pt" style:font-weight-complex="normal"/>
    </style:style>
    <style:style style:name="T67" style:family="text">
      <style:text-properties style:font-name="Arial2" fo:font-size="10pt" fo:font-weight="normal" style:font-size-asian="10pt" style:font-weight-asian="normal" style:font-size-complex="10pt" style:font-weight-complex="normal"/>
    </style:style>
    <style:style style:name="T68" style:family="text">
      <style:text-properties style:font-name="Arial2" fo:font-size="10pt" fo:font-weight="normal" style:font-size-asian="10pt" style:font-weight-asian="bold" style:font-size-complex="10pt" style:font-weight-complex="bold"/>
    </style:style>
    <style:style style:name="T69"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0"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75"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85" style:family="text">
      <style:text-properties style:font-name="Arial2" fo:font-weight="normal" style:font-weight-asian="normal" style:font-weight-complex="normal"/>
    </style:style>
    <style:style style:name="T8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87" style:family="text">
      <style:text-properties style:font-name="Arial2" fo:font-size="4pt" style:font-size-asian="4pt" style:font-size-complex="4pt"/>
    </style:style>
    <style:style style:name="T88" style:family="text">
      <style:text-properties style:font-name="Arial2" fo:font-weight="bold" style:font-weight-asian="normal" style:font-weight-complex="normal"/>
    </style:style>
    <style:style style:name="T89" style:family="text">
      <style:text-properties style:font-name="Arial2" fo:font-size="7pt" fo:font-weight="normal" style:font-size-asian="7pt" style:font-weight-asian="normal" style:font-size-complex="7pt" style:font-weight-complex="normal"/>
    </style:style>
    <style:style style:name="T9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1" style:family="text">
      <style:text-properties style:font-name="Arial2" fo:language="en" fo:country="US" fo:font-weight="normal" style:font-weight-asian="normal" style:font-weight-complex="normal"/>
    </style:style>
    <style:style style:name="T92" style:family="text">
      <style:text-properties style:font-name-asian="Arial2" style:font-name-complex="Arial2"/>
    </style:style>
    <style:style style:name="T93" style:family="text">
      <style:text-properties fo:font-size="4pt" style:font-size-asian="4pt" style:font-size-complex="4pt"/>
    </style:style>
    <style:style style:name="T94" style:family="text">
      <style:text-properties fo:font-size="4pt" style:font-name-asian="Arial2" style:font-size-asian="4pt" style:font-name-complex="Arial2" style:font-size-complex="4pt"/>
    </style:style>
    <style:style style:name="T95" style:family="text">
      <style:text-properties fo:font-size="4pt" fo:font-weight="normal" style:font-name-asian="Arial2" style:font-size-asian="4pt" style:font-weight-asian="normal" style:font-name-complex="Arial2" style:font-size-complex="4pt" style:font-weight-complex="normal"/>
    </style:style>
    <style:style style:name="T96" style:family="text">
      <style:text-properties fo:font-style="normal" style:font-style-asian="normal" style:font-style-complex="normal"/>
    </style:style>
    <style:style style:name="T97" style:family="text">
      <style:text-properties fo:font-style="normal" fo:font-weight="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style:font-style-asian="normal" style:font-style-complex="normal"/>
    </style:style>
    <style:style style:name="T100" style:family="text">
      <style:text-properties fo:font-style="normal" fo:font-weight="bold" style:font-style-asian="normal" style:font-weight-asian="normal" style:font-style-complex="normal" style:font-weight-complex="normal"/>
    </style:style>
    <style:style style:name="T101" style:family="text">
      <style:text-properties fo:font-style="normal" fo:font-weight="bold" style:font-weight-asian="normal" style:font-weight-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style:font-style-asian="normal" style:font-weight-asian="bold" style:font-style-complex="normal" style:font-weight-complex="bold"/>
    </style:style>
    <style:style style:name="T104" style:family="text">
      <style:text-properties fo:font-style="normal" fo:font-weight="normal" style:font-weight-asian="normal" style:font-weight-complex="normal"/>
    </style:style>
    <style:style style:name="T105" style:family="text">
      <style:text-properties fo:font-weight="normal" style:font-weight-asian="normal" style:font-weight-complex="normal"/>
    </style:style>
    <style:style style:name="T106" style:family="text">
      <style:text-properties fo:font-weight="normal" style:font-name-asian="Arial2" style:font-weight-asian="normal" style:font-name-complex="Arial2" style:font-weight-complex="normal"/>
    </style:style>
    <style:style style:name="T107" style:family="text">
      <style:text-properties fo:font-weight="normal" style:font-weight-asian="bold" style:font-weight-complex="bold"/>
    </style:style>
    <style:style style:name="T108" style:family="text">
      <style:text-properties style:font-name="Courier New" fo:font-weight="bold" style:font-weight-asian="bold" style:font-weight-complex="bold"/>
    </style:style>
    <style:style style:name="T109" style:family="text">
      <style:text-properties style:font-name="Courier New" fo:font-weight="bold" style:font-name-asian="Courier New" style:font-weight-asian="bold" style:font-name-complex="Courier New" style:font-weight-complex="bold"/>
    </style:style>
    <style:style style:name="T110" style:family="text">
      <style:text-properties style:font-name="Courier New" fo:font-weight="bold" style:font-size-asian="10pt" style:font-weight-asian="bold" style:font-size-complex="10pt" style:font-weight-complex="bold"/>
    </style:style>
    <style:style style:name="T111" style:family="text">
      <style:text-properties style:font-name="Courier New" fo:font-weight="bold" style:font-size-asian="10pt" style:font-weight-asian="bold" style:font-name-complex="Arial2" style:font-size-complex="10pt" style:font-weight-complex="bold"/>
    </style:style>
    <style:style style:name="T112"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1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ize="10pt" fo:font-style="normal" fo:font-weight="bold" style:font-size-asian="10pt" style:font-weight-asian="bold" style:font-size-complex="10pt" style:font-weight-complex="bold"/>
    </style:style>
    <style:style style:name="T11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style:font-name="Courier New" fo:font-size="10pt" fo:font-weight="bold" style:font-size-asian="10pt" style:font-weight-asian="bold" style:font-size-complex="10pt" style:font-weight-complex="bold"/>
    </style:style>
    <style:style style:name="T117"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18" style:family="text">
      <style:text-properties style:font-name="Courier New" fo:font-size="10pt" fo:language="en" fo:country="US" fo:font-weight="bold" style:font-size-asian="10pt" style:font-weight-asian="bold" style:font-size-complex="10pt" style:font-weight-complex="bold"/>
    </style:style>
    <style:style style:name="T119" style:family="text">
      <style:text-properties style:font-name="Courier New" fo:font-style="normal" fo:font-weight="bold" style:font-style-asian="normal" style:font-weight-asian="bold" style:font-style-complex="normal" style:font-weight-complex="bold"/>
    </style:style>
    <style:style style:name="T120"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21" style:family="text">
      <style:text-properties style:font-name="Courier New" fo:font-style="normal" style:font-style-asian="normal" style:font-style-complex="normal"/>
    </style:style>
    <style:style style:name="T122" style:family="text">
      <style:text-properties style:font-name="Courier New" fo:language="en" fo:country="US" fo:font-weight="bold" style:font-weight-asian="bold" style:font-weight-complex="bold"/>
    </style:style>
    <style:style style:name="T123" style:family="text">
      <style:text-properties fo:color="#5c8526" style:font-name="Arial2" fo:font-weight="normal" style:font-size-asian="10pt" style:font-weight-asian="normal" style:font-size-complex="10pt" style:font-weight-complex="normal"/>
    </style:style>
    <style:style style:name="T12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2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2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27"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28" style:family="text">
      <style:text-properties fo:font-variant="normal" fo:text-transform="none"/>
    </style:style>
    <style:style style:name="T129" style:family="text">
      <style:text-properties fo:font-variant="normal" fo:text-transform="none" style:font-name="Arial2" fo:font-size="10pt" fo:font-weight="normal" style:font-size-asian="10pt" style:font-weight-asian="normal" style:font-size-complex="10pt" style:font-weight-complex="normal"/>
    </style:style>
    <style:style style:name="T130"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31" style:family="text">
      <style:text-properties fo:font-variant="normal" fo:text-transform="none" style:use-window-font-color="true" fo:letter-spacing="normal" style:font-name-complex="Arial2"/>
    </style:style>
    <style:style style:name="T132" style:family="text">
      <style:text-properties fo:font-variant="normal" fo:text-transform="none" fo:color="#000000" fo:letter-spacing="normal" style:font-name-complex="Arial2"/>
    </style:style>
    <style:style style:name="T133" style:family="text">
      <style:text-properties fo:font-variant="normal" fo:text-transform="none" fo:color="#000000" fo:letter-spacing="normal" fo:font-style="normal" fo:font-weight="normal" style:font-name-complex="Arial2"/>
    </style:style>
    <style:style style:name="T134"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35"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36"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37" style:family="text">
      <style:text-properties fo:font-variant="normal" fo:text-transform="none" fo:color="#000000" style:font-name="Arial2" fo:font-size="10pt" fo:letter-spacing="normal" style:font-size-asian="10pt" style:font-name-complex="Arial2" style:font-size-complex="10pt"/>
    </style:style>
    <style:style style:name="T138" style:family="text">
      <style:text-properties fo:font-variant="normal" fo:text-transform="none" fo:color="#000000" style:font-name="Arial2" fo:font-size="10.5pt" fo:letter-spacing="normal" style:font-size-asian="10.5pt" style:font-name-complex="Arial2" style:font-size-complex="10.5pt"/>
    </style:style>
    <style:style style:name="T139"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40" style:family="text">
      <style:text-properties fo:font-variant="normal" fo:text-transform="none" fo:color="#000000" style:font-name="Arial2" fo:letter-spacing="normal" style:font-name-complex="Arial2"/>
    </style:style>
    <style:style style:name="T141" style:family="text">
      <style:text-properties fo:font-variant="normal" fo:text-transform="none" fo:color="#000000" style:font-name="Arial2" fo:letter-spacing="normal" fo:font-style="normal" fo:font-weight="normal" style:font-name-complex="Arial2"/>
    </style:style>
    <style:style style:name="T142" style:family="text">
      <style:text-properties fo:font-variant="normal" fo:text-transform="none" fo:color="#606060" fo:letter-spacing="normal" fo:font-style="normal" fo:font-weight="normal" style:font-name-complex="Arial2"/>
    </style:style>
    <style:style style:name="T14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4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45" style:family="text">
      <style:text-properties fo:font-variant="normal" fo:text-transform="none" fo:color="#606060" style:font-name="Arial2" fo:letter-spacing="normal" fo:font-style="normal" fo:font-weight="normal" style:font-name-complex="Arial2"/>
    </style:style>
    <style:style style:name="T146" style:family="text">
      <style:text-properties fo:font-variant="normal" fo:text-transform="none" fo:color="#c00000" fo:letter-spacing="normal" fo:font-style="normal" fo:font-weight="normal" style:font-name-complex="Arial2"/>
    </style:style>
    <style:style style:name="T147"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48"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9"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50" style:family="text">
      <style:text-properties fo:font-variant="normal" fo:text-transform="none" fo:color="#c00000" style:font-name="Arial2" fo:letter-spacing="normal" fo:font-style="normal" fo:font-weight="normal" style:font-name-complex="Arial2"/>
    </style:style>
    <style:style style:name="T151" style:family="text">
      <style:text-properties fo:font-variant="normal" fo:text-transform="none" fo:color="#0000c0" fo:letter-spacing="normal" fo:font-style="normal" fo:font-weight="normal" style:font-name-complex="Arial2"/>
    </style:style>
    <style:style style:name="T152" style:family="text">
      <style:text-properties fo:font-variant="normal" fo:text-transform="none" fo:color="#0000c0" style:font-name="Arial2" fo:letter-spacing="normal" fo:font-style="normal" fo:font-weight="normal" style:font-size-asian="10pt" style:font-name-complex="Arial2" style:font-size-complex="10pt"/>
    </style:style>
    <style:style style:name="T153" style:family="text">
      <style:text-properties fo:font-variant="normal" fo:text-transform="none" fo:color="#0000c0" style:font-name="Arial2" fo:letter-spacing="normal" fo:font-style="normal" fo:font-weight="normal" style:font-name-complex="Arial2"/>
    </style:style>
    <style:style style:name="T154"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55"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56"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57" style:family="text">
      <style:text-properties fo:font-variant="normal" fo:text-transform="none" fo:color="#008000" fo:letter-spacing="normal" fo:font-style="normal" fo:font-weight="normal" style:font-name-complex="Arial2"/>
    </style:style>
    <style:style style:name="T158"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9" style:family="text">
      <style:text-properties fo:font-variant="normal" fo:text-transform="none" fo:color="#008000" style:font-name="Arial2" fo:letter-spacing="normal" fo:font-style="normal" fo:font-weight="normal" style:font-name-complex="Arial2"/>
    </style:style>
    <style:style style:name="T16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color="#000000" style:font-name-complex="Arial2"/>
    </style:style>
    <style:style style:name="T162" style:family="text">
      <style:text-properties fo:color="#000000" style:font-name="Arial2" fo:font-size="10pt" style:font-size-asian="10pt" style:font-name-complex="Arial2" style:font-size-complex="10pt"/>
    </style:style>
    <style:style style:name="T16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64" style:family="text">
      <style:text-properties fo:color="#000000" style:font-name="Arial2" fo:font-size="10pt" style:text-underline-style="none" style:font-size-asian="10pt" style:font-name-complex="Arial2" style:font-size-complex="10pt"/>
    </style:style>
    <style:style style:name="T165" style:family="text">
      <style:text-properties fo:color="#000000" style:font-name="Arial2" fo:font-size="10.5pt" style:font-size-asian="10.5pt" style:font-name-complex="Arial2" style:font-size-complex="10.5pt"/>
    </style:style>
    <style:style style:name="T166" style:family="text">
      <style:text-properties fo:color="#000000" style:font-name="Arial2" style:font-name-complex="Arial2"/>
    </style:style>
    <style:style style:name="T167"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8" style:family="text">
      <style:text-properties fo:color="#000000" style:font-name="Times New Roman" fo:font-size="10pt" fo:font-style="italic" style:font-size-asian="10pt" style:font-style-asian="italic" style:font-name-complex="Arial2" style:font-size-complex="10pt" style:font-style-complex="italic"/>
    </style:style>
    <style:style style:name="T169" style:family="text">
      <style:text-properties fo:color="#008000" style:font-name="Arial2" fo:font-size="10pt" style:font-size-asian="10pt" style:font-name-complex="Arial2" style:font-size-complex="10pt"/>
    </style:style>
    <style:style style:name="T170" style:family="text">
      <style:text-properties fo:color="#008000" style:font-name="Arial2" fo:font-size="10pt" fo:font-weight="normal" style:font-size-asian="10pt" style:font-weight-asian="normal" style:font-name-complex="Arial2" style:font-size-complex="10pt" style:font-weight-complex="normal"/>
    </style:style>
    <style:style style:name="T17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72"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73" style:family="text">
      <style:text-properties fo:color="#008000" style:font-name="Arial2" fo:font-weight="normal" style:font-size-asian="10pt" style:font-weight-asian="normal" style:font-name-complex="Arial2" style:font-size-complex="10pt" style:font-weight-complex="normal"/>
    </style:style>
    <style:style style:name="T174" style:family="text">
      <style:text-properties fo:color="#008000" style:font-name-asian="Monospace" style:font-name-complex="Arial2"/>
    </style:style>
    <style:style style:name="T17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76" style:family="text">
      <style:text-properties style:font-name="Verdana" fo:font-size="10pt" style:font-size-asian="12.0500001907349pt" style:font-size-complex="13.8000001907349pt"/>
    </style:style>
    <style:style style:name="T177" style:family="text">
      <style:text-properties style:font-name="Verdana" fo:font-size="10pt" fo:font-style="normal" style:font-size-asian="12.0500001907349pt" style:font-style-asian="normal" style:font-size-complex="13.8000001907349pt" style:font-style-complex="normal"/>
    </style:style>
    <style:style style:name="T178" style:family="text">
      <style:text-properties style:font-name="Arial" fo:font-weight="bold" style:font-weight-asian="bold" style:font-weight-complex="bold"/>
    </style:style>
    <style:style style:name="T179" style:family="text">
      <style:text-properties style:font-name="Arial" fo:font-size="10pt" style:font-size-asian="10.5pt"/>
    </style:style>
    <style:style style:name="T180" style:family="text">
      <style:text-properties style:font-name="Arial" fo:font-size="10pt" fo:font-style="normal" fo:font-weight="normal" style:font-size-asian="10.5pt" style:font-weight-asian="normal" style:font-size-complex="10pt" style:font-weight-complex="normal"/>
    </style:style>
    <style:style style:name="T18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8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83" style:family="text">
      <style:text-properties fo:color="#808080" style:font-name="Arial2" fo:font-size="10pt" fo:font-weight="normal" style:font-size-asian="10pt" style:font-weight-asian="normal" style:font-name-complex="Arial2" style:font-size-complex="10pt" style:font-weight-complex="normal"/>
    </style:style>
    <style:style style:name="T184" style:family="text">
      <style:text-properties style:font-name-asian="Monospace" style:font-name-complex="Monospace"/>
    </style:style>
    <style:style style:name="T185" style:family="text">
      <style:text-properties style:font-name="Arial3" fo:font-style="italic" style:font-name-asian="Arial3" style:font-style-asian="italic" style:font-name-complex="Arial3" style:font-style-complex="italic"/>
    </style:style>
    <style:style style:name="T186" style:family="text">
      <style:text-properties style:text-position="-33% 58%" fo:font-size="5pt" fo:font-style="normal" style:font-size-asian="5pt" style:font-style-asian="normal" style:font-size-complex="5pt" style:font-style-complex="normal"/>
    </style:style>
    <style:style style:name="T187" style:family="text">
      <style:text-properties fo:language="en" fo:country="US"/>
    </style:style>
    <style:style style:name="T188" style:family="text">
      <style:text-properties fo:language="en" fo:country="US" fo:font-style="normal" style:font-style-asian="normal" style:font-style-complex="normal"/>
    </style:style>
    <style:style style:name="T189" style:family="text">
      <style:text-properties fo:language="en" fo:country="US" fo:font-weight="bold" style:font-weight-asian="bold" style:font-weight-complex="bold"/>
    </style:style>
    <style:style style:name="T190" style:family="text">
      <style:text-properties fo:language="en" fo:country="US" fo:font-weight="normal" style:font-weight-asian="normal" style:font-weight-complex="normal"/>
    </style:style>
    <style:style style:name="T191" style:family="text">
      <style:text-properties fo:language="en" fo:country="US" fo:font-style="italic" style:font-style-asian="italic" style:font-style-complex="italic"/>
    </style:style>
    <style:style style:name="T192" style:family="text"/>
    <style:style style:name="T193" style:family="text">
      <style:text-properties style:font-name="Tahoma" fo:font-size="28pt" fo:letter-spacing="0.0157in" fo:font-weight="normal" style:letter-kerning="false" style:font-size-asian="28pt" style:font-weight-asian="normal" style:font-size-complex="28pt" style:font-weight-complex="normal"/>
    </style:style>
    <style:style style:name="T194" style:family="text">
      <style:text-properties style:font-name="Arial2" fo:font-size="10pt" fo:font-style="italic" style:font-name-complex="Arial2" style:font-size-complex="10pt" style:font-style-complex="italic"/>
    </style:style>
    <style:style style:name="T195" style:family="text">
      <style:text-properties style:font-name="Arial2" fo:font-size="10pt" style:font-name-complex="Arial2" style:font-size-complex="10pt"/>
    </style:style>
    <style:style style:name="T196" style:family="text">
      <style:text-properties fo:color="#ff0000" style:font-name="Arial2" fo:font-size="14pt" fo:font-style="italic" style:font-size-asian="14pt" style:font-name-complex="Arial2" style:font-size-complex="14pt" style:font-style-complex="italic"/>
    </style:style>
    <style:style style:name="T197" style:family="text">
      <style:text-properties fo:color="#ff0000" style:font-name="Arial2" fo:font-size="14pt" style:font-size-asian="14pt" style:font-name-complex="Arial2" style:font-size-complex="14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4" svg:width="1.5213in" svg:height="0.4343in" draw:transform="rotate (-0.523598775599386) translate (6.46736111111111in -0.102083333333333in)" draw:corner-radius="0.0783in"><text:p text:style-name="P193"><text:span text:style-name="T193">DRAFT</text:span></text:p></draw:rect><draw:rect text:anchor-type="paragraph" draw:z-index="0" draw:style-name="gr1" draw:text-style-name="P193"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draw:frame text:anchor-type="paragraph" draw:z-index="12" draw:style-name="gr3" draw:text-style-name="P196" svg:width="6.3539in" svg:height="0.6795in" svg:x="0.6791in" svg:y="-0.0071in"><draw:text-box><text:p text:style-name="P196"><text:span text:style-name="T196">TEMPORARY VERSION – PUTTING IN THE LAST JSON STUFF....</text:span><text:span text:style-name="T197">.</text:span></text:p></draw:text-box></draw:frame></text:p>
      <text:p text:style-name="P34"/>
      <text:p text:style-name="P34"/>
      <text:p text:style-name="P34"/>
      <text:p text:style-name="P34"/>
      <text:p text:style-name="P34"/>
      <text:p text:style-name="P34"/>
      <text:p text:style-name="P34"/>
      <text:p text:style-name="P34"/>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5" draw:style-name="gr3" draw:text-style-name="P195" svg:width="6.3539in" svg:height="0.4122in" svg:x="0.6791in" svg:y="-0.0071in"><draw:text-box><text:p><text:span text:style-name="T194">Disclaimer</text:span><text:span text:style-name="T19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20">Table of Contents</text:p>
          </text:index-title>
          <text:h text:style-name="P158" text:outline-level="1"><text:a xlink:type="simple" xlink:href="#__RefHeading__15221_972012461" text:style-name="Internet_20_link" text:visited-style-name="Internet_20_link">1 <text:s/><text:tab/>Introduction<text:tab/>4</text:a></text:h>
          <text:h text:style-name="P158" text:outline-level="1"><text:a xlink:type="simple" xlink:href="#__RefHeading__249846_2109382754" text:style-name="Internet_20_link" text:visited-style-name="Internet_20_link">2 <text:s/><text:tab/>Core Functionality<text:tab/>4</text:a></text:h>
          <text:p text:style-name="P159"><text:a xlink:type="simple" xlink:href="#__RefHeading__15223_972012461" text:style-name="Internet_20_link" text:visited-style-name="Internet_20_link">2.1<text:tab/>Architecture<text:tab/>4</text:a></text:p>
          <text:p text:style-name="P159"><text:a xlink:type="simple" xlink:href="#__RefHeading__15225_972012461" text:style-name="Internet_20_link" text:visited-style-name="Internet_20_link">2.2<text:tab/>Provisioning API<text:tab/>4</text:a></text:p>
          <text:p text:style-name="P159"><text:a xlink:type="simple" xlink:href="#__RefHeading__15229_972012461" text:style-name="Internet_20_link" text:visited-style-name="Internet_20_link">2.3<text:tab/>User API<text:tab/>5</text:a></text:p>
          <text:p text:style-name="P159"><text:a xlink:type="simple" xlink:href="#__RefHeading__15231_972012461" text:style-name="Internet_20_link" text:visited-style-name="Internet_20_link">2.4<text:tab/>Security Model<text:tab/>5</text:a></text:p>
          <text:p text:style-name="P159"><text:a xlink:type="simple" xlink:href="#__RefHeading__15233_972012461" text:style-name="Internet_20_link" text:visited-style-name="Internet_20_link">2.5<text:tab/>Transaction Based Operation<text:tab/>5</text:a></text:p>
          <text:p text:style-name="P159"><text:a xlink:type="simple" xlink:href="#__RefHeading__32884_823033893" text:style-name="Internet_20_link" text:visited-style-name="Internet_20_link">2.6<text:tab/>Privacy Enabled Provisioning<text:tab/>6</text:a></text:p>
          <text:p text:style-name="P159"><text:a xlink:type="simple" xlink:href="#__RefHeading__16753_976989119" text:style-name="Internet_20_link" text:visited-style-name="Internet_20_link">2.7<text:tab/>Device ID<text:tab/>6</text:a></text:p>
          <text:p text:style-name="P159"><text:a xlink:type="simple" xlink:href="#__RefHeading__177013_2109382754" text:style-name="Internet_20_link" text:visited-style-name="Internet_20_link">2.8<text:tab/>Backward Compatibility<text:tab/>6</text:a></text:p>
          <text:h text:style-name="P158" text:outline-level="1"><text:a xlink:type="simple" xlink:href="#__RefHeading__15235_972012461" text:style-name="Internet_20_link" text:visited-style-name="Internet_20_link">3 <text:s/><text:tab/>Objects<text:tab/>7</text:a></text:h>
          <text:p text:style-name="P159"><text:a xlink:type="simple" xlink:href="#__RefHeading__15237_972012461" text:style-name="Internet_20_link" text:visited-style-name="Internet_20_link">3.1<text:tab/>Key Entries<text:tab/>7</text:a></text:p>
          <text:p text:style-name="P159"><text:a xlink:type="simple" xlink:href="#__RefHeading__15239_972012461" text:style-name="Internet_20_link" text:visited-style-name="Internet_20_link">3.2<text:tab/>PIN and PUK Objects<text:tab/>8</text:a></text:p>
          <text:p text:style-name="P159"><text:a xlink:type="simple" xlink:href="#__RefHeading__15241_972012461" text:style-name="Internet_20_link" text:visited-style-name="Internet_20_link">3.3<text:tab/>Provisioning Objects<text:tab/>8</text:a></text:p>
          <text:h text:style-name="P158" text:outline-level="1"><text:a xlink:type="simple" xlink:href="#__RefHeading__15243_972012461" text:style-name="Internet_20_link" text:visited-style-name="Internet_20_link">4 <text:s/><text:tab/>Algorithm Support<text:tab/>9</text:a></text:h>
          <text:p text:style-name="P159"><text:a xlink:type="simple" xlink:href="#__RefHeading__117184_1298926316" text:style-name="Internet_20_link" text:visited-style-name="Internet_20_link">4.1<text:tab/>Mandatory Algorithms<text:tab/>9</text:a></text:p>
          <text:p text:style-name="P159"><text:a xlink:type="simple" xlink:href="#__RefHeading__117186_1298926316" text:style-name="Internet_20_link" text:visited-style-name="Internet_20_link">4.2<text:tab/>Special Algorithms<text:tab/>10</text:a></text:p>
          <text:p text:style-name="P159"><text:a xlink:type="simple" xlink:href="#__RefHeading__117188_1298926316" text:style-name="Internet_20_link" text:visited-style-name="Internet_20_link">4.3<text:tab/>Optional Algorithms<text:tab/>10</text:a></text:p>
          <text:h text:style-name="P158" text:outline-level="1"><text:a xlink:type="simple" xlink:href="#__RefHeading__15245_972012461" text:style-name="Internet_20_link" text:visited-style-name="Internet_20_link">5 <text:s/><text:tab/>Protection Attributes<text:tab/>11</text:a></text:h>
          <text:p text:style-name="P159"><text:a xlink:type="simple" xlink:href="#__RefHeading__15247_972012461" text:style-name="Internet_20_link" text:visited-style-name="Internet_20_link">5.1<text:tab/>Export Protection<text:tab/>11</text:a></text:p>
          <text:p text:style-name="P159"><text:a xlink:type="simple" xlink:href="#__RefHeading__15249_972012461" text:style-name="Internet_20_link" text:visited-style-name="Internet_20_link">5.2<text:tab/>Delete Protection<text:tab/>11</text:a></text:p>
          <text:p text:style-name="P159"><text:a xlink:type="simple" xlink:href="#__RefHeading__513763_1828343271" text:style-name="Internet_20_link" text:visited-style-name="Internet_20_link">5.3<text:tab/>Biometric Protection<text:tab/>11</text:a></text:p>
          <text:p text:style-name="P159"><text:a xlink:type="simple" xlink:href="#__RefHeading__15251_972012461" text:style-name="Internet_20_link" text:visited-style-name="Internet_20_link">5.4<text:tab/>PIN Input Methods<text:tab/>12</text:a></text:p>
          <text:p text:style-name="P159"><text:a xlink:type="simple" xlink:href="#__RefHeading__15253_972012461" text:style-name="Internet_20_link" text:visited-style-name="Internet_20_link">5.5<text:tab/>PIN Patterns<text:tab/>12</text:a></text:p>
          <text:p text:style-name="P159"><text:a xlink:type="simple" xlink:href="#__RefHeading__15255_972012461" text:style-name="Internet_20_link" text:visited-style-name="Internet_20_link">5.6<text:tab/>PIN and PUK Formats<text:tab/>12</text:a></text:p>
          <text:p text:style-name="P159"><text:a xlink:type="simple" xlink:href="#__RefHeading__15257_972012461" text:style-name="Internet_20_link" text:visited-style-name="Internet_20_link">5.7<text:tab/>PIN Grouping<text:tab/>13</text:a></text:p>
          <text:p text:style-name="P159"><text:a xlink:type="simple" xlink:href="#__RefHeading__15259_972012461" text:style-name="Internet_20_link" text:visited-style-name="Internet_20_link">5.8<text:tab/>Application Usage<text:tab/>13</text:a></text:p>
          <text:h text:style-name="P158" text:outline-level="1"><text:a xlink:type="simple" xlink:href="#__RefHeading__797652_2146041088" text:style-name="Internet_20_link" text:visited-style-name="Internet_20_link">6 <text:s/><text:tab/>Session Security Mechanisms<text:tab/>14</text:a></text:h>
          <text:p text:style-name="P159"><text:a xlink:type="simple" xlink:href="#__RefHeading__15339_972012461" text:style-name="Internet_20_link" text:visited-style-name="Internet_20_link">6.1<text:tab/>Encrypted Data<text:tab/>14</text:a></text:p>
          <text:p text:style-name="P159"><text:a xlink:type="simple" xlink:href="#__RefHeading__15341_972012461" text:style-name="Internet_20_link" text:visited-style-name="Internet_20_link">6.2<text:tab/>MAC Operations<text:tab/>14</text:a></text:p>
          <text:p text:style-name="P159"><text:a xlink:type="simple" xlink:href="#__RefHeading__15343_972012461" text:style-name="Internet_20_link" text:visited-style-name="Internet_20_link">6.3<text:tab/>Attestations<text:tab/>14</text:a></text:p>
          <text:p text:style-name="P159"><text:a xlink:type="simple" xlink:href="#__RefHeading__15345_972012461" text:style-name="Internet_20_link" text:visited-style-name="Internet_20_link">6.4<text:tab/>Target Key Reference<text:tab/>14</text:a></text:p>
          <text:h text:style-name="P158" text:outline-level="1"><text:a xlink:type="simple" xlink:href="#__RefHeading__135131_2109382754" text:style-name="Internet_20_link" text:visited-style-name="Internet_20_link">7 <text:s/><text:tab/>Detailed Operation<text:tab/>15</text:a></text:h>
          <text:p text:style-name="P159"><text:a xlink:type="simple" xlink:href="#__RefHeading__15263_972012461" text:style-name="Internet_20_link" text:visited-style-name="Internet_20_link">7.1<text:tab/>Data Types<text:tab/>15</text:a></text:p>
          <text:p text:style-name="P159"><text:a xlink:type="simple" xlink:href="#__RefHeading__15267_972012461" text:style-name="Internet_20_link" text:visited-style-name="Internet_20_link">7.2<text:tab/>Return Values<text:tab/>16</text:a></text:p>
          <text:p text:style-name="P159"><text:a xlink:type="simple" xlink:href="#__RefHeading__15269_972012461" text:style-name="Internet_20_link" text:visited-style-name="Internet_20_link">7.3<text:tab/>Error Codes<text:tab/>16</text:a></text:p>
          <text:p text:style-name="P159"><text:a xlink:type="simple" xlink:href="#__RefHeading__135133_2109382754" text:style-name="Internet_20_link" text:visited-style-name="Internet_20_link">7.4<text:tab/>Method List<text:tab/>16</text:a></text:p>
          <text:p text:style-name="P160"><text:a xlink:type="simple" xlink:href="#__RefHeading__15271_972012461" text:style-name="Internet_20_link" text:visited-style-name="Internet_20_link">getDeviceInfo [1]<text:tab/>17</text:a></text:p>
          <text:p text:style-name="P160"><text:a xlink:type="simple" xlink:href="#__RefHeading__15273_972012461" text:style-name="Internet_20_link" text:visited-style-name="Internet_20_link">createProvisioningSession [2]<text:tab/>19</text:a></text:p>
          <text:p text:style-name="P160"><text:a xlink:type="simple" xlink:href="#__RefHeading__15275_972012461" text:style-name="Internet_20_link" text:visited-style-name="Internet_20_link">closeProvisioningSession [3]<text:tab/>25</text:a></text:p>
          <text:p text:style-name="P160"><text:soft-page-break/><text:a xlink:type="simple" xlink:href="#__RefHeading__15277_972012461" text:style-name="Internet_20_link" text:visited-style-name="Internet_20_link">enumerateProvisioningSessions [4]<text:tab/>26</text:a></text:p>
          <text:p text:style-name="P160"><text:a xlink:type="simple" xlink:href="#__RefHeading__15279_972012461" text:style-name="Internet_20_link" text:visited-style-name="Internet_20_link">abortProvisioningSession [5]<text:tab/>27</text:a></text:p>
          <text:p text:style-name="P160"><text:a xlink:type="simple" xlink:href="#__RefHeading__15281_972012461" text:style-name="Internet_20_link" text:visited-style-name="Internet_20_link">signProvisioningSessionData [6]<text:tab/>28</text:a></text:p>
          <text:p text:style-name="P160"><text:a xlink:type="simple" xlink:href="#__RefHeading__16586_1418814329" text:style-name="Internet_20_link" text:visited-style-name="Internet_20_link">updateKeyManagementKey [7]<text:tab/>29</text:a></text:p>
          <text:p text:style-name="P160"><text:a xlink:type="simple" xlink:href="#__RefHeading__15283_972012461" text:style-name="Internet_20_link" text:visited-style-name="Internet_20_link">createPUKPolicy [8]<text:tab/>30</text:a></text:p>
          <text:p text:style-name="P160"><text:a xlink:type="simple" xlink:href="#__RefHeading__15285_972012461" text:style-name="Internet_20_link" text:visited-style-name="Internet_20_link">createPINPolicy [9]<text:tab/>31</text:a></text:p>
          <text:p text:style-name="P160"><text:a xlink:type="simple" xlink:href="#__RefHeading__15287_972012461" text:style-name="Internet_20_link" text:visited-style-name="Internet_20_link">createKeyEntry [10]<text:tab/>32</text:a></text:p>
          <text:p text:style-name="P160"><text:a xlink:type="simple" xlink:href="#__RefHeading__15289_972012461" text:style-name="Internet_20_link" text:visited-style-name="Internet_20_link">getKeyHandle [11]<text:tab/>36</text:a></text:p>
          <text:p text:style-name="P160"><text:a xlink:type="simple" xlink:href="#__RefHeading__15291_972012461" text:style-name="Internet_20_link" text:visited-style-name="Internet_20_link">setCertificatePath [12]<text:tab/>37</text:a></text:p>
          <text:p text:style-name="P160"><text:a xlink:type="simple" xlink:href="#__RefHeading__15293_972012461" text:style-name="Internet_20_link" text:visited-style-name="Internet_20_link">importSymmetricKey [13]<text:tab/>39</text:a></text:p>
          <text:p text:style-name="P160"><text:a xlink:type="simple" xlink:href="#__RefHeading__721490_1828343271" text:style-name="Internet_20_link" text:visited-style-name="Internet_20_link">importPrivateKey [14]<text:tab/>41</text:a></text:p>
          <text:p text:style-name="P160"><text:a xlink:type="simple" xlink:href="#__RefHeading__15295_972012461" text:style-name="Internet_20_link" text:visited-style-name="Internet_20_link">addExtension [15]<text:tab/>42</text:a></text:p>
          <text:p text:style-name="P160"><text:a xlink:type="simple" xlink:href="#__RefHeading__15299_972012461" text:style-name="Internet_20_link" text:visited-style-name="Internet_20_link">postDeleteKey [50]<text:tab/>45</text:a></text:p>
          <text:p text:style-name="P160"><text:a xlink:type="simple" xlink:href="#__RefHeading__15301_972012461" text:style-name="Internet_20_link" text:visited-style-name="Internet_20_link">postUnlockKey [51]<text:tab/>47</text:a></text:p>
          <text:p text:style-name="P160"><text:a xlink:type="simple" xlink:href="#__RefHeading__15303_972012461" text:style-name="Internet_20_link" text:visited-style-name="Internet_20_link">postUpdateKey [52]<text:tab/>48</text:a></text:p>
          <text:p text:style-name="P160"><text:a xlink:type="simple" xlink:href="#__RefHeading__15305_972012461" text:style-name="Internet_20_link" text:visited-style-name="Internet_20_link">postCloneKeyProtection [53]<text:tab/>49</text:a></text:p>
          <text:p text:style-name="P160"><text:a xlink:type="simple" xlink:href="#__RefHeading__15307_972012461" text:style-name="Internet_20_link" text:visited-style-name="Internet_20_link">enumerateKeys [70]<text:tab/>50</text:a></text:p>
          <text:p text:style-name="P160"><text:a xlink:type="simple" xlink:href="#__RefHeading__15309_972012461" text:style-name="Internet_20_link" text:visited-style-name="Internet_20_link">getKeyAttributes [71]<text:tab/>51</text:a></text:p>
          <text:p text:style-name="P160"><text:a xlink:type="simple" xlink:href="#__RefHeading__15311_972012461" text:style-name="Internet_20_link" text:visited-style-name="Internet_20_link">getKeyProtectionInfo [72]<text:tab/>52</text:a></text:p>
          <text:p text:style-name="P160"><text:a xlink:type="simple" xlink:href="#__RefHeading__15313_972012461" text:style-name="Internet_20_link" text:visited-style-name="Internet_20_link">getExtension [73]<text:tab/>54</text:a></text:p>
          <text:p text:style-name="P160"><text:a xlink:type="simple" xlink:href="#__RefHeading__15315_972012461" text:style-name="Internet_20_link" text:visited-style-name="Internet_20_link">setProperty [74]<text:tab/>55</text:a></text:p>
          <text:p text:style-name="P160"><text:a xlink:type="simple" xlink:href="#__RefHeading__15317_972012461" text:style-name="Internet_20_link" text:visited-style-name="Internet_20_link">deleteKey [80]<text:tab/>56</text:a></text:p>
          <text:p text:style-name="P160"><text:a xlink:type="simple" xlink:href="#__RefHeading__15319_972012461" text:style-name="Internet_20_link" text:visited-style-name="Internet_20_link">exportKey [81]<text:tab/>57</text:a></text:p>
          <text:p text:style-name="P160"><text:a xlink:type="simple" xlink:href="#__RefHeading__15321_972012461" text:style-name="Internet_20_link" text:visited-style-name="Internet_20_link">unlockKey [82]<text:tab/>58</text:a></text:p>
          <text:p text:style-name="P160"><text:a xlink:type="simple" xlink:href="#__RefHeading__15323_972012461" text:style-name="Internet_20_link" text:visited-style-name="Internet_20_link">changePIN [83]<text:tab/>59</text:a></text:p>
          <text:p text:style-name="P160"><text:a xlink:type="simple" xlink:href="#__RefHeading__15325_972012461" text:style-name="Internet_20_link" text:visited-style-name="Internet_20_link">setPIN [84]<text:tab/>60</text:a></text:p>
          <text:p text:style-name="P160"><text:a xlink:type="simple" xlink:href="#__RefHeading__685210_1828343271" text:style-name="Internet_20_link" text:visited-style-name="Internet_20_link">updateFirmware [90]<text:tab/>61</text:a></text:p>
          <text:p text:style-name="P160"><text:a xlink:type="simple" xlink:href="#__RefHeading__15327_972012461" text:style-name="Internet_20_link" text:visited-style-name="Internet_20_link">signHashedData [100]<text:tab/>62</text:a></text:p>
          <text:p text:style-name="P160"><text:a xlink:type="simple" xlink:href="#__RefHeading__15329_972012461" text:style-name="Internet_20_link" text:visited-style-name="Internet_20_link">asymmetricKeyDecrypt [101]<text:tab/>63</text:a></text:p>
          <text:p text:style-name="P160"><text:a xlink:type="simple" xlink:href="#__RefHeading__15331_972012461" text:style-name="Internet_20_link" text:visited-style-name="Internet_20_link">keyAgreement [102]<text:tab/>64</text:a></text:p>
          <text:p text:style-name="P160"><text:a xlink:type="simple" xlink:href="#__RefHeading__15333_972012461" text:style-name="Internet_20_link" text:visited-style-name="Internet_20_link">performHMAC [103]<text:tab/>65</text:a></text:p>
          <text:p text:style-name="P160"><text:a xlink:type="simple" xlink:href="#__RefHeading__15335_972012461" text:style-name="Internet_20_link" text:visited-style-name="Internet_20_link">symmetricKeyEncrypt [104]<text:tab/>66</text:a></text:p>
          <text:p text:style-name="P161"><text:a xlink:type="simple" xlink:href="#__RefHeading__207023_2146041088" text:style-name="Internet_20_link" text:visited-style-name="Internet_20_link">Appendix A. <text:tab/>KeyGen2 Proxy<text:tab/>67</text:a></text:p>
          <text:p text:style-name="P161"><text:a xlink:type="simple" xlink:href="#__RefHeading__15347_972012461" text:style-name="Internet_20_link" text:visited-style-name="Internet_20_link">Appendix B. <text:tab/>Sample Session<text:tab/>68</text:a></text:p>
          <text:p text:style-name="P161"><text:a xlink:type="simple" xlink:href="#__RefHeading__15349_972012461" text:style-name="Internet_20_link" text:visited-style-name="Internet_20_link">Appendix C. <text:tab/>Reference Implementation<text:tab/>68</text:a></text:p>
          <text:p text:style-name="P161"><text:a xlink:type="simple" xlink:href="#__RefHeading__15351_972012461" text:style-name="Internet_20_link" text:visited-style-name="Internet_20_link">Appendix D. <text:tab/>Remote Key Lookup<text:tab/>69</text:a></text:p>
          <text:p text:style-name="P161"><text:a xlink:type="simple" xlink:href="#__RefHeading__15353_972012461" text:style-name="Internet_20_link" text:visited-style-name="Internet_20_link">Appendix E. <text:tab/>Security Considerations<text:tab/>70</text:a></text:p>
          <text:p text:style-name="P161"><text:a xlink:type="simple" xlink:href="#__RefHeading__15355_972012461" text:style-name="Internet_20_link" text:visited-style-name="Internet_20_link">Appendix F. <text:tab/>Intellectual Property Rights<text:tab/>70</text:a></text:p>
          <text:p text:style-name="P161"><text:a xlink:type="simple" xlink:href="#__RefHeading__15357_972012461" text:style-name="Internet_20_link" text:visited-style-name="Internet_20_link">Appendix G. <text:tab/>References<text:tab/>71</text:a></text:p>
          <text:p text:style-name="P161"><text:a xlink:type="simple" xlink:href="#__RefHeading__15359_972012461" text:style-name="Internet_20_link" text:visited-style-name="Internet_20_link">Appendix H. <text:tab/>Acknowledgments<text:tab/>73</text:a></text:p>
          <text:p text:style-name="P161"><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85">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6">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2">recommended</text:span>, particularly for SKSes that are featured in “connected” containers such as smart cards since smart card middleware has proved to be a major stumbling block for wide-spread adoption of PKI cards for consumers. </text:p>
      <text:p text:style-name="P37">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7">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7">If another User API is used the only requirement is that the key objects created by the provisioning API, are compatible with the former.</text:p>
      <text:p text:style-name="P37"/>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6">Many smart card schemes depend on roles like SO (Security Officer) which squarely matches scenarios where users are associated with a </text:span><text:span text:style-name="T2">multitude of independent service providers</text:span><text:span text:style-name="T96">. <text:s/>By building on an E2ES (End To End Security) model, the </text:span><text:span text:style-name="T2">technical</text:span><text:span text:style-name="T96"> part of the SO role, exclusively becomes an affair between the SKS and the </text:span><text:span text:style-name="T2">remote</text:span><text:span text:style-name="T96"> issuers, </text:span><text:span text:style-name="T2">where each issuer is confined to their own virtual cards and SO policies</text:span><text:span text:style-name="T96">.</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8">Ideally an SKS container should be able dealing with power-failures regardless when they occur.</text:p>
      <text:h text:style-name="P189"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81">Due to the fact that the “Standard” mode potentially affects the user's privacy, it is </text:span><text:span text:style-name="T182">recommended</text:span><text:span text:style-name="T181">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8">"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4">“On the Internet anybody can be an operator of something”<text:line-break/></text:p>
      <text:p text:style-name="P43">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48"/>
      <text:p text:style-name="P48"/>
      <text:h text:style-name="P166" text:outline-level="1"><text:bookmark text:name="__RefHeading__15235_972012461"/>Objects<text:bookmark-end text:name="__RefHeading__15235_972012461"/></text:h>
      <text:p text:style-name="P37">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7">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7"/>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96"> symmetric key defined by calling </text:span><text:span text:style-name="CrossRef"><text:span text:style-name="T96"><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102"> extension objects defined by calling </text:span><text:span text:style-name="CrossRef"><text:span text:style-name="T96"><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2"/>
      <text:p text:style-name="Text_20_body"><text:span text:style-name="T96">Note that key management operations always involve an entire key entry; </text:span><text:span text:style-name="T2">individual elements cannot be managed</text:span><text:span text:style-name="T96">.</text:span></text:p>
      <text:h text:style-name="P189"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7">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16">For an example how </text:span></text:span><text:span text:style-name="CrossRef"><text:reference-ref text:reference-format="text" text:ref-name="keygen2">KeyGen2</text:reference-ref></text:span><text:span text:style-name="CrossRef"><text:span text:style-name="T16"> deals with this structure, see </text:span></text:span><text:span text:style-name="CrossRef"><text:reference-ref text:reference-format="text" text:ref-name="keyinitreq">KeyCreationRequest</text:reference-ref></text:span><text:span text:style-name="CrossRef"><text:span text:style-name="T16">.</text:span></text:span></text:p>
      <text:p text:style-name="Text_20_body"><text:span text:style-name="CrossRef"><text:span text:style-name="T16">Note that the set of keys bound to a particular PIN policy object “owns” the PIN policy object which means that when the </text:span></text:span><text:span text:style-name="CrossRef"><text:span text:style-name="T20">last</text:span></text:span><text:span text:style-name="CrossRef"><text:span text:style-name="T16"> key of such a set has been deleted, the PIN policy object itself </text:span></text:span><text:span text:style-name="CrossRef"><text:span text:style-name="T15">must</text:span></text:span><text:span text:style-name="CrossRef"><text:span text:style-name="T16"> be </text:span></text:span><text:span text:style-name="CrossRef"><text:span text:style-name="T20">automatically</text:span></text:span><text:span text:style-name="CrossRef"><text:span text:style-name="T16"> deleted (by </text:span></text:span><text:span text:style-name="CrossRef"><text:reference-ref text:reference-format="text" text:ref-name="pp.delkey">postDeleteKey</text:reference-ref></text:span><text:span text:style-name="CrossRef"><text:span text:style-name="T16"> and </text:span></text:span><text:span text:style-name="CrossRef"><text:reference-ref text:reference-format="text" text:ref-name="deletekey">deleteKey</text:reference-ref></text:span><text:span text:style-name="CrossRef"><text:span text:style-name="T16">). <text:s/>The very same principle is also valid for PUK policy objects. <text:s/>Due to this there are no specific PIN or PUK delete methods.</text:span></text:span></text:p>
      <text:p text:style-name="Text_20_body">An <text:span text:style-name="T2">embedded</text:span> SKS <text:span text:style-name="T52">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0"/>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2">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77">If a </text:span><text:span text:style-name="CrossRef"><text:span text:style-name="T77"><text:reference-ref text:reference-format="text" text:ref-name="key.mgr.key">KeyManagementKey</text:reference-ref></text:span></text:span><text:span text:style-name="T77"> is deployed during provisioning object creation (establishing a </text:span><text:span text:style-name="CrossRef"><text:span text:style-name="T77"><text:reference-ref text:reference-format="text" text:ref-name="DSDP">VSD</text:reference-ref></text:span></text:span><text:span text:style-name="T77">), </text:span><text:span text:style-name="T83">post-provisioning operations</text:span><text:span text:style-name="T77"> can also be performed. <text:s/>See</text:span><text:span text:style-name="CrossRef"><text:span text:style-name="T18"> </text:span></text:span><text:span text:style-name="CrossRef"><text:span text:style-name="T77"><text:reference-ref text:reference-format="text" text:ref-name="pp.delkey">postDeleteKey</text:reference-ref></text:span></text:span><text:span text:style-name="CrossRef"><text:span text:style-name="T18">, </text:span></text:span><text:span text:style-name="CrossRef"><text:span text:style-name="T77"><text:reference-ref text:reference-format="text" text:ref-name="pp.unlockkey">postUnlockKey</text:reference-ref></text:span></text:span><text:span text:style-name="CrossRef"><text:span text:style-name="T18">, </text:span></text:span><text:span text:style-name="CrossRef"><text:span text:style-name="T77"><text:reference-ref text:reference-format="text" text:ref-name="pp.uodate">postUpdateKey</text:reference-ref></text:span></text:span><text:span text:style-name="CrossRef"><text:span text:style-name="T18">, and </text:span></text:span><text:span text:style-name="CrossRef"><text:span text:style-name="T77"><text:reference-ref text:reference-format="text" text:ref-name="pp_clonekeyprot">postCloneKeyProtection</text:reference-ref></text:span></text:span><text:span text:style-name="CrossRef"><text:span text:style-name="T18">. <text:s/>Also see </text:span></text:span><text:span text:style-name="CrossRef"><text:span text:style-name="T77"><text:reference-ref text:reference-format="text" text:ref-name="update.kmk">updateKeyManagementKey</text:reference-ref></text:span></text:span>.</text:p>
      <text:h text:style-name="P166"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2">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7">See </text:span><text:span text:style-name="CrossRef"><text:span text:style-name="T68"><text:reference-ref text:reference-format="text" text:ref-name="xml.encrypt">XML Encryption</text:reference-ref></text:span></text:span>. <text:s/>Note that IV <text:span text:style-name="T53">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57">See </text:span><text:span text:style-name="CrossRef"><text:span text:style-name="T57"><text:reference-ref text:reference-format="text" text:ref-name="fips.197">FIPS 197</text:reference-ref></text:span></text:span>. <text:s text:c="2"/><text:span text:style-name="T57">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57">See </text:span><text:span text:style-name="CrossRef"><text:span text:style-name="T176"><text:reference-ref text:reference-format="text" text:ref-name="RFC3447">RFC 3447</text:reference-ref></text:span></text:span></text:p>
            <text:p text:style-name="P155"><text:span text:style-name="CrossRef"><text:span text:style-name="T11">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8"><text:span text:style-name="T39">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8">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8">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8">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8">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6"><text:span text:style-name="T2">Implicit exponent:</text:span> 65537</text:p>
          </table:table-cell>
        </table:table-row>
        <table:table-row table:style-name="Table34.2">
          <table:table-cell table:style-name="Table34.A4" office:value-type="string">
            <text:p text:style-name="P98">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8">http://xmlns.webpki.org/sks/algorithm#ec.p256</text:p>
          </table:table-cell>
          <table:table-cell table:style-name="Table34.A4" office:value-type="string">
            <text:p text:style-name="Standard"><text:reference-mark-start text:name="elliptic.curves"/><text:span text:style-name="T57">Elliptic Curve</text:span><text:reference-mark-end text:name="elliptic.curves"/><text:span text:style-name="T57"> </text:span>“P-256”</text:p>
          </table:table-cell>
          <table:table-cell table:style-name="Table34.B4" office:value-type="string">
            <text:p text:style-name="P106">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9"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8">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8">http://xmlns.webpki.org/sks/algorithm#key.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96">See </text:span><text:span text:style-name="CrossRef"><text:span text:style-name="T96"><text:reference-ref text:reference-format="text" text:ref-name="createKeyPair">createKeyEntry</text:reference-ref></text:span></text:span><text:span text:style-name="T96"> and </text:span><text:span text:style-name="CrossRef"><text:span text:style-name="T96"><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9">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8">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8">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6"><text:span text:style-name="T2">Implicit exponent:</text:span> 65537</text:p>
          </table:table-cell>
        </table:table-row>
        <table:table-row table:style-name="Table122.2">
          <table:table-cell table:style-name="Table122.A9" office:value-type="string">
            <text:p text:style-name="P98">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1">Variable exponent</text:p>
            <text:p text:style-name="P101"/>
            <text:p text:style-name="P11"><text:span text:style-name="T96">See </text:span><text:span text:style-name="CrossRef"><text:span text:style-name="T96"><text:reference-ref text:reference-format="text" text:ref-name="key.param">KeyParameters</text:reference-ref></text:span></text:span></text:p>
          </table:table-cell>
        </table:table-row>
        <table:table-row table:style-name="Table122.2">
          <table:table-cell table:style-name="Table122.A9" office:value-type="string">
            <text:p text:style-name="P98">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8">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8">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ec.p192</text:p>
          </table:table-cell>
          <table:table-cell table:style-name="Table122.A9" office:value-type="string">
            <text:p text:style-name="Standard"><text:span text:style-name="T57">Elliptic Curve </text:span>“P-192” </text:p>
          </table:table-cell>
          <table:table-cell table:style-name="Table122.C9" table:number-rows-spanned="3" office:value-type="string">
            <text:p text:style-name="P106">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8">http://xmlns.webpki.org/sks/algorithm#ec.p384</text:p>
          </table:table-cell>
          <table:table-cell table:style-name="Table122.A9" office:value-type="string">
            <text:p text:style-name="Standard"><text:span text:style-name="T57">Elliptic Curve </text:span>“P-384” </text:p>
          </table:table-cell>
          <table:covered-table-cell/>
        </table:table-row>
        <table:table-row table:style-name="Table122.2">
          <table:table-cell table:style-name="Table122.A9" office:value-type="string">
            <text:p text:style-name="P98">http://xmlns.webpki.org/sks/algorithm#ec.p521</text:p>
          </table:table-cell>
          <table:table-cell table:style-name="Table122.A9" office:value-type="string">
            <text:p text:style-name="Standard"><text:span text:style-name="T57">Elliptic Curve </text:span>“P-521” </text:p>
          </table:table-cell>
          <table:covered-table-cell/>
        </table:table-row>
      </table:table>
      <text:p text:style-name="Standard"/>
      <text:h text:style-name="P167"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6"><text:reference-ref text:reference-format="text" text:ref-name="key.mgr.key">KeyManagementKey</text:reference-ref></text:span></text:span>, <text:span text:style-name="CrossRef"><text:span text:style-name="T96"><text:reference-ref text:reference-format="text" text:ref-name="dev.pin.prot">DevicePINProtection</text:reference-ref></text:span></text:span>, and <text:span text:style-name="CrossRef"><text:span text:style-name="T96"><text:reference-ref text:reference-format="text" text:ref-name="enablepincaching">EnablePINCaching</text:reference-ref></text:span></text:span>.</text:p>
      <text:p text:style-name="Text_20_body">During provisioning of <text:span text:style-name="T2">user defined PINs</text:span>, the provisioning middleware <text:span text:style-name="T52">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2">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3">may</text:span> also be constrained with respect to algorithm usage. <text:s/>See <text:span text:style-name="CrossRef"><text:span text:style-name="T96"><text:reference-ref text:reference-format="text" text:ref-name="endorsedalg">EndorsedAlgorithm</text:reference-ref></text:span></text:span><text:span text:style-name="CrossRef"><text:span text:style-name="T96">s</text:span></text:span>.</text:p>
      <text:p text:style-name="P59"/>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5">The following table illustrates the use of the </text:span><text:span text:style-name="CrossRef"><text:reference-ref text:reference-format="text" text:ref-name="exportpolicy">ExportProtection</text:reference-ref></text:span><text:span text:style-name="T105">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2">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2">must not</text:span> be deleted</text:p>
          </table:table-cell>
        </table:table-row>
      </table:table>
      <text:p text:style-name="P40"/>
      <text:p text:style-name="P48"><text:span text:style-name="T85">Also see </text:span><text:span text:style-name="CrossRef"><text:reference-ref text:reference-format="text" text:ref-name="deletekey">deleteKey</text:reference-ref></text:span><text:span text:style-name="T85">.</text:span></text:p>
      <text:p text:style-name="P97"/>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3">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7" text:outline-level="2" text:is-list-header="true"/>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8"><text:span text:style-name="T5">The biometric protection option is only intended to be applied to </text:span><text:span text:style-name="CrossRef"><text:span text:style-name="T176"><text:reference-ref text:reference-format="text" text:ref-name="user.api">User API</text:reference-ref></text:span></text:span><text:span text:style-name="T5"> methods like </text:span><text:span text:style-name="CrossRef"><text:span text:style-name="T176"><text:reference-ref text:reference-format="text" text:ref-name="signdata">signHashedData</text:reference-ref></text:span></text:span><text:span text:style-name="T5">.</text:span></text:p>
      <text:p text:style-name="P48"/>
      <text:h text:style-name="P18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2">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2">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2">should</text:span> only be used through a trusted GUI that does the actual PIN request and API invocation</text:p>
          </table:table-cell>
        </table:table-row>
      </table:table>
      <text:p text:style-name="P40"/>
      <text:p text:style-name="P41">Note that this policy attribute requires that the middleware is “cooperative” to be enforced.</text:p>
      <text:p text:style-name="P41"/>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2">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7">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7">must</text:span> be <text:span text:style-name="T24">alphanumeric</text:span> or <text:span text:style-name="T24">string</text:span> and contain a mix of <text:span text:style-name="T2">letters</text:span> and <text:span text:style-name="T2">digits</text:span>. <text:s/>The <text:span text:style-name="T24">string</text:span> format also requires <text:span text:style-name="T2">lowercase</text:span> letters and <text:span text:style-name="T2">non-alphanumeric</text:span> characters.<text:line-break/><text:span text:style-name="T56">See </text:span><text:span text:style-name="CrossRef"><text:reference-ref text:reference-format="text" text:ref-name="pinpukformat">PIN and PUK Formats</text:reference-ref></text:span></text:p>
          </table:table-cell>
        </table:table-row>
      </table:table>
      <text:p text:style-name="P40"/>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7"> </text:span><text:span text:style-name="CrossRef"><text:reference-ref text:reference-format="text" text:ref-name="pinpukformat">PIN and PUK Formats</text:reference-ref></text:span>).</text:p>
      <text:p text:style-name="P40">For organizations having very strict or unusual requirements on PIN patterns, it is <text:span text:style-name="T52">recommended</text:span> letting the user define PINs during enrollment in a web application and then deploy issuer-set PIN codes during provisioning.</text:p>
      <text:p text:style-name="P40"/>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2">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0"/>
      <text:p text:style-name="P27">Note that format specifiers only deal with how PINs and PUKs are treated in GUIs; internally and in the SKS API, key protection data <text:span text:style-name="T97">must</text:span> always be handled as <text:span text:style-name="T2">decoded</text:span> strings of bytes. <text:s/>A conforming SKS <text:span text:style-name="T52">must</text:span> perform syntax validation during <text:span text:style-name="CrossRef"><text:reference-ref text:reference-format="text" text:ref-name="createKeyPair">createKeyEntry</text:reference-ref></text:span> on <text:span text:style-name="T24">numeric</text:span> and <text:span text:style-name="T24">alphanumeric</text:span> PIN data.<text:span text:style-name="T96"> <text:s/></text:span><text:span text:style-name="T85">Length of the clear-text binary value </text:span><text:span text:style-name="T88">must not</text:span><text:span text:style-name="T85"> exceed 128 bytes. <text:s/></text:span>See <text:span text:style-name="T24">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0"/>
      <text:p text:style-name="P37">Note that keys having a <text:span text:style-name="T24">shared</text:span> PIN groping attribute <text:span text:style-name="T52">must</text:span> be treated as having a single virtual PIN error counter, while <text:span text:style-name="T24">signature+standard</text:span> implies two separate error counters. <text:s/>“Synchronized” means that a PIN <text:span text:style-name="T2">value</text:span> or <text:span text:style-name="T2">status</text:span> change <text:span text:style-name="T52">must</text:span> propagate to all keys sharing the PIN.</text:p>
      <text:p text:style-name="P37"/>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6">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7">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7">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101">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0"/>
      <text:p text:style-name="P40">Enforcement of <text:span text:style-name="CrossRef"><text:reference-ref text:reference-format="text" text:ref-name="keyusage.attr">AppUsage</text:reference-ref></text:span> is up to each <text:span text:style-name="T2">application</text:span> to perform.</text:p>
      <text:p text:style-name="P40">Note that <text:span text:style-name="CrossRef"><text:reference-ref text:reference-format="text" text:ref-name="keyusage.attr">AppUsage</text:reference-ref></text:span> <text:span text:style-name="T98">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0">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5">However, an equally important target for </text:span><text:span text:style-name="CrossRef"><text:reference-ref text:reference-format="text" text:ref-name="keyusage.attr">AppUsage</text:reference-ref></text:span><text:span text:style-name="T105"> is that in conjunction with </text:span><text:span text:style-name="CrossRef"><text:span text:style-name="T107"><text:reference-ref text:reference-format="text" text:ref-name="pingrouping">PIN Grouping</text:reference-ref></text:span></text:span><text:span text:style-name="T105"> provide the means for aiding users in PIN input GUIs in the case an issuer requires separate PINs for different keys and applications.</text:span></text:p>
      <text:p text:style-name="Standard"><text:span text:style-name="T105">The following matrix shows the </text:span><text:span text:style-name="T53">recommended</text:span><text:span text:style-name="T105"> interpretation of PIN GUI “hints”:</text:span></text:p>
      <text:p text:style-name="P108"/>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6"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6"><text:reference-ref text:reference-format="text" text:ref-name="sess.key.op">SessionKeyLimit</text:reference-ref></text:span></text:span><text:span text:style-name="T76"> and </text:span><text:span text:style-name="CrossRef"><text:span text:style-name="T96"><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8"><text:tab/>EncryptionKey</text:span> = <text:span text:style-name="CrossRef"><text:span text:style-name="T96"><text:reference-ref text:reference-format="text" text:ref-name="HMAC_SHA256">HMAC-SHA256</text:reference-ref></text:span></text:span> (<text:span text:style-name="CrossRef"><text:reference-ref text:reference-format="text" text:ref-name="sess.key">SessionKey</text:reference-ref></text:span>, <text:span text:style-name="T108">"EncryptionKey"</text:span>)</text:p>
      <text:p text:style-name="Text_20_body"><text:span text:style-name="T108">EncryptionKey</text:span> <text:span text:style-name="T52">must</text:span> only be used with the <text:span text:style-name="CrossRef"><text:reference-ref text:reference-format="text" text:ref-name="AES256-CBC">AES256-CBC</text:reference-ref></text:span> algorithm. <text:s/>Note that the IV (Initialization Vector) <text:span text:style-name="T52">must</text:span> always be <text:span text:style-name="T2">prepended</text:span> to the encrypted data as in <text:span text:style-name="CrossRef"><text:span text:style-name="T96"><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8"><text:tab/>MAC</text:span> = <text:span text:style-name="CrossRef"><text:span text:style-name="T96"><text:reference-ref text:reference-format="text" text:ref-name="HMAC_SHA256">HMAC-SHA256</text:reference-ref></text:span></text:span> (<text:span text:style-name="CrossRef"><text:reference-ref text:reference-format="text" text:ref-name="sess.key">SessionKey</text:reference-ref></text:span><text:span text:style-name="T56"> || </text:span><text:span text:style-name="T81">MethodName</text:span><text:span text:style-name="T56"> || </text:span><text:span text:style-name="CrossRef"><text:reference-ref text:reference-format="text" text:ref-name="mac.seq.cnt">MACSequenceCounter</text:reference-ref></text:span><text:span text:style-name="T56">, </text:span><text:span text:style-name="T81">Data</text:span><text:span text:style-name="T56">)</text:span></text:p>
      <text:p text:style-name="Text_20_body"><text:span text:style-name="T81">MethodName</text:span><text:span text:style-name="T56"> is the string literal of the target method like </text:span><text:span text:style-name="T108">"closeProvisioningSession"</text:span><text:span text:style-name="T56">, while </text:span><text:span text:style-name="T81">Data</text:span><text:span text:style-name="T76"> represents the arguments as specified for the actual method. <text:s/>Note that </text:span><text:span text:style-name="T81">individual elements</text:span><text:span text:style-name="T76"> featured in </text:span><text:span text:style-name="T81">Data</text:span><text:span text:style-name="T76"> </text:span><text:span text:style-name="T79">must</text:span><text:span text:style-name="T76"> use the representation described in </text:span><text:span text:style-name="CrossRef"><text:span text:style-name="T96"><text:reference-ref text:reference-format="text" text:ref-name="datatypes">Data Types</text:reference-ref></text:span></text:span><text:span text:style-name="T76">, that is, </text:span><text:span text:style-name="T81">include</text:span><text:span text:style-name="T76"> applicable length-indicators.</text:span></text:p>
      <text:p text:style-name="Text_20_body"><text:span text:style-name="T76">After each MAC operation, </text:span><text:span text:style-name="CrossRef"><text:span text:style-name="T96"><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59"/>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8">"DeviceAttestation"</text:span>.</text:p>
      <text:p text:style-name="Text_20_body"/>
      <text:h text:style-name="P18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1">the </text:span><text:span text:style-name="CrossRef"><text:span text:style-name="T96"><text:reference-ref text:reference-format="text" text:ref-name="key.mgr.key">KeyManagementKey</text:reference-ref></text:span></text:span><text:span text:style-name="T61"> associated with the “owning” provisioning object of the target key (see </text:span><text:span text:style-name="CrossRef"><text:span text:style-name="T96"><text:reference-ref text:reference-format="text" text:ref-name="provisioning.objects">Provisioning Objects</text:reference-ref></text:span></text:span><text:span text:style-name="T61">) according to the following:</text:span></text:p>
      <text:p text:style-name="P81"><text:span text:style-name="T113"><text:tab/>Authorization</text:span><text:span text:style-name="T85"> = </text:span><text:span text:style-name="T2">Sign</text:span> (<text:span text:style-name="CrossRef"><text:span text:style-name="T96"><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T108">"</text:span><text:span text:style-name="T113">TargetKeyReference"</text:span><text:span text:style-name="T60"> || </text:span><text:span text:style-name="CrossRef"><text:span text:style-name="T96"><text:reference-ref text:reference-format="text" text:ref-name="HMAC_SHA256">HMAC-SHA256</text:reference-ref></text:span></text:span> (<text:span text:style-name="CrossRef"><text:span text:style-name="T96"><text:reference-ref text:reference-format="text" text:ref-name="sess.key">SessionKey</text:reference-ref></text:span></text:span><text:span text:style-name="CrossRef"><text:span text:style-name="T186"> </text:span></text:span><text:span text:style-name="CrossRef"><text:span text:style-name="T34">current</text:span></text:span><text:span text:style-name="T81"> || </text:span><text:span text:style-name="CrossRef"><text:span text:style-name="T96"><text:reference-ref text:reference-format="text" text:ref-name="device.id">Device ID</text:reference-ref></text:span></text:span>, </text:p>
      <text:p text:style-name="P82"><text:span text:style-name="CrossRef"><text:span text:style-name="T96"><text:tab/><text:tab/><text:tab/><text:tab/></text:span></text:span><text:span text:style-name="CrossRef"><text:span text:style-name="T96"><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30412381" text:style-name="L1">
        <text:list-item>
          <text:p text:style-name="P168"><text:span text:style-name="T60">Sign</text:span><text:span text:style-name="T61"> </text:span><text:span text:style-name="T63">must</text:span><text:span text:style-name="T61"> use an </text:span><text:span text:style-name="CrossRef"><text:span text:style-name="T96"><text:reference-ref text:reference-format="text" text:ref-name="pkcs1">PKCS #1</text:reference-ref></text:span></text:span><text:span text:style-name="T61"> RSASSA signature for RSA keys and </text:span><text:span text:style-name="CrossRef"><text:span text:style-name="T96"><text:reference-ref text:reference-format="text" text:ref-name="ECDSA">ECDSA</text:reference-ref></text:span></text:span><text:span text:style-name="T61"> for EC keys with the </text:span><text:span text:style-name="T60">private key</text:span><text:span text:style-name="T61"> associated with </text:span><text:span text:style-name="T113">KeyManagementKey</text:span><text:span text:style-name="T61">, and utilizing </text:span><text:span text:style-name="CrossRef"><text:span text:style-name="T96"><text:reference-ref text:reference-format="text" text:ref-name="SHA256">SHA256</text:reference-ref></text:span></text:span><text:span text:style-name="T61"> as hash function</text:span></text:p>
        </text:list-item>
        <text:list-item>
          <text:p text:style-name="P168">An SKS <text:span text:style-name="T63">must</text:span><text:span text:style-name="T61"> verify that the signature validates with respect to the </text:span><text:span text:style-name="T60">public key</text:span><text:span text:style-name="T61"> (</text:span><text:span text:style-name="T113">KeyManagementKey</text:span><text:span text:style-name="T61">) as well as checking that </text:span><text:span text:style-name="CrossRef"><text:span text:style-name="T96"><text:reference-ref text:reference-format="text" text:ref-name="eecert">End-Entity Certificate</text:reference-ref></text:span></text:span><text:span text:style-name="T61"> matches </text:span><text:span text:style-name="T113">TargetKeyHandle</text:span></text:p>
        </text:list-item>
        <text:list-item>
          <text:p text:style-name="P168"><text:span text:style-name="T61">If a </text:span><text:span text:style-name="CrossRef"><text:span text:style-name="T96"><text:reference-ref text:reference-format="text" text:ref-name="key.mgr.key">KeyManagementKey</text:reference-ref></text:span></text:span><text:span text:style-name="T61"> is not present in the target key's provisioning object, the key is considered “not updatable” and the provisioning session </text:span><text:span text:style-name="T63">must</text:span><text:span text:style-name="T61"> be aborted</text:span></text:p>
        </text:list-item>
        <text:list-item>
          <text:p text:style-name="P168"><text:span text:style-name="T61">The provisioning session </text:span><text:span text:style-name="T63">must</text:span><text:span text:style-name="T61"> be aborted if the </text:span><text:span text:style-name="CrossRef"><text:span text:style-name="T96"><text:reference-ref text:reference-format="text" text:ref-name="privacy.enabled">PrivacyEnabled</text:reference-ref></text:span></text:span><text:span text:style-name="T61"> flag differs between the original and the updating session.</text:span></text:p>
        </text:list-item>
      </text:list>
      <text:h text:style-name="P166" text:outline-level="1"><text:bookmark text:name="__RefHeading__135131_2109382754"/>Detailed Operation<text:bookmark-end text:name="__RefHeading__135131_2109382754"/></text:h>
      <text:p text:style-name="P48">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3">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105">ee </text:span><text:span text:style-name="CrossRef"><text:reference-ref text:reference-format="text" text:ref-name="method.list">Method List</text:reference-ref></text:span><text:span text:style-name="T105">.</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93">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93"> </text:span>] which <text:span text:style-name="T97">must</text:span> contain an 1-32 byte string with a character set<text:span text:style-name="T96">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7">byte[</text:span><text:span text:style-name="T87"> </text:span><text:span text:style-name="T57">] array</text:span> <text:span text:style-name="CrossRef"><text:reference-ref text:reference-format="text" text:ref-name="URI">URI</text:reference-ref></text:span> string which <text:span text:style-name="T53">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7">byte[</text:span><text:span text:style-name="T87"> </text:span><text:span text:style-name="T57">] array</text:span> string with arbitrary content</text:p>
          </table:table-cell>
        </table:table-row>
      </table:table>
      <text:p text:style-name="Text_20_body"/>
      <text:p text:style-name="Text_20_body">If an array is followed by a number in brackets (byte[32]) it means that the array <text:span text:style-name="T52">must</text:span> be exactly of that length.</text:p>
      <text:p text:style-name="Text_20_body">Variables and literals that represent textual data <text:span text:style-name="T52">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7">byte[</text:span><text:span text:style-name="T87"> </text:span><text:span text:style-name="T57">].</text:span></text:p>
      <text:p text:style-name="Text_20_body"><text:span text:style-name="T57">Note that length indicators are only applicable to </text:span><text:span text:style-name="T59">array objects</text:span><text:span text:style-name="T57"> when included in </text:span><text:span text:style-name="CrossRef"><text:reference-ref text:reference-format="text" text:ref-name="MACOperations">MAC Operations</text:reference-ref></text:span><text:span text:style-name="T57">, and when they are </text:span><text:span text:style-name="T59">serialized</text:span><text:span text:style-name="T57">.</text:span></text:p>
      <text:h text:style-name="P18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2">must not</text:span> be read as they are not supposed to be available. <text:s/>Instead there <text:span text:style-name="T53">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5">This section provides a list of the SKS methods. <text:s/>The number in square brackets denotes the </text:span><text:span text:style-name="T3">decimal value</text:span><text:span text:style-name="T105"> used to identify the method in a call. <text:s/>Method calls are formatted as strings of bytes where the first byte holds the method ID and the succeeding bytes the applicable argument data. <text:s/></text:span><text:span text:style-name="CrossRef"><text:span text:style-name="T107"><text:reference-ref text:reference-format="text" text:ref-name="user.api">User API</text:reference-ref></text:span></text:span><text:span text:style-name="T105"> methods have method IDs <text:s/></text:span>≥ 100.<text:line-break/></text:p>
      <table:table table:name="Table120" table:style-name="Table120">
        <table:table-column table:style-name="Table120.A"/>
        <table:table-row>
          <table:table-cell table:style-name="Table120.A1" office:value-type="string">
            <text:p text:style-name="P154"><text:span text:style-name="T181">Note: The described API is adapted for an SKS using low-level byte-streams for communication. <text:s/>However, the SKS design is equally applicable to API schemes using high-level objects and exceptions. <text:s/>The only thing that </text:span><text:span text:style-name="T52">must</text:span><text:span text:style-name="T181"> remain intact are the cryptographic operations including how objects are represented in MACs.</text:span></text:p>
          </table:table-cell>
        </table:table-row>
      </table:table>
      <text:p text:style-name="Text_20_body"/>
      <text:p text:style-name="P144"/>
      <text:p text:style-name="P146">Note that a <text:span text:style-name="T116">KeyHandle</text:span> in this specification always refers to a <text:span text:style-name="T2">key entry</text:span>. <text:s/>See <text:span text:style-name="CrossRef"><text:span text:style-name="T176"><text:reference-ref text:reference-format="text" text:ref-name="key.entries">Key Entries</text:reference-ref></text:span></text:span>.</text:p>
      <text:h text:style-name="P19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108">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92">⁮[</text:span><text:span text:style-name="T94"> </text:span><text:span text:style-name="T92">]</text:span></text:p>
          </table:table-cell>
          <table:table-cell table:style-name="Table49.C2" office:value-type="string">
            <text:p text:style-name="P88"><text:span text:style-name="T105">DER encoded </text:span><text:span text:style-name="CrossRef"><text:reference-ref text:reference-format="text" text:ref-name="X.509">X.509</text:reference-ref></text:span><text:span text:style-name="T105"> certificate object</text:span> <text:span text:style-name="T2">repeated</text:span> as defined by <text:span text:style-name="T108">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6">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1"> </text:span><text:span text:style-name="T59">repeated </text:span><text:span text:style-name="T62">as defined by</text:span><text:span text:style-name="T96"> </text:span><text:span text:style-name="T113">Supported</text:span><text:span text:style-name="T116">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16">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7">Maximum size of </text:span><text:span text:style-name="CrossRef"><text:span text:style-name="T57"><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8"/>
      <text:p text:style-name="P48"><text:span text:style-name="T11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7">The </text:span><text:span text:style-name="T116">X509Certificate</text:span><text:span text:style-name="T67"> objects </text:span><text:span text:style-name="T72">must</text:span><text:span text:style-name="T67"> form an </text:span><text:span text:style-name="T60">ordered</text:span><text:span text:style-name="T61"> and </text:span><text:span text:style-name="T60">contiguous </text:span><text:span text:style-name="T61">certificate </text:span><text:span text:style-name="T67">path so that the </text:span><text:span text:style-name="T60">first</text:span><text:span text:style-name="T67"> object contains the actual SKS </text:span><text:span text:style-name="CrossRef"><text:reference-ref text:reference-format="text" text:ref-name="devcert">Device Certificate</text:reference-ref></text:span><text:span text:style-name="T67">. <text:s/>The</text:span><text:span text:style-name="T129"> path </text:span><text:span text:style-name="T67">does though not have to be complete (include all upper-level CAs).</text:span></text:p>
      <text:p text:style-name="Text_20_body">A compliant SKS <text:span text:style-name="T52">must</text:span> support <text:span text:style-name="CrossRef"><text:span text:style-name="T57"><text:reference-ref text:reference-format="text" text:ref-name="extensiondata">ExtensionData</text:reference-ref></text:span></text:span> objects with a size of at least 65536 bytes.</text:p>
      <text:p text:style-name="Text_20_body">A compliant SKS <text:span text:style-name="T52">must</text:span> support a <text:reference-mark-start text:name="cryptodatasize"/><text:span text:style-name="T116">CryptoDataSize</text:span><text:reference-mark-end text:name="cryptodatasize"/> of at least 16384 bytes.</text:p>
      <text:p text:style-name="P40"/>
      <text:p text:style-name="P109"/>
      <text:p text:style-name="P40"/>
      <text:p text:style-name="P40"/>
      <text:p text:style-name="P113">Continued on the next page...</text:p>
      <text:p text:style-name="P114"><text:reference-mark-start text:name="dev.type"/><text:span text:style-name="T120">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3"/>
      <text:h text:style-name="P19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6"><text:reference-ref text:reference-format="text" text:ref-name="pep">Privacy Enabled Provisioning</text:reference-ref></text:span></text:span>) mode <text:span text:style-name="T53">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2">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93"> </text:span>]</text:p>
          </table:table-cell>
          <table:table-cell table:style-name="Table1.C2" office:value-type="string">
            <text:p text:style-name="P27"><text:span text:style-name="T57">Server-created ephemeral ECDH key</text:span>. <text:s/>See <text:span text:style-name="CrossRef"><text:span text:style-name="T96"><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6"><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93"> </text:span>]</text:p>
          </table:table-cell>
          <table:table-cell table:style-name="Table1.C2" office:value-type="string">
            <text:p text:style-name="P2">Key management key or zero length array. <text:s/>See <text:span text:style-name="CrossRef"><text:span text:style-name="T96"><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6"><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6"><text:reference-ref text:reference-format="text" text:ref-name="sess.life.time">SessionLifeTime</text:reference-ref></text:span></text:span></text:p>
          </table:table-cell>
        </table:table-row>
        <table:table-row table:style-name="Table1.2">
          <table:table-cell table:style-name="Table1.A2" office:value-type="string">
            <text:p text:style-name="P104">SessionKeyLimit</text:p>
          </table:table-cell>
          <table:table-cell table:style-name="Table1.A2" office:value-type="string">
            <text:p text:style-name="P3">short</text:p>
          </table:table-cell>
          <table:table-cell table:style-name="Table1.C2" office:value-type="string">
            <text:p text:style-name="P2">Upper limit of<text:span text:style-name="T56"> </text:span><text:span text:style-name="T108">SessionKey</text:span><text:span text:style-name="T56">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7">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93"> </text:span>]</text:p>
          </table:table-cell>
          <table:table-cell table:style-name="Table3.C2" office:value-type="string">
            <text:p text:style-name="P9">SKS-created ephemeral ECDH key. <text:s/>See<text:span text:style-name="T96"> </text:span><text:span text:style-name="CrossRef"><text:span text:style-name="T96"><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93">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8"/>
      <text:p text:style-name="P48"><text:span text:style-name="T119">createProvisioningSession</text:span><text:span text:style-name="T96"> establishes a </text:span><text:span text:style-name="T2">persistent session key</text:span><text:span text:style-name="T96"> that is only known by the issuer and the SKS for usage in subsequent provisioning steps. <text:s/>In addition, the SKS is </text:span><text:span text:style-name="T2">optionally</text:span><text:span text:style-name="T96"> authenticated by the issuer.</text:span></text:p>
      <text:p text:style-name="P40"/>
      <text:p text:style-name="P109"/>
      <text:p text:style-name="P40"/>
      <text:p text:style-name="P40"/>
      <text:p text:style-name="P99">Continued on the next page...</text:p>
      <text:p text:style-name="P99"/>
      <text:p text:style-name="P118">Shown below is the mandatory to support<text:span text:style-name="T163">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0421559" text:style-name="L2">
              <text:list-item>
                <text:p text:style-name="P176">Generate a for this SKS <text:span text:style-name="T2">unique</text:span> <text:span text:style-name="T108">ClientSessionID</text:span></text:p>
              </text:list-item>
              <text:list-item>
                <text:p text:style-name="P170">Output <text:span text:style-name="T108">ClientSessionID</text:span></text:p>
              </text:list-item>
              <text:list-item>
                <text:p text:style-name="P170">Generate an <text:span text:style-name="T2">ephemeral</text:span> ECDH key-pair <text:span text:style-name="T108">EKP</text:span> using <text:span text:style-name="T2">the same named curve</text:span> as <text:span text:style-name="T108">ServerEphemeralKey</text:span></text:p>
              </text:list-item>
              <text:list-item>
                <text:p text:style-name="P169">Output <text:span text:style-name="T116">ClientEphemeralKey</text:span> = <text:span text:style-name="T120">EKP.PublicKey</text:span></text:p>
              </text:list-item>
              <text:list-item>
                <text:p text:style-name="P170">Apply the <text:span text:style-name="CrossRef"><text:reference-ref text:reference-format="text" text:ref-name="sp800-56a">SP800-56A</text:reference-ref></text:span> ECC CDH primitive on <text:span text:style-name="T108">EKP.PrivateKey</text:span> and <text:span text:style-name="T108">ServerEphemeralKey</text:span> creating a shared secret <text:span text:style-name="T108">Z</text:span></text:p>
              </text:list-item>
              <text:list-item>
                <text:p text:style-name="P171">Define internal variable: byte[32] <text:reference-mark-start text:name="sess.key"/><text:span text:style-name="T108">SessionKey</text:span><text:reference-mark-end text:name="sess.key"/></text:p>
              </text:list-item>
              <text:list-item>
                <text:p text:style-name="P172">Set <text:span text:style-name="T108">SessionKey</text:span> = <text:span text:style-name="CrossRef"><text:span text:style-name="T96"><text:reference-ref text:reference-format="text" text:ref-name="HMAC_SHA256">HMAC-SHA256</text:reference-ref></text:span></text:span> (<text:span text:style-name="T108">Z</text:span>, <text:span text:style-name="T108">ClientSessionID</text:span> || <text:tab/> <text:span text:style-name="T123">// KDF (Key Derivation Function)</text:span><text:line-break/><text:tab/><text:span text:style-name="T108">ServerSessionID</text:span> ||<text:line-break/> <text:tab/><text:span text:style-name="T108">IssuerURI</text:span> ||<text:line-break/><text:tab/><text:span text:style-name="CrossRef"><text:span text:style-name="T96"><text:reference-ref text:reference-format="text" text:ref-name="device.id">Device ID</text:reference-ref></text:span></text:span><text:span text:style-name="T85">)</text:span><text:tab/></text:p>
              </text:list-item>
              <text:list-item>
                <text:p text:style-name="P172"><text:span text:style-name="T85">Output</text:span><text:span text:style-name="T89"> </text:span><text:span text:style-name="T116">SessionAttestation</text:span><text:span text:style-name="T89"> </text:span><text:s/>= <text:span text:style-name="CrossRef"><text:span text:style-name="T96"><text:reference-ref text:reference-format="text" text:ref-name="sign">Sign</text:reference-ref></text:span></text:span><text:span text:style-name="T98"> </text:span><text:span text:style-name="T85">(</text:span><text:span text:style-name="CrossRef"><text:span text:style-name="T96"><text:reference-ref text:reference-format="text" text:ref-name="prov.sess.attest.key">AttestationKey</text:reference-ref></text:span></text:span><text:span text:style-name="T85">,</text:span> <text:s text:c="4"/><text:tab/><text:span text:style-name="T123">// See remarks</text:span><text:line-break/><text:tab/><text:span text:style-name="T108">ClientSessionID</text:span> ||<text:line-break/><text:tab/><text:span text:style-name="T108">ServerSessionID</text:span> ||<text:line-break/><text:tab/><text:span text:style-name="T108">IssuerURI</text:span> ||<text:line-break/><text:tab/><text:span text:style-name="CrossRef"><text:span text:style-name="T96"><text:reference-ref text:reference-format="text" text:ref-name="device.id">Device ID</text:reference-ref></text:span></text:span><text:span text:style-name="CrossRef"><text:span text:style-name="T19"> ||</text:span></text:span><text:span text:style-name="CrossRef"><text:span text:style-name="T96"><text:line-break/><text:tab/></text:span></text:span><text:span text:style-name="T113">SessionKeyAlgorithm</text:span> ||<text:line-break/><text:tab/><text:span text:style-name="T108">PrivacyEnabled</text:span> ||<text:span text:style-name="T113"><text:line-break/><text:tab/></text:span><text:span text:style-name="T108">ServerEphemeralKey</text:span> ||<text:line-break/><text:tab/><text:span text:style-name="T108">EKP.PublicKey</text:span> ||<text:line-break/><text:tab/><text:span text:style-name="T108">KeyManagementKey</text:span> ||<text:line-break/><text:tab/><text:span text:style-name="T108">ClientTime</text:span> ||<text:line-break/><text:tab/><text:span text:style-name="T108">SessionLifeTime</text:span> ||<text:line-break/><text:tab/><text:span text:style-name="T108">SessionKeyLimit</text:span>)</text:p>
              </text:list-item>
              <text:list-item>
                <text:p text:style-name="P179">Define internal variable: short <text:reference-mark-start text:name="mac.seq.cnt"/><text:span text:style-name="T108">MACSequenceCounter</text:span><text:reference-mark-end text:name="mac.seq.cnt"/> and set it to <text:span text:style-name="T2">zero</text:span></text:p>
              </text:list-item>
              <text:list-item>
                <text:p text:style-name="P179"><text:span text:style-name="T56">Store </text:span><text:span text:style-name="T108">SessionKey</text:span><text:span text:style-name="T56">, </text:span><text:span text:style-name="T108">Algorithm</text:span><text:span text:style-name="T56">, </text:span><text:span text:style-name="T108">PrivacyEnabled</text:span><text:span text:style-name="T56">, </text:span><text:span text:style-name="T108">MACSequenceCounter</text:span><text:span text:style-name="T56">, </text:span><text:span text:style-name="T108">ClientSessionID</text:span><text:span text:style-name="T56">, </text:span><text:span text:style-name="T108">ServerSessionID</text:span><text:span text:style-name="T56">, </text:span><text:span text:style-name="T108">IssuerURI</text:span><text:span text:style-name="T56">, </text:span><text:span text:style-name="T108">KeyManagementKey</text:span><text:span text:style-name="T56">, </text:span><text:span text:style-name="T116">ClientTime</text:span><text:span text:style-name="T56">, </text:span><text:span text:style-name="T108">SessionLifeTime</text:span><text:span text:style-name="T56"> and </text:span><text:span text:style-name="T108">SessionKeyLimit</text:span><text:span text:style-name="T56"> in the </text:span><text:span text:style-name="CrossRef"><text:reference-ref text:reference-format="text" text:ref-name="cred.db">Credential Database</text:reference-ref></text:span><text:span text:style-name="CrossRef"> </text:span><text:span text:style-name="T56">and return a handle to the database entry in </text:span><text:span text:style-name="T108">ProvisioningHandle</text:span></text:p>
              </text:list-item>
              <text:list-item>
                <text:p text:style-name="P180">Output <text:span text:style-name="T108">ProvisioningHandle</text:span></text:p>
              </text:list-item>
            </text:list>
            <text:p text:style-name="P156"><text:span text:style-name="T77">Note that individual elements featured in the </text:span><text:span text:style-name="T83">arguments</text:span><text:span text:style-name="T77"> (e.g. </text:span><text:span text:style-name="T119">ClientSessionID</text:span><text:span text:style-name="T77">) of the </text:span><text:span text:style-name="CrossRef"><text:span text:style-name="T96"><text:reference-ref text:reference-format="text" text:ref-name="sign">Sign</text:reference-ref></text:span></text:span><text:span text:style-name="T77"> and HMAC operations </text:span><text:span text:style-name="T80">must</text:span><text:span text:style-name="T77"> be represented as described in </text:span><text:span text:style-name="CrossRef"><text:span text:style-name="T96"><text:reference-ref text:reference-format="text" text:ref-name="datatypes">Data Types</text:reference-ref></text:span></text:span><text:span text:style-name="T80">.</text:span></text:p>
          </table:table-cell>
        </table:table-row>
      </table:table>
      <text:p text:style-name="P42"/>
      <text:p text:style-name="Text_20_body"><text:span text:style-name="T96">Creation of a session key is an </text:span><text:span text:style-name="T2">atomic</text:span><text:span text:style-name="T96"> operation.</text:span></text:p>
      <text:p text:style-name="P107"/>
      <text:p text:style-name="P40"/>
      <text:p text:style-name="P40"/>
      <text:p text:style-name="P40"/>
      <text:p text:style-name="P47">Continued on the next page...</text:p>
      <text:p text:style-name="P115">Remarks</text:p>
      <text:p text:style-name="P42">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2">An SKS <text:span text:style-name="T52">should</text:span> only constrain the number of simultaneous sessions due to lack of storage.</text:p>
      <text:p text:style-name="P42">A provisioning session <text:span text:style-name="T52">should not</text:span> be terminated due to power down of an SKS.</text:p>
      <text:p text:style-name="Text_20_body"><text:span text:style-name="CrossRef"><text:span text:style-name="T96"><text:reference-ref text:reference-format="text" text:ref-name="sess.key.alg">SessionKeyAlgorithm</text:reference-ref></text:span></text:span><text:span text:style-name="T96"> defines the creation of </text:span><text:span text:style-name="T120">SessionKey</text:span><text:span text:style-name="T96"> but also the integrity, confidentiality, and attestation mechanisms used during the provisioning session. <text:s/>See </text:span><text:span text:style-name="CrossRef"><text:span text:style-name="T96"><text:reference-ref text:reference-format="text" text:ref-name="sess.security.mech">Session Security Mechanisms</text:reference-ref></text:span></text:span><text:span text:style-name="T96">.</text:span></text:p>
      <text:p text:style-name="Text_20_body"><text:span text:style-name="T62">Using </text:span><text:span text:style-name="CrossRef"><text:span text:style-name="T96"><text:reference-ref text:reference-format="text" text:ref-name="keygen2">KeyGen2</text:reference-ref></text:span></text:span><text:span text:style-name="T62"> </text:span><text:reference-mark-start text:name="issueruri"/><text:span text:style-name="T113">IssuerURI</text:span><text:reference-mark-end text:name="issueruri"/><text:span text:style-name="T62"> is the URL which </text:span><text:span text:style-name="T59">invoked</text:span><text:span text:style-name="T62"> the </text:span><text:span text:style-name="T113">createProvisioningSession</text:span><text:span text:style-name="T62"> method.</text:span></text:p>
      <text:p text:style-name="Text_20_body"><text:reference-mark-start text:name="iisuer.puk.key"/><text:span text:style-name="T120">ServerEphemeralKey</text:span><text:reference-mark-end text:name="iisuer.puk.key"/><text:span text:style-name="T96"> and </text:span><text:reference-mark-start text:name="client.pub.key"/><text:span text:style-name="T119">ClientEphemeralKey</text:span><text:reference-mark-end text:name="client.pub.key"/><text:span text:style-name="T96"> </text:span><text:span text:style-name="T65">must</text:span><text:span text:style-name="T62"> be in </text:span><text:span text:style-name="CrossRef"><text:span text:style-name="T96"><text:reference-ref text:reference-format="text" text:ref-name="X.509">X.509</text:reference-ref></text:span></text:span><text:span text:style-name="T62"> DER format and </text:span><text:span text:style-name="T65">must</text:span><text:span text:style-name="T62"> match the elliptic curve</text:span><text:span text:style-name="T62"> capabilities given by </text:span><text:span text:style-name="CrossRef"><text:span text:style-name="T96"><text:reference-ref text:reference-format="text" text:ref-name="getDeviceData">getDeviceInfo</text:reference-ref></text:span></text:span>.</text:p>
      <text:p text:style-name="Text_20_body"><text:span text:style-name="T102">In the </text:span><text:span text:style-name="CrossRef"><text:span text:style-name="T96"><text:reference-ref text:reference-format="text" text:ref-name="e2es">E2ES</text:reference-ref></text:span></text:span><text:span text:style-name="T102"> mode the </text:span><text:reference-mark-start text:name="sign"/><text:span text:style-name="T3">Sign</text:span><text:reference-mark-end text:name="sign"/><text:span text:style-name="T96"> function's </text:span><text:reference-mark-start text:name="prov.sess.attest.key"/><text:span text:style-name="T119">AttestationKey</text:span><text:reference-mark-end text:name="prov.sess.attest.key"/><text:span text:style-name="T96"> is the </text:span><text:span text:style-name="CrossRef"><text:span text:style-name="T96"><text:reference-ref text:reference-format="text" text:ref-name="apk">Attestation Private Key</text:reference-ref></text:span></text:span><text:span text:style-name="T96"> (see </text:span><text:span text:style-name="CrossRef"><text:span text:style-name="T96"><text:reference-ref text:reference-format="text" text:ref-name="architecture">Architecture</text:reference-ref></text:span></text:span><text:span text:style-name="T96">) and </text:span><text:span text:style-name="T99">must</text:span><text:span text:style-name="T96"> use </text:span><text:span text:style-name="CrossRef"><text:span text:style-name="T96"><text:reference-ref text:reference-format="text" text:ref-name="pkcs1">PKCS #1</text:reference-ref></text:span></text:span><text:span text:style-name="T96"> RSASSA signatures for RSA keys and </text:span><text:span text:style-name="CrossRef"><text:span text:style-name="T96"><text:reference-ref text:reference-format="text" text:ref-name="ECDSA">ECDSA</text:reference-ref></text:span></text:span><text:span text:style-name="T96"> for EC keys with </text:span><text:span text:style-name="CrossRef"><text:span text:style-name="T96"><text:reference-ref text:reference-format="text" text:ref-name="SHA256">SHA256</text:reference-ref></text:span></text:span><text:span text:style-name="T96"> as the hash function. <text:s/>The distinction between RSA and ECDSA keys is performed through the </text:span><text:span text:style-name="CrossRef"><text:span text:style-name="T96"><text:reference-ref text:reference-format="text" text:ref-name="devcert">Device Certificate</text:reference-ref></text:span></text:span> (see <text:span text:style-name="CrossRef"><text:span text:style-name="T96"><text:reference-ref text:reference-format="text" text:ref-name="getDeviceData">getDeviceInfo</text:reference-ref></text:span></text:span>)<text:span text:style-name="CrossRef"><text:span text:style-name="T96"> </text:span></text:span><text:span text:style-name="T96">which in </text:span><text:span text:style-name="CrossRef"><text:span text:style-name="T96"><text:reference-ref text:reference-format="text" text:ref-name="keygen2">KeyGen2</text:reference-ref></text:span></text:span><text:span text:style-name="T96"> is supplied as well as a part of the response to the issuer.</text:span></text:p>
      <text:p text:style-name="Text_20_body"><text:span text:style-name="T96">In the </text:span><text:span text:style-name="CrossRef"><text:span text:style-name="T96"><text:reference-ref text:reference-format="text" text:ref-name="pep">Privacy Enabled Provisioning</text:reference-ref></text:span></text:span><text:span text:style-name="T96"> mode the </text:span><text:span text:style-name="T2">Sign</text:span><text:span text:style-name="T96"> function </text:span><text:span text:style-name="T98">must</text:span><text:span text:style-name="T96"> use </text:span><text:span text:style-name="CrossRef"><text:span text:style-name="T96"><text:reference-ref text:reference-format="text" text:ref-name="HMAC_SHA256">HMAC-SHA256</text:reference-ref></text:span></text:span><text:span text:style-name="T96"> with </text:span><text:span text:style-name="T119">SessionKey</text:span><text:span text:style-name="T96"> as the </text:span><text:span text:style-name="T119">AttestationKey</text:span><text:span text:style-name="T96">.</text:span></text:p>
      <text:p text:style-name="Text_20_body"><text:span text:style-name="T119">ProvisioningHandle</text:span><text:span text:style-name="T96"> </text:span><text:span text:style-name="T99">must</text:span><text:span text:style-name="T96"> be </text:span><text:span text:style-name="T2">static</text:span><text:span text:style-name="T96">, </text:span><text:span text:style-name="T2">unique</text:span><text:span text:style-name="T96"> and never be reused.</text:span></text:p>
      <text:p text:style-name="Text_20_body"><text:span text:style-name="T96">The </text:span><text:span text:style-name="CrossRef"><text:span text:style-name="T33">ClientTime</text:span></text:span><text:span text:style-name="T96"> attribute is g</text:span><text:span text:style-name="T61">athered by the local provisioning middleware and is typically derived from the operating system clock. <text:s/></text:span><text:span text:style-name="T96">When </text:span><text:reference-mark-start text:name="client.time"/><text:span text:style-name="T119">ClientTime</text:span><text:reference-mark-end text:name="client.time"/><text:span text:style-name="T96"> is transferred through a protocol such as </text:span><text:span text:style-name="CrossRef"><text:span text:style-name="T96"><text:reference-ref text:reference-format="text" text:ref-name="keygen2">KeyGen2</text:reference-ref></text:span></text:span><text:span text:style-name="T96"> it </text:span><text:span text:style-name="T99">must</text:span><text:span text:style-name="T96"> always as a </text:span><text:span text:style-name="T2">minimum</text:span><text:span text:style-name="T96"> have seconds resolution otherwise serious interoperability issues will occur. <text:s/>Possible milliseconds </text:span><text:span text:style-name="T99">must</text:span><text:span text:style-name="T96"> though be </text:span><text:span text:style-name="T2">truncated</text:span><text:span text:style-name="T96"> during the HMAC calculation. <text:s/></text:span><text:span text:style-name="T119">ClientTime</text:span><text:span text:style-name="T96"> </text:span><text:span text:style-name="T98">should</text:span><text:span text:style-name="T96"> be interpreted as a </text:span><text:span text:style-name="T2">32-bit unsigned integer</text:span><text:span text:style-name="T96"> to cope with the Y2038 problem.</text:span></text:p>
      <text:p text:style-name="Text_20_body"><text:span text:style-name="T96">It is </text:span><text:span text:style-name="T98">recommended</text:span><text:span text:style-name="T96"> setting </text:span><text:reference-mark-start text:name="sess.life.time"/><text:span text:style-name="T119">SessionLifeTime</text:span><text:reference-mark-end text:name="sess.life.time"/><text:span text:style-name="T96"> as low as possible to enable efficient automatic “cleanup” of possible aborted provisioning sessions.</text:span></text:p>
      <text:p text:style-name="Text_20_body"><text:span text:style-name="T96">The </text:span><text:reference-mark-start text:name="sess.key.op"/><text:span text:style-name="T113">SessionKeyLimit</text:span><text:reference-mark-end text:name="sess.key.op"/><text:span text:style-name="T96"> attribute </text:span><text:span text:style-name="T99">must</text:span><text:span text:style-name="T96"> be large enough to handle all </text:span><text:span text:style-name="T120">SessionKey</text:span><text:span text:style-name="T96"> related operations required during the rest of the provisioning session, otherwise the session </text:span><text:span text:style-name="T99">must</text:span><text:span text:style-name="T96"> be terminated. <text:s/></text:span><text:span text:style-name="T62"><text:s/>See </text:span><text:span text:style-name="CrossRef"><text:span text:style-name="T96"><text:reference-ref text:reference-format="text" text:ref-name="sess.security.mech">Session Security Mechanisms</text:reference-ref></text:span></text:span><text:span text:style-name="T96">. <text:s/>Note that methods like </text:span><text:span text:style-name="CrossRef"><text:span text:style-name="T96"><text:reference-ref text:reference-format="text" text:ref-name="setpiggybacked">importSymmetricKey</text:reference-ref></text:span></text:span><text:span text:style-name="T96"> and </text:span><text:span text:style-name="CrossRef"><text:span text:style-name="T96"><text:reference-ref text:reference-format="text" text:ref-name="pp.delkey">postDeleteKey</text:reference-ref></text:span></text:span><text:span text:style-name="T96"> actually use </text:span><text:span text:style-name="T2">two</text:span><text:span text:style-name="T96"> </text:span><text:span text:style-name="T120">SessionKey</text:span><text:span text:style-name="T96"> operations</text:span>.</text:p>
      <text:p text:style-name="Text_20_body"><text:span text:style-name="T96">A </text:span><text:reference-mark-start text:name="key.mgr.key"/><text:span text:style-name="T119">KeyManagementKey</text:span><text:reference-mark-end text:name="key.mgr.key"/><text:span text:style-name="T96"> </text:span><text:span text:style-name="T98">must</text:span><text:span text:style-name="T96"> be supplied if provisioned objects should be </text:span><text:span text:style-name="T2">updatable in a future session</text:span><text:span text:style-name="T96"> (see </text:span><text:span text:style-name="CrossRef"><text:span text:style-name="T96"><text:reference-ref text:reference-format="text" text:ref-name="pp.delkey">postDeleteKey</text:reference-ref></text:span></text:span><text:span text:style-name="CrossRef"><text:span text:style-name="T18">, </text:span></text:span><text:span text:style-name="CrossRef"><text:span text:style-name="T96"><text:reference-ref text:reference-format="text" text:ref-name="pp.unlockkey">postUnlockKey</text:reference-ref></text:span></text:span><text:span text:style-name="CrossRef"><text:span text:style-name="T18">, </text:span></text:span><text:span text:style-name="CrossRef"><text:span text:style-name="T96"><text:reference-ref text:reference-format="text" text:ref-name="pp.uodate">postUpdateKey</text:reference-ref></text:span></text:span><text:span text:style-name="CrossRef"><text:span text:style-name="T18">, and </text:span></text:span><text:span text:style-name="CrossRef"><text:span text:style-name="T96"><text:reference-ref text:reference-format="text" text:ref-name="pp_clonekeyprot">postCloneKeyProtection</text:reference-ref></text:span></text:span><text:span text:style-name="T96">), else this item </text:span><text:span text:style-name="T98">must</text:span><text:span text:style-name="T96"> be a zero-length array.</text:span></text:p>
      <text:p text:style-name="Text_20_body"><text:span text:style-name="T96">A</text:span><text:span text:style-name="T102"> </text:span><text:span text:style-name="T119">KeyManagementKey</text:span><text:span text:style-name="T96"> </text:span><text:span text:style-name="T99">must</text:span><text:span text:style-name="T96"> either be an RSA or an </text:span><text:span text:style-name="CrossRef"><text:span text:style-name="T96"><text:reference-ref text:reference-format="text" text:ref-name="ECDSA">ECDSA</text:reference-ref></text:span></text:span><text:span text:style-name="T96"> public key</text:span><text:span text:style-name="T62"> in </text:span><text:span text:style-name="CrossRef"><text:span text:style-name="T96"><text:reference-ref text:reference-format="text" text:ref-name="X.509">X.509</text:reference-ref></text:span></text:span><text:span text:style-name="T62"> DER format, </text:span><text:span text:style-name="T96">compatible with the SKS </text:span><text:span text:style-name="CrossRef"><text:span text:style-name="T96"><text:reference-ref text:reference-format="text" text:ref-name="algo.support">Algorithm Support</text:reference-ref></text:span></text:span><text:span text:style-name="T96">.</text:span></text:p>
      <text:p text:style-name="Standard"/>
      <text:p text:style-name="Standard"><text:line-break/></text:p>
      <text:p text:style-name="Standard"/>
      <text:p text:style-name="Standard"/>
      <text:p text:style-name="P99">Continued on the next page...</text:p>
      <text:p text:style-name="P100"/>
      <text:p text:style-name="P118"><text:span text:style-name="T105">When using </text:span><text:span text:style-name="CrossRef"><text:reference-ref text:reference-format="text" text:ref-name="keygen2">KeyGen2</text:reference-ref></text:span><text:span text:style-name="T105"> the </text:span><text:span text:style-name="T3">input</text:span><text:span text:style-name="T105"> to </text:span><text:span text:style-name="T119">createProvisioningSession</text:span><text:span text:style-name="T105"> is expressed as shown (in the </text:span><text:span text:style-name="CrossRef"><text:reference-ref text:reference-format="text" text:ref-name="e2es">E2ES</text:reference-ref></text:span><text:span text:style-name="T105"> mode) below:<text:line-break/></text:span></text:p>
      <table:table table:name="Table73" table:style-name="Table73">
        <table:table-column table:style-name="Table73.A"/>
        <table:table-row>
          <table:table-cell table:style-name="Table73.A1" office:value-type="string">
            <text:p text:style-name="P157"><text:span text:style-name="T133">{</text:span><text:span text:style-name="T21"><text:line-break/></text:span><text:span text:style-name="T132">    </text:span><text:span text:style-name="T133">"</text:span><text:span text:style-name="T142">@context</text:span><text:span text:style-name="T133">": "</text:span><text:span text:style-name="T152">http://xmlns.webpki.org/keygen2/beta/2013092</text:span><text:span text:style-name="T151">0</text:span><text:span text:style-name="T133">",</text:span><text:span text:style-name="T21"><text:line-break/></text:span><text:span text:style-name="T132">    </text:span><text:span text:style-name="T133">"</text:span><text:span text:style-name="T142">@qualifier</text:span><text:span text:style-name="T133">": "</text:span><text:reference-mark-start text:name="prov.sess.req"/><text:span text:style-name="T151">ProvisioningInitializationRequest</text:span><text:reference-mark-end text:name="prov.sess.req"/><text:span text:style-name="T133">",</text:span><text:span text:style-name="T21"><text:line-break/></text:span><text:span text:style-name="T132">    </text:span><text:span text:style-name="T133">"</text:span><text:span text:style-name="T146">SessionKeyAlgorithm</text:span><text:span text:style-name="T133">": "</text:span><text:span text:style-name="T151">http://xmlns.webpki.org/sks/algorithm#session.1</text:span><text:span text:style-name="T133">",</text:span><text:span text:style-name="T21"><text:line-break/></text:span><text:span text:style-name="T132">    </text:span><text:span text:style-name="T133">"</text:span><text:span text:style-name="T146">ServerSessionID</text:span><text:span text:style-name="T133">": "</text:span><text:span text:style-name="T151">14153858604BE5OTXkwbax23nsIxS3gh</text:span><text:span text:style-name="T133">",</text:span><text:span text:style-name="T21"><text:line-break/></text:span><text:span text:style-name="T132">    </text:span><text:span text:style-name="T133">"</text:span><text:span text:style-name="T146">ServerTime</text:span><text:span text:style-name="T133">": "</text:span><text:span text:style-name="T151">2013-09-20T12:00:17+02:00</text:span><text:span text:style-name="T133">",</text:span><text:span text:style-name="T21"><text:line-break/></text:span><text:span text:style-name="T132">    </text:span><text:span text:style-name="T133">"</text:span><text:span text:style-name="T146">SessionKeyLimit</text:span><text:span text:style-name="T133">": </text:span><text:span text:style-name="T157">50</text:span><text:span text:style-name="T133">,</text:span><text:span text:style-name="T21"><text:line-break/></text:span><text:span text:style-name="T132">    </text:span><text:span text:style-name="T133">"</text:span><text:span text:style-name="T146">SessionLifeTime</text:span><text:span text:style-name="T133">": </text:span><text:span text:style-name="T157">10000</text:span><text:span text:style-name="T133">,</text:span><text:span text:style-name="T21"><text:line-break/></text:span><text:span text:style-name="T132">    </text:span><text:span text:style-name="T133">"</text:span><text:span text:style-name="T146">SubmitURL</text:span><text:span text:style-name="T133">": "</text:span><text:span text:style-name="T151">https://issuer.example.com/provsess</text:span><text:span text:style-name="T133">",</text:span><text:span text:style-name="T21"><text:line-break/></text:span><text:span text:style-name="T132">    </text:span><text:span text:style-name="T133">"</text:span><text:span text:style-name="T146">ServerEphemeral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Public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EC</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NamedCurve</text:span><text:span text:style-name="T133">": "</text:span><text:span text:style-name="T151">http://xmlns.webpki.org/sks/algorithm#ec.p256</text:span><text:span text:style-name="T133">",</text:span><text:span text:style-name="T21"><text:line-break/></text:span><text:span text:style-name="T132">                            </text:span><text:span text:style-name="T133">"</text:span><text:span text:style-name="T146">X</text:span><text:span text:style-name="T133">": "</text:span><text:span text:style-name="T151">lNxNvAUEE8t7DSQBft93LVSXxKCiVjhbWWfyg023FCk=</text:span><text:span text:style-name="T133">",</text:span><text:span text:style-name="T21"><text:line-break/></text:span><text:span text:style-name="T132">                            </text:span><text:span text:style-name="T133">"</text:span><text:span text:style-name="T146">Y</text:span><text:span text:style-name="T133">": "</text:span><text:span text:style-name="T151">LmTlQxXB3LgZrNLmhOfMaCnDizczC/RfQ6Kx8iNwfFA=</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146">KeyManagement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Public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RSA</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Modulus</text:span><text:span text:style-name="T133">": "</text:span><text:span text:style-name="T151">jvct15zkH0lw2OwFCn</text:span><text:span text:style-name="T130"> … </text:span><text:span text:style-name="T151">vPFX7K1GqLdnumNHNrY1YQ==</text:span><text:span text:style-name="T133">",</text:span><text:span text:style-name="T21"><text:line-break/></text:span><text:span text:style-name="T132">                            </text:span><text:span text:style-name="T133">"</text:span><text:span text:style-name="T146">Exponent</text:span><text:span text:style-name="T133">": "</text:span><text:span text:style-name="T151">AQAB</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3">}</text:span><text:span text:style-name="T21">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105">.</text:span></text:p>
      <text:p text:style-name="Text_20_body"><text:span text:style-name="T119">ServerTime</text:span> is simply a reference and possible “sanity control” for the client.</text:p>
      <text:p text:style-name="Text_20_body"><text:span text:style-name="T119">SubmitURL</text:span> holds the web-address where the <text:span text:style-name="CrossRef"><text:reference-ref text:reference-format="text" text:ref-name="prov.sess.resp">ProvisioningInitializationResponse</text:reference-ref></text:span> is to be POSTed. </text:p>
      <text:p text:style-name="P49"/>
      <text:p text:style-name="Text_20_body"/>
      <text:p text:style-name="P40"/>
      <text:p text:style-name="P109"/>
      <text:p text:style-name="P62">Continued on the next page...</text:p>
      <text:p text:style-name="P118"><text:span text:style-name="T105">When using </text:span><text:span text:style-name="CrossRef"><text:reference-ref text:reference-format="text" text:ref-name="keygen2">KeyGen2</text:reference-ref></text:span><text:span text:style-name="T105"> the </text:span><text:span text:style-name="T3">output</text:span><text:span text:style-name="T105"> from </text:span><text:span text:style-name="T119">createProvisioningSession</text:span><text:span text:style-name="T105"> is translated as shown in the example below:<text:line-break/></text:span></text:p>
      <table:table table:name="Table75" table:style-name="Table75">
        <table:table-column table:style-name="Table75.A"/>
        <table:table-row>
          <table:table-cell table:style-name="Table75.A1" office:value-type="string">
            <text:p text:style-name="P157"><text:span text:style-name="T135">{</text:span><text:span text:style-name="T12"><text:line-break/></text:span><text:span text:style-name="T134">    </text:span><text:span text:style-name="T135">"</text:span><text:span text:style-name="T142">@context</text:span><text:span text:style-name="T135">": "</text:span><text:span text:style-name="T154">http://xmlns.webpki.org/keygen2/beta/20130920</text:span><text:span text:style-name="T135">",</text:span><text:span text:style-name="T12"><text:line-break/></text:span><text:span text:style-name="T134">    </text:span><text:span text:style-name="T135">"</text:span><text:span text:style-name="T142">@qualifier</text:span><text:span text:style-name="T135">": "</text:span><text:reference-mark-start text:name="prov.sess.resp"/><text:span text:style-name="T154">ProvisioningInitializationResponse</text:span><text:reference-mark-end text:name="prov.sess.resp"/><text:span text:style-name="T135">",</text:span><text:span text:style-name="T12"><text:line-break/></text:span><text:span text:style-name="T134">    </text:span><text:span text:style-name="T135">"</text:span><text:span text:style-name="T147">ServerSessionID</text:span><text:span text:style-name="T135">": "</text:span><text:span text:style-name="T154">14153858604BE5OTXkwbax23nsIxS3gh</text:span><text:span text:style-name="T135">",</text:span><text:span text:style-name="T12"><text:line-break/></text:span><text:span text:style-name="T134">    </text:span><text:span text:style-name="T135">"</text:span><text:span text:style-name="T147">ClientSessionID</text:span><text:span text:style-name="T135">": "</text:span><text:span text:style-name="T154">QqTlcUH_Md7_i2dP4S5VKYmmYsbUbzGL</text:span><text:span text:style-name="T135">",</text:span><text:span text:style-name="T12"><text:line-break/></text:span><text:span text:style-name="T134">    </text:span><text:span text:style-name="T135">"</text:span><text:span text:style-name="T147">SessionAttestation</text:span><text:span text:style-name="T135">": "</text:span><text:span text:style-name="T154">Tgzvnr/k266LMXinVm</text:span><text:span text:style-name="T12"> … </text:span><text:span text:style-name="T154">7pkJnYipIf9xjOuUJD6OYs=</text:span><text:span text:style-name="T135">",<text:line-break/></text:span><text:span text:style-name="T134">    </text:span><text:span text:style-name="T135">"</text:span><text:span text:style-name="T147">ServerTime</text:span><text:span text:style-name="T135">": "</text:span><text:span text:style-name="T154">2013-09-20T12:00:17+02:00</text:span><text:span text:style-name="T135">",</text:span><text:span text:style-name="T12"><text:line-break/></text:span><text:span text:style-name="T134">    </text:span><text:span text:style-name="T135">"</text:span><text:span text:style-name="T147">ClientTime</text:span><text:span text:style-name="T135">": "</text:span><text:span text:style-name="T154">2013-09-20T12:00:19+02:00</text:span><text:span text:style-name="T135">",</text:span><text:span text:style-name="T12"><text:line-break/></text:span><text:span text:style-name="T135">    "</text:span><text:span text:style-name="T147">ServerCertificateFingerprint</text:span><text:span text:style-name="T135">": "</text:span><text:span text:style-name="T154">HwKCofkqkTFXRmyyb/CnWhAcTbQF7w8rl1OqCwyM4TM=</text:span><text:span text:style-name="T135">",<text:line-break/></text:span><text:span text:style-name="T134">    </text:span><text:span text:style-name="T135">"</text:span><text:span text:style-name="T147">ClientEphemeralKey</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PublicKey</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EC</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NamedCurve</text:span><text:span text:style-name="T135">": "</text:span><text:span text:style-name="T154">http://xmlns.webpki.org/sks/algorithm#ec.p256</text:span><text:span text:style-name="T135">",</text:span><text:span text:style-name="T12"><text:line-break/></text:span><text:span text:style-name="T134">                            </text:span><text:span text:style-name="T135">"</text:span><text:span text:style-name="T147">X</text:span><text:span text:style-name="T135">": "</text:span><text:span text:style-name="T154">lNxNvAUEE8t7DSQBft93LVSXxKCiVjhbWWfyg023FCk=</text:span><text:span text:style-name="T135">",</text:span><text:span text:style-name="T12"><text:line-break/></text:span><text:span text:style-name="T134">                            </text:span><text:span text:style-name="T135">"</text:span><text:span text:style-name="T147">Y</text:span><text:span text:style-name="T135">": "</text:span><text:span text:style-name="T154">LmTlQxXB3LgZrNLmhOfMaCnDizczC/RfQ6Kx8iNwfFA=</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47">DeviceCertificate</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X509CertificatePath</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54">MIIClzCCAX+gAwIBAgI … uk9W/uNIHdoyQn19w==</text:span><text:span text:style-name="T135">",</text:span><text:span text:style-name="T12"><text:line-break/></text:span><text:span text:style-name="T134">                    </text:span><text:span text:style-name="T135">"</text:span><text:span text:style-name="T154">MIIDZjCCAk6gAwIBAgI … xOmZyH10xvpsnmokg==</text:span><text:span text:style-name="T135">",</text:span><text:span text:style-name="T12"><text:line-break/></text:span><text:span text:style-name="T134">                    </text:span><text:span text:style-name="T135">"</text:span><text:span text:style-name="T154">MIIDZjCCAk6gAwIBAgI … ObXiOInYgeKdK+Dw==</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47">Signature</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Algorithm</text:span><text:span text:style-name="T135">": "</text:span><text:span text:style-name="T154">http://www.w3.org/2001/04/xmldsig-more#hmac-sha256</text:span><text:span text:style-name="T135">",</text:span><text:span text:style-name="T12"><text:line-break/></text:span><text:span text:style-name="T134">            </text:span><text:span text:style-name="T135">"</text:span><text:span text:style-name="T147">KeyInfo</text:span><text:span text:style-name="T135">": </text:span><text:span text:style-name="T12"><text:line-break/></text:span><text:span text:style-name="T134">                </text:span><text:span text:style-name="T135">{</text:span><text:span text:style-name="T12"><text:line-break/></text:span><text:span text:style-name="T134">                    </text:span><text:span text:style-name="T135">"</text:span><text:span text:style-name="T147">KeyID</text:span><text:span text:style-name="T135">": "</text:span><text:span text:style-name="T154">derived-session-key</text:span><text:span text:style-name="T135">"</text:span><text:span text:style-name="T12"><text:line-break/></text:span><text:span text:style-name="T134">                </text:span><text:span text:style-name="T135">},</text:span><text:span text:style-name="T12"><text:line-break/></text:span><text:span text:style-name="T134">            </text:span><text:span text:style-name="T135">"</text:span><text:span text:style-name="T147">SignatureValue</text:span><text:span text:style-name="T135">": "</text:span><text:span text:style-name="T154">wMC28Biv+QuYSMCB27AUz8hqwyHoqT6Iob0Wk0nuRFk=</text:span><text:span text:style-name="T135">"</text:span><text:span text:style-name="T12"><text:line-break/></text:span><text:span text:style-name="T134">        </text:span><text:span text:style-name="T135">}</text:span><text:span text:style-name="T12"><text:line-break/></text:span><text:span text:style-name="T135">}</text:span><text:span text:style-name="T12"> </text:span></text:p>
          </table:table-cell>
        </table:table-row>
      </table:table>
      <text:p text:style-name="Text_20_body"/>
      <text:p text:style-name="Text_20_body">Notes:</text:p>
      <text:p text:style-name="Text_20_body"><text:span text:style-name="T105">In the </text:span><text:span text:style-name="CrossRef"><text:span text:style-name="T96"><text:reference-ref text:reference-format="text" text:ref-name="e2es">E2ES</text:reference-ref></text:span></text:span><text:span text:style-name="T105"> mode the </text:span><text:span text:style-name="T29">DeviceCertificate</text:span><text:span text:style-name="T105"> path </text:span><text:span text:style-name="T53">must</text:span><text:span text:style-name="T105"> be available for verification of the </text:span><text:span text:style-name="T29">SessionAttestation</text:span><text:span text:style-name="T105"> signature as well as for identification of the SKS container. <text:s/>The </text:span><text:span text:style-name="T29">DeviceCertificate</text:span> holds the path exhibited by <text:span text:style-name="CrossRef"><text:reference-ref text:reference-format="text" text:ref-name="getDeviceData">getDeviceInfo</text:reference-ref></text:span>.</text:p>
      <text:p text:style-name="Text_20_body"><text:span text:style-name="T96">In the </text:span><text:span text:style-name="CrossRef"><text:span text:style-name="T96"><text:reference-ref text:reference-format="text" text:ref-name="pep">Privacy Enabled Provisioning</text:reference-ref></text:span></text:span><text:span text:style-name="T96"> mode the </text:span><text:span text:style-name="T27">DeviceCertificate</text:span><text:span text:style-name="T96"> </text:span><text:span text:style-name="T98">must not</text:span><text:span text:style-name="T102"> be emitted.</text:span></text:p>
      <text:p text:style-name="Text_20_body"><text:span text:style-name="T111">ServerTime</text:span><text:span text:style-name="T105"> </text:span><text:span text:style-name="T53">must</text:span><text:span text:style-name="T105"> contain a verbatim copy of the same attribute received in the </text:span><text:span text:style-name="CrossRef"><text:span text:style-name="T96"><text:reference-ref text:reference-format="text" text:ref-name="prov.sess.req">ProvisioningInitializationRequest</text:reference-ref></text:span></text:span><text:span text:style-name="T105">.</text:span></text:p>
      <text:p text:style-name="Text_20_body"><text:span text:style-name="T111">ServerCertificateFingerprint</text:span><text:span text:style-name="T105"> which constitutes of a </text:span><text:span text:style-name="CrossRef"><text:span text:style-name="T96"><text:reference-ref text:reference-format="text" text:ref-name="SHA256">SHA256</text:reference-ref></text:span></text:span><text:span text:style-name="T105"> over the server's certificate </text:span><text:span text:style-name="T53">must</text:span><text:span text:style-name="T105"> be created for </text:span><text:span text:style-name="CrossRef"><text:reference-ref text:reference-format="text" text:ref-name="keygen2">KeyGen2</text:reference-ref></text:span><text:span text:style-name="T105"> protocol invocations using HTTPS. <text:s/>Also see </text:span><text:span text:style-name="CrossRef"><text:reference-ref text:reference-format="text" text:ref-name="sec.cons">Security Considerations</text:reference-ref></text:span><text:span text:style-name="T105">.</text:span></text:p>
      <text:p text:style-name="Text_20_body"><text:span text:style-name="T105">To also bind </text:span><text:span text:style-name="T3">external</text:span><text:span text:style-name="T105"> (non-SKS) parameters to the response, the entire response </text:span><text:span text:style-name="T53">must</text:span><text:span text:style-name="T105"> be signed by the use of an enveloped </text:span><text:span text:style-name="T29">Signature</text:span><text:span text:style-name="T105"> object based on the </text:span><text:span text:style-name="CrossRef"><text:reference-ref text:reference-format="text" text:ref-name="JCS">JCS</text:reference-ref></text:span><text:span text:style-name="T105"> (JSON Clear Text Signature) scheme. <text:s/>The signature operation utilizes a derived version of </text:span><text:span text:style-name="T111">SessionKey</text:span><text:span text:style-name="T105"> indirectly provided through the </text:span><text:span text:style-name="CrossRef"><text:reference-ref text:reference-format="text" text:ref-name="sign.prov.sess.data">signProvisioningSessionData</text:reference-ref></text:span><text:span text:style-name="T105"> method.</text:span></text:p>
      <text:p text:style-name="P49"/>
      <text:p text:style-name="P62">Continued on the next page...</text:p>
      <text:p text:style-name="P118">On the server side the following steps <text:span text:style-name="T52">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0477953" text:continue-numbering="true" text:style-name="L2">
              <text:list-item>
                <text:p text:style-name="P181">Decide if the received <text:span text:style-name="T29">DeviceCertificate</text:span><text:span text:style-name="CrossRef"> </text:span>featured in the <text:span text:style-name="CrossRef"><text:span text:style-name="T96"><text:reference-ref text:reference-format="text" text:ref-name="prov.sess.resp">ProvisioningInitializationResponse</text:reference-ref></text:span></text:span> message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8">ClientEphemeralKey</text:span> and the saved private key of <text:span text:style-name="T108">ServerEphemeralKey</text:span> to obtain <text:span text:style-name="T108">SessionKey</text:span></text:p>
              </text:list-item>
              <text:list-item>
                <text:p text:style-name="P182"><text:span text:style-name="T96">Perform a </text:span><text:span text:style-name="T2">Verify</text:span><text:span text:style-name="T96"> </text:span><text:span text:style-name="T85">(</text:span><text:span text:style-name="CrossRef"><text:reference-ref text:reference-format="text" text:ref-name="devcert">Device Certificate</text:reference-ref></text:span><text:span text:style-name="T119">.PublicKey</text:span><text:span text:style-name="T85">,<text:tab/></text:span><text:span text:style-name="T125">// Received</text:span><text:span text:style-name="T85"><text:line-break/><text:tab/></text:span><text:span text:style-name="CrossRef"><text:span text:style-name="T96"><text:reference-ref text:reference-format="text" text:ref-name="sess.att">SessionAttestation</text:reference-ref></text:span></text:span><text:span text:style-name="T67">,<text:tab/></text:span><text:span text:style-name="T125">// Received (holds a signature)</text:span><text:line-break/><text:tab/><text:span text:style-name="T108">ClientSessionID</text:span> ||<text:tab/><text:span text:style-name="T125">// Received</text:span><text:line-break/><text:tab/><text:span text:style-name="T108">ServerSessionID</text:span> ||<text:tab/><text:span text:style-name="T124">// Saved</text:span><text:line-break/><text:tab/><text:span text:style-name="T108">IssuerURI</text:span> ||<text:tab/><text:span text:style-name="T124">// Saved</text:span><text:line-break/><text:tab/><text:span text:style-name="CrossRef"><text:span text:style-name="T96"><text:reference-ref text:reference-format="text" text:ref-name="device.id">Device ID</text:reference-ref></text:span></text:span><text:span text:style-name="CrossRef"><text:span text:style-name="T19"> ||<text:tab/></text:span></text:span><text:span text:style-name="CrossRef"><text:span text:style-name="T127">// Saved</text:span></text:span><text:span text:style-name="CrossRef"><text:span text:style-name="T19"><text:line-break/><text:tab/></text:span></text:span><text:span text:style-name="CrossRef"><text:span text:style-name="T96"><text:reference-ref text:reference-format="text" text:ref-name="sess.key.alg">SessionKeyAlgorithm</text:reference-ref></text:span></text:span> ||<text:tab/><text:span text:style-name="T124">// Saved<text:line-break/><text:tab/></text:span><text:span text:style-name="T23">PrivacyEnabled</text:span><text:span text:style-name="T17"> ||<text:tab/></text:span><text:span text:style-name="T124">// Saved</text:span><text:line-break/><text:tab/><text:span text:style-name="T108">ServerEphemeralKey</text:span> ||<text:tab/><text:span text:style-name="T124">// Saved</text:span><text:line-break/><text:tab/><text:span text:style-name="T108">ClientEphemeralKey</text:span> ||<text:tab/><text:span text:style-name="T124">// Received</text:span><text:line-break/><text:tab/><text:span text:style-name="T108">KeyManagementKey</text:span> ||<text:tab/><text:span text:style-name="T124">// Saved</text:span><text:line-break/><text:tab/><text:span text:style-name="T108">ClientTime</text:span> ||<text:tab/><text:span text:style-name="T124">// Received</text:span><text:line-break/><text:tab/><text:span text:style-name="T108">SessionLifeTime</text:span> ||<text:tab/><text:span text:style-name="T124">// Saved</text:span><text:line-break/><text:tab/><text:span text:style-name="T108">SessionKeyLimit</text:span>))<text:tab/><text:span text:style-name="T124">// Saved</text:span></text:p>
              </text:list-item>
              <text:list-item>
                <text:p text:style-name="P183"><text:span text:style-name="T86">Verify that the received enveloped </text:span><text:span text:style-name="T112">Signature</text:span><text:span text:style-name="T86"> match which in turn also verifies that the </text:span><text:span text:style-name="T112">SessionKey</text:span><text:span text:style-name="T86"> is correctly calculated</text:span></text:p>
              </text:list-item>
              <text:list-item>
                <text:p text:style-name="P184"><text:span text:style-name="T86">Verify the the </text:span><text:span text:style-name="T84">optional</text:span><text:span text:style-name="T86"> </text:span><text:span text:style-name="T112">ServerCertificateFingerprint</text:span><text:span text:style-name="T86"> match the server's certificate</text:span></text:p>
              </text:list-item>
            </text:list>
          </table:table-cell>
        </table:table-row>
      </table:table>
      <text:p text:style-name="Text_20_body"/>
      <text:p text:style-name="P40">If all tests above succeed the issuer server may continue with the actual provisioning process.</text:p>
      <text:p text:style-name="P48"><text:span text:style-name="T105">Note that in the </text:span><text:span text:style-name="CrossRef"><text:span text:style-name="T103"><text:reference-ref text:reference-format="text" text:ref-name="pep">Privacy Enabled Provisioning</text:reference-ref></text:span></text:span><text:span text:style-name="T105"> mode the </text:span><text:span text:style-name="T29">DeviceCertificate</text:span><text:span text:style-name="T105"> does not apply, and the asymmetric key </text:span><text:span text:style-name="T3">Verify</text:span><text:span text:style-name="T102"> operation is r</text:span><text:span text:style-name="T105">eplaced by a comparison between </text:span><text:span text:style-name="CrossRef"><text:span text:style-name="T96"><text:reference-ref text:reference-format="text" text:ref-name="sess.att">SessionAttestation</text:reference-ref></text:span></text:span><text:span text:style-name="T105"> and the output from the </text:span><text:span text:style-name="CrossRef"><text:span text:style-name="T103"><text:reference-ref text:reference-format="text" text:ref-name="HMAC_SHA256">HMAC-SHA256</text:reference-ref></text:span></text:span><text:span text:style-name="T105">.</text:span></text:p>
      <text:h text:style-name="P19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93">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92">⁮[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105">Session terminate success attestation signature</text:span>. <text:s/>See <text:span text:style-name="CrossRef"><text:reference-ref text:reference-format="text" text:ref-name="SKSAttestations">Attestations</text:reference-ref></text:span> </text:p>
          </table:table-cell>
        </table:table-row>
      </table:table>
      <text:p text:style-name="P48"/>
      <text:p text:style-name="Text_20_body"><text:span text:style-name="T108">closeProvisioningSession</text:span> terminates a provisioning session and returns a proof of successful operation to the issuer. <text:s/>However, success status <text:span text:style-name="T52">must</text:span> only be returned if <text:span text:style-name="T2">all</text:span> of the following conditions are valid:</text:p>
      <text:list xml:id="list30464170" text:continue-numbering="true" text:style-name="L2">
        <text:list-item>
          <text:p text:style-name="P177">There is an open provisioning session associated with <text:span text:style-name="T108">ProvisioningHandle</text:span></text:p>
        </text:list-item>
        <text:list-item>
          <text:p text:style-name="P169">The <text:span text:style-name="T113">MAC</text:span><text:span text:style-name="T61"> computes correctly using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P169"><text:span text:style-name="T61"><text:s text:c="8"/></text:span><text:span text:style-name="T60">Data = </text:span><text:span text:style-name="CrossRef"><text:span text:style-name="T96"><text:reference-ref text:reference-format="text" text:ref-name="client.sess.id">ClientSessionID</text:reference-ref></text:span></text:span><text:span text:style-name="T56"> || </text:span><text:span text:style-name="CrossRef"><text:span text:style-name="T96"><text:reference-ref text:reference-format="text" text:ref-name="srv.sess.id">ServerSessionID</text:reference-ref></text:span></text:span> || <text:span text:style-name="CrossRef"><text:span text:style-name="T96"><text:reference-ref text:reference-format="text" text:ref-name="issueruri">IssuerURI</text:reference-ref></text:span></text:span> || <text:span text:style-name="T116">Challeng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9">There are no unreferenced PIN or PUK policy objects. <text:s/>See<text:span text:style-name="T56">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9">The post provisioning operations succeed during the final <text:span text:style-name="T2">commit</text:span>. <text:s/>See <text:span text:style-name="CrossRef"><text:reference-ref text:reference-format="text" text:ref-name="atomic.op">Transaction Based Operation</text:reference-ref></text:span></text:p>
          <text:p text:style-name="P163"/>
        </text:list-item>
      </text:list>
      <text:p text:style-name="Text_20_body"><text:span text:style-name="T76">If verification is successful, </text:span><text:span text:style-name="T119">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6"><text:reference-ref text:reference-format="text" text:ref-name="provisioning.objects">Provisioning Objects</text:reference-ref></text:span></text:span><text:span text:style-name="T77">.</text:span></text:p>
      <text:p text:style-name="P59">If verification fails, <text:span text:style-name="T2">all</text:span> objects created in the session <text:span text:style-name="T52">must</text:span> be deleted and post provisioning operations <text:span text:style-name="T52">must</text:span> be rolled back.</text:p>
      <text:p text:style-name="P59">When a provisioning session has been successfully closed by this method, it remains stored until all associated keys have been deleted.</text:p>
      <text:p text:style-name="Standard"><text:span text:style-name="T76">Using </text:span><text:span text:style-name="CrossRef"><text:span text:style-name="T96"><text:reference-ref text:reference-format="text" text:ref-name="keygen2">KeyGen2</text:reference-ref></text:span></text:span><text:span text:style-name="T76"> </text:span><text:span text:style-name="T119">closeProvisioningSession</text:span><text:span text:style-name="T76"> is invoked as the </text:span><text:span text:style-name="T81">last step</text:span><text:span text:style-name="T76"> of </text:span><text:span text:style-name="CrossRef"><text:span text:style-name="T96"><text:reference-ref text:reference-format="text" text:ref-name="cred.depl.req">ProvisioningFinalizationRequest</text:reference-ref></text:span></text:span><text:span text:style-name="T76"> processing, where two outermost-level properties hold the associated </text:span><text:span text:style-name="T120">MAC</text:span><text:span text:style-name="T76"> and </text:span><text:span text:style-name="T113">Challenge</text:span><text:span text:style-name="T76"> attributes:</text:span></text:p>
      <text:p text:style-name="P96"/>
      <table:table table:name="Table76" table:style-name="Table76">
        <table:table-column table:style-name="Table76.A"/>
        <table:table-row>
          <table:table-cell table:style-name="Table76.A1" office:value-type="string">
            <text:p text:style-name="P75"><text:span text:style-name="T136">{</text:span><text:span text:style-name="T162"><text:line-break/></text:span><text:span text:style-name="T137">    </text:span><text:span text:style-name="T136">"</text:span><text:span text:style-name="T143">@context</text:span><text:span text:style-name="T136">": "</text:span><text:span text:style-name="T155">http://xmlns.webpki.org/keygen2/beta/20131002#</text:span><text:span text:style-name="T136">",</text:span><text:span text:style-name="T162"><text:line-break/></text:span><text:span text:style-name="T137">    </text:span><text:span text:style-name="T136">"</text:span><text:span text:style-name="T143">@qualifier</text:span><text:span text:style-name="T136">": "</text:span><text:span text:style-name="T155">ProvisioningFinalizationRequest</text:span><text:span text:style-name="T136">",</text:span><text:span text:style-name="T162"><text:line-break/></text:span><text:span text:style-name="T137">    </text:span><text:span text:style-name="T136">"</text:span><text:span text:style-name="T148">ServerSessionID</text:span><text:span text:style-name="T136">": "</text:span><text:span text:style-name="T155">1417fa0e508YzrfxGeX-w2ByTAKDSy8v</text:span><text:span text:style-name="T136">",</text:span><text:span text:style-name="T162"><text:line-break/></text:span><text:span text:style-name="T137">    </text:span><text:span text:style-name="T136">"</text:span><text:span text:style-name="T148">ClientSessionID</text:span><text:span text:style-name="T136">": "</text:span><text:span text:style-name="T155">fXQrec8rlgUz5XxQkSZKimbiPbb7eM3f</text:span><text:span text:style-name="T136">",</text:span><text:span text:style-name="T162"><text:line-break/></text:span><text:span text:style-name="T137">    </text:span><text:span text:style-name="T136">"</text:span><text:span text:style-name="T148">SubmitURL</text:span><text:span text:style-name="T136">": "</text:span><text:a xlink:type="simple" xlink:href="http://issuer.example.com/finalize"><text:span text:style-name="T155">http://issuer.example.com/finalize</text:span></text:a><text:span text:style-name="T136">",</text:span></text:p>
            <text:p text:style-name="P162"><text:span text:style-name="T162"><text:s text:c="12"/></text:span><text:span text:style-name="T168">Other Message Payload</text:span></text:p>
            <text:p text:style-name="P75"><text:span text:style-name="T137">    </text:span><text:span text:style-name="T136">"</text:span><text:span text:style-name="T148">Challenge</text:span><text:span text:style-name="T136">": "</text:span><text:span text:style-name="T155">NajebxXBmgs1oNj81KzrQBNiAMts+I90kCMJ41QdZhI=</text:span><text:span text:style-name="T136">",</text:span><text:span text:style-name="T162"><text:line-break/></text:span><text:span text:style-name="T137">    </text:span><text:span text:style-name="T136">"</text:span><text:span text:style-name="T148">MAC</text:span><text:span text:style-name="T136">": "</text:span><text:span text:style-name="T155">DVhtwgO7fnasR+gouyiReoFGDH2w4Sj6RWZ9SlWJeDQ=</text:span><text:span text:style-name="T136">"</text:span><text:span text:style-name="T162"><text:line-break/></text:span><text:span text:style-name="T136">}</text:span><text:span text:style-name="T162"> </text:span></text:p>
          </table:table-cell>
        </table:table-row>
      </table:table>
      <text:p text:style-name="P95"/>
      <text:p text:style-name="P61"/>
      <text:p text:style-name="P116"><text:span text:style-name="T77">The </text:span><text:span text:style-name="T113">Close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13">Challenge</text:span><text:span text:style-name="T60"> </text:span><text:span text:style-name="T61">|| </text:span><text:span text:style-name="T113">ProvisioningHandle.</text:span><text:span text:style-name="CrossRef"><text:span text:style-name="T96"><text:reference-ref text:reference-format="text" text:ref-name="sess.key.alg">SessionKeyAlgorithm</text:reference-ref></text:span></text:span></text:p>
      <text:p text:style-name="Text_20_body"><text:span text:style-name="T57">Also see </text:span><text:span text:style-name="CrossRef"><text:reference-ref text:reference-format="text" text:ref-name="sess.key.op">SessionKeyLimit</text:reference-ref></text:span><text:span text:style-name="T57">.</text:span></text:p>
      <text:p text:style-name="P91"/>
      <text:p text:style-name="Standard"><text:span text:style-name="T57">A </text:span><text:span text:style-name="T59">successful</text:span><text:span text:style-name="T57"> </text:span><text:span text:style-name="CrossRef"><text:reference-ref text:reference-format="text" text:ref-name="keygen2">KeyGen2</text:reference-ref></text:span><text:span text:style-name="T57"> response would typically look like:</text:span></text:p>
      <text:p text:style-name="P89"/>
      <table:table table:name="Table104" table:style-name="Table104">
        <table:table-column table:style-name="Table104.A"/>
        <table:table-row>
          <table:table-cell table:style-name="Table104.A1" office:value-type="string">
            <text:p text:style-name="P75"><text:span text:style-name="T136">{</text:span><text:span text:style-name="T162"><text:line-break/></text:span><text:span text:style-name="T137">    </text:span><text:span text:style-name="T136">"</text:span><text:span text:style-name="T143">@context</text:span><text:span text:style-name="T136">": "</text:span><text:span text:style-name="T155">http://xmlns.webpki.org/keygen2/beta/20131002#</text:span><text:span text:style-name="T136">",</text:span><text:span text:style-name="T162"><text:line-break/></text:span><text:span text:style-name="T137">    </text:span><text:span text:style-name="T136">"</text:span><text:span text:style-name="T143">@qualifier</text:span><text:span text:style-name="T136">": "</text:span><text:span text:style-name="T155">ProvisioningFinalizationResponse</text:span><text:span text:style-name="T136">",</text:span><text:span text:style-name="T162"><text:line-break/></text:span><text:span text:style-name="T137">    </text:span><text:span text:style-name="T136">"</text:span><text:span text:style-name="T148">ServerSessionID</text:span><text:span text:style-name="T136">": "</text:span><text:span text:style-name="T155">1417fa0e508YzrfxGeX-w2ByTAKDSy8v</text:span><text:span text:style-name="T136">",</text:span><text:span text:style-name="T162"><text:line-break/></text:span><text:span text:style-name="T137">    </text:span><text:span text:style-name="T136">"</text:span><text:span text:style-name="T148">ClientSessionID</text:span><text:span text:style-name="T136">": "</text:span><text:span text:style-name="T155">fXQrec8rlgUz5XxQkSZKimbiPbb7eM3f</text:span><text:span text:style-name="T136">",</text:span><text:span text:style-name="T162"><text:line-break/></text:span><text:span text:style-name="T137">    </text:span><text:span text:style-name="T136">"</text:span><text:span text:style-name="T148">CloseAttestation</text:span><text:span text:style-name="T136">": "</text:span><text:span text:style-name="T155">acpN8bVJwKZJadIaOsZ+b+7Ky2WRoItP9pFXFD3NrIo=</text:span><text:span text:style-name="T136">"</text:span><text:span text:style-name="T162"><text:line-break/></text:span><text:span text:style-name="T136">}</text:span><text:span text:style-name="T162"> </text:span></text:p>
          </table:table-cell>
        </table:table-row>
      </table:table>
      <text:h text:style-name="P19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3">The following elements </text:span><text:span text:style-name="T82">must not</text:span><text:span text:style-name="T83"> be present if the returned</text:span><text:span text:style-name="T85"> </text:span>ProvisioningHandle<text:span text:style-name="T7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7">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93">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8"/>
      <text:p text:style-name="P48"><text:span text:style-name="T11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8">In addition, users of portable SKSes (like smart cards), may carry out provisioning steps on <text:span text:style-name="T2">different</text:span> computers through this method.</text:p>
      <text:p text:style-name="P48"><text:span text:style-name="T119">enumerateProvisioningSessions</text:span> may also be useful for debugging and “cleaning” purposes.</text:p>
      <text:p text:style-name="P48">The input <text:span text:style-name="T116">ProvisioningHandle</text:span><text:span text:style-name="T67"> </text:span><text:span text:style-name="T71">must</text:span><text:span text:style-name="T67"> initially be set to 0 to start an enumeration round.</text:span></text:p>
      <text:p text:style-name="P48"><text:span text:style-name="T67">Succeeding calls </text:span><text:span text:style-name="T71">must</text:span><text:span text:style-name="T67"> use the output </text:span><text:span text:style-name="T116">ProvisioningHandle</text:span><text:span text:style-name="T67"> as input to the next call.</text:span></text:p>
      <text:p text:style-name="P48"><text:span text:style-name="T67">When </text:span><text:span text:style-name="T113">enumerateProvisioningSessions</text:span><text:span text:style-name="T61"> returns with a </text:span><text:span text:style-name="T113">ProvisioningHandle</text:span><text:span text:style-name="T61"> = 0 there are no more provisioning objects to read.</text:span></text:p>
      <text:h text:style-name="P19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3">must</text:span> be removed from the SKS, otherwise an error <text:span text:style-name="T53">must</text:span> be returned.</text:p>
      <text:h text:style-name="P19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93">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19">signProvisioningSessionData</text:span> signs <text:span text:style-name="T2">arbitrary data</text:span> that is supplied <text:span text:style-name="T2">by the provisioning middleware.</text:span></text:p>
      <text:p text:style-name="Text_20_body">The purpose of <text:span text:style-name="T119">signProvisioningSessionData</text:span> is adding data integrity to provisioning messages from clients to issuers.</text:p>
      <text:p text:style-name="Text_20_body">The signature scheme is as follows:</text:p>
      <text:p text:style-name="Text_20_body"><text:span text:style-name="T108"><text:tab/>Signature</text:span> = <text:span text:style-name="CrossRef"><text:span text:style-name="T96"><text:reference-ref text:reference-format="text" text:ref-name="HMAC_SHA256">HMAC-SHA256</text:reference-ref></text:span></text:span> (<text:span text:style-name="CrossRef"><text:reference-ref text:reference-format="text" text:ref-name="sess.key">SessionKey</text:reference-ref></text:span> || <text:span text:style-name="T121">"</text:span><text:span text:style-name="T119">ExternalSignature"</text:span><text:span text:style-name="T56">, </text:span><text:span text:style-name="T113">Data</text:span><text:span text:style-name="T56">)</text:span></text:p>
      <text:p text:style-name="Text_20_body">Note that <text:span text:style-name="T113">Data</text:span> <text:span text:style-name="T53">must</text:span> be used “as is” in the HMAC operation, <text:span text:style-name="T2">excluding</text:span> length information. </text:p>
      <text:p text:style-name="Text_20_body">A <text:span text:style-name="T2">relying party </text:span><text:span text:style-name="T52">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92"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96">) provisioning session object holding a <text:s/></text:span><text:span text:style-name="CrossRef"><text:span text:style-name="T177"><text:reference-ref text:reference-format="text" text:ref-name="key.mgr.key">KeyManagementKey</text:reference-ref></text:span></text:span><text:span text:style-name="T96"> that needs to be updated to support post-operations using a new </text:span><text:span text:style-name="CrossRef"><text:span text:style-name="T177"><text:reference-ref text:reference-format="text" text:ref-name="key.mgr.key">KeyManagementKey</text:reference-ref></text:span></text:span><text:span text:style-name="T96">. <text:s/>See</text:span> <text:span text:style-name="CrossRef"><text:span text:style-name="T96"><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92">⁮[</text:span><text:span text:style-name="T94"> </text:span><text:span text:style-name="T92">]</text:span></text:p>
          </table:table-cell>
          <table:table-cell table:style-name="Table18.C2" office:value-type="string">
            <text:p text:style-name="Standard">The <text:span text:style-name="T2">new</text:span> <text:span text:style-name="CrossRef"><text:span text:style-name="T17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92">⁮[</text:span><text:span text:style-name="T94"> </text:span><text:span text:style-name="T92">]</text:span></text:p>
          </table:table-cell>
          <table:table-cell table:style-name="Table18.C2" office:value-type="string">
            <text:p text:style-name="P2">Authorization signature performed by the <text:span text:style-name="T2">old</text:span> <text:span text:style-name="CrossRef"><text:span text:style-name="T96"><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48"/>
      <text:p text:style-name="P70"><text:span text:style-name="T108">updateKeyManagementKey</text:span><text:span text:style-name="T105"> associates an existing provisioning session object with an updated </text:span><text:span text:style-name="T116">KeyManagementKey</text:span><text:span text:style-name="T105">. <text:s/>The update </text:span><text:span text:style-name="T53">must</text:span><text:span text:style-name="T105"> be cryptographically secured by the </text:span><text:span text:style-name="T116">Authorization</text:span><text:span text:style-name="T105"> signature which is created as follows:</text:span></text:p>
      <text:p text:style-name="P130"><text:span text:style-name="T117"><text:tab/>Authorization</text:span><text:span text:style-name="T91"> = </text:span><text:span text:style-name="T191">Sign</text:span><text:span text:style-name="T187"> (</text:span><text:span text:style-name="CrossRef"><text:span text:style-name="T31">KeyManagementKey</text:span></text:span><text:span text:style-name="CrossRef"><text:span text:style-name="T37"> </text:span></text:span><text:span text:style-name="CrossRef"><text:span text:style-name="T38">existing</text:span></text:span><text:span text:style-name="CrossRef"><text:span text:style-name="T37"> </text:span></text:span><text:span text:style-name="T187">,<text:line-break/><text:tab/><text:tab/><text:tab/></text:span><text:span text:style-name="T122">"RollOverAuthorization</text:span><text:span text:style-name="T117">"</text:span><text:span text:style-name="T74"> ||</text:span><text:span text:style-name="T75"> </text:span><text:span text:style-name="T117">KeyManagementKey</text:span><text:span text:style-name="CrossRef"><text:span text:style-name="T37"> </text:span></text:span><text:span text:style-name="CrossRef"><text:span text:style-name="T38">new</text:span></text:span><text:span text:style-name="CrossRef"><text:span text:style-name="T37"> </text:span></text:span><text:span text:style-name="T187">)</text:span></text:p>
      <text:p text:style-name="P129"><text:span text:style-name="T190">For details on allowed signature algorithms and data representation, see </text:span><text:span text:style-name="CrossRef"><text:span text:style-name="T188"><text:reference-ref text:reference-format="text" text:ref-name="targ.key.ref">Target Key Reference</text:reference-ref></text:span></text:span><text:span text:style-name="T190">.</text:span></text:p>
      <text:p text:style-name="P48"><text:span text:style-name="T190">The operation </text:span><text:span text:style-name="T189">must</text:span><text:span text:style-name="T190"> be aborted if the </text:span><text:span text:style-name="T118">Authorization</text:span><text:span text:style-name="T190"> signature does not verify or if the target provisioning object lacks a </text:span><text:span text:style-name="CrossRef"><text:span text:style-name="T31">KeyManagementKey</text:span></text:span><text:span text:style-name="T190">.</text:span></text:p>
      <text:p text:style-name="P48"><text:span text:style-name="T190">Also see </text:span><text:span text:style-name="CrossRef"><text:span text:style-name="T188"><text:reference-ref text:reference-format="text" text:ref-name="enum.prov.sess">enumerateProvisioningSessions</text:reference-ref></text:span></text:span><text:span text:style-name="T190">.</text:span></text:p>
      <text:p text:style-name="P48"/>
      <text:p text:style-name="P116">The following <text:span text:style-name="CrossRef"><text:reference-ref text:reference-format="text" text:ref-name="keygen2">KeyGen2</text:reference-ref></text:span> object shows how a <text:span text:style-name="T120">PrivateKey</text:span> is “piggybacked” to a credential to be restored:<text:line-break/></text:p>
      <table:table table:name="Table77" table:style-name="Table77">
        <table:table-column table:style-name="Table77.A"/>
        <table:table-row>
          <table:table-cell table:style-name="Table77.A1" office:value-type="string">
            <text:p text:style-name="P74"><text:span text:style-name="T136">{</text:span><text:span text:style-name="T165"><text:line-break/></text:span><text:span text:style-name="T138">    </text:span><text:span text:style-name="T139">"</text:span><text:span text:style-name="T144">@context</text:span><text:span text:style-name="T139">": "</text:span><text:span text:style-name="T156">http://xmlns.webpki.org/keygen2/beta/20131002#</text:span><text:span text:style-name="T139">",</text:span><text:span text:style-name="T165"><text:line-break/></text:span><text:span text:style-name="T138">    </text:span><text:span text:style-name="T139">"</text:span><text:span text:style-name="T144">@qualifier</text:span><text:span text:style-name="T139">": "</text:span><text:span text:style-name="T156">ProvisioningInitializationRequest</text:span><text:span text:style-name="T139">",</text:span><text:span text:style-name="T165"><text:line-break/></text:span><text:span text:style-name="T138">    </text:span><text:span text:style-name="T139">"</text:span><text:span text:style-name="T149">SessionKeyAlgorithm</text:span><text:span text:style-name="T139">": "</text:span><text:span text:style-name="T156">http://xmlns.webpki.org/sks/algorithm#session.1</text:span><text:span text:style-name="T139">",</text:span><text:span text:style-name="T165"><text:line-break/></text:span><text:span text:style-name="T138">    </text:span><text:span text:style-name="T139">"</text:span><text:span text:style-name="T149">ServerSessionID</text:span><text:span text:style-name="T139">": "</text:span><text:span text:style-name="T156">14182a80df8_4YcBFZmNkVUnAw9losHa</text:span><text:span text:style-name="T139">",</text:span><text:span text:style-name="T165"><text:line-break/></text:span><text:span text:style-name="T138">    </text:span><text:span text:style-name="T139">"</text:span><text:span text:style-name="T149">ServerTime</text:span><text:span text:style-name="T139">": "</text:span><text:span text:style-name="T156">2013-10-04T10:49:13+02:00</text:span><text:span text:style-name="T139">",</text:span><text:span text:style-name="T165"><text:line-break/></text:span><text:span text:style-name="T138">    </text:span><text:span text:style-name="T139">"</text:span><text:span text:style-name="T149">SubmitURL</text:span><text:span text:style-name="T139">": "</text:span><text:span text:style-name="T156">http://issuer.example.com/provsess</text:span><text:span text:style-name="T139">",</text:span><text:span text:style-name="T165"><text:line-break/></text:span><text:span text:style-name="T138">    </text:span><text:span text:style-name="T139">"</text:span><text:span text:style-name="T149">SessionKeyLimit</text:span><text:span text:style-name="T139">": </text:span><text:span text:style-name="T158">50</text:span><text:span text:style-name="T139">,</text:span><text:span text:style-name="T165"><text:line-break/></text:span><text:span text:style-name="T138">    </text:span><text:span text:style-name="T139">"</text:span><text:span text:style-name="T149">SessionLifeTime</text:span><text:span text:style-name="T139">": </text:span><text:span text:style-name="T158">10000</text:span><text:span text:style-name="T139">,</text:span><text:span text:style-name="T165"><text:line-break/></text:span><text:span text:style-name="T138">    </text:span><text:span text:style-name="T139">"</text:span><text:span text:style-name="T149">ServerEphemeralKey</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PublicKey</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EC</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NamedCurve</text:span><text:span text:style-name="T139">": "</text:span><text:span text:style-name="T156">http://xmlns.webpki.org/sks/algorithm#ec.p256</text:span><text:span text:style-name="T139">",</text:span><text:span text:style-name="T165"><text:line-break/></text:span><text:span text:style-name="T138">                            </text:span><text:span text:style-name="T139">"</text:span><text:span text:style-name="T149">X</text:span><text:span text:style-name="T139">": "</text:span><text:span text:style-name="T156">chrt0S6C3eLbKzbV4R8n1+kKNKHogqbAi4FH3fsDiaQ=</text:span><text:span text:style-name="T139">",</text:span><text:span text:style-name="T165"><text:line-break/></text:span><text:span text:style-name="T138">                            </text:span><text:span text:style-name="T139">"</text:span><text:span text:style-name="T149">Y</text:span><text:span text:style-name="T139">": "</text:span><text:span text:style-name="T156">WcW6PlkSj3+1GYNu++cdIljTjYtjuhIGEOk6/vv1kTc=</text:span><text:span text:style-name="T139">"</text:span><text:span text:style-name="T165"><text:line-break/></text:span><text:span text:style-name="T138">                        </text:span><text:span text:style-name="T139">}</text:span><text:span text:style-name="T165"><text:line-break/></text:span><text:span text:style-name="T138">                </text:span><text:span text:style-name="T139">}</text:span><text:span text:style-name="T165"><text:line-break/></text:span><text:span text:style-name="T138">        </text:span><text:span text:style-name="T139">},</text:span><text:span text:style-name="T165"><text:line-break/></text:span><text:span text:style-name="T138">    </text:span><text:span text:style-name="T139">"</text:span><text:span text:style-name="T149">KeyManagementKey</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PublicKey</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EC</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NamedCurve</text:span><text:span text:style-name="T139">": "</text:span><text:span text:style-name="T156">http://xmlns.webpki.org/sks/algorithm#ec.p256</text:span><text:span text:style-name="T139">",</text:span><text:span text:style-name="T165"><text:line-break/></text:span><text:span text:style-name="T138">                            </text:span><text:span text:style-name="T139">"</text:span><text:span text:style-name="T149">X</text:span><text:span text:style-name="T139">": "</text:span><text:span text:style-name="T156">lNxNvAUEE8t7DSQBft93LVSXxKCiVjhbWWfyg023FCk=</text:span><text:span text:style-name="T139">",</text:span><text:span text:style-name="T165"><text:line-break/></text:span><text:span text:style-name="T138">                            </text:span><text:span text:style-name="T139">"</text:span><text:span text:style-name="T149">Y</text:span><text:span text:style-name="T139">": "</text:span><text:span text:style-name="T156">LmTlQxXB3LgZrNLmhOfMaCnDizczC/RfQ6Kx8iNwfFA=</text:span><text:span text:style-name="T139">"</text:span><text:span text:style-name="T165"><text:line-break/></text:span><text:span text:style-name="T138">                        </text:span><text:span text:style-name="T139">}</text:span><text:span text:style-name="T165"><text:line-break/></text:span><text:span text:style-name="T138">                </text:span><text:span text:style-name="T139">},</text:span><text:span text:style-name="T165"><text:line-break/></text:span><text:span text:style-name="T138">            </text:span><text:span text:style-name="T139">"</text:span><text:span text:style-name="T149">UpdatableKeyManagementKeys</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PublicKey</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RSA</text:span><text:span text:style-name="T139">": </text:span><text:span text:style-name="T165"><text:line-break/></text:span><text:span text:style-name="T138">                                 </text:span><text:span text:style-name="T139">{</text:span><text:span text:style-name="T165"><text:line-break/></text:span><text:span text:style-name="T138">                                     </text:span><text:span text:style-name="T139">"</text:span><text:span text:style-name="T149">Modulus</text:span><text:span text:style-name="T139">": "</text:span><text:span text:style-name="T156">kCNcOpatALB21jHrPIv1BgXlUJ . . . pqNo75jsAZIucG9w==</text:span><text:span text:style-name="T139">",</text:span><text:span text:style-name="T165"><text:line-break/></text:span><text:span text:style-name="T138">                                     </text:span><text:span text:style-name="T139">"</text:span><text:span text:style-name="T149">Exponent</text:span><text:span text:style-name="T139">": "</text:span><text:span text:style-name="T156">AQAB</text:span><text:span text:style-name="T139">"</text:span><text:span text:style-name="T165"><text:line-break/></text:span><text:span text:style-name="T137">                                 </text:span><text:span text:style-name="T136">}</text:span><text:span text:style-name="T162"><text:line-break/></text:span><text:span text:style-name="T137">                         </text:span><text:span text:style-name="T136">},</text:span><text:span text:style-name="T162"><text:line-break/></text:span><text:span text:style-name="T137">                     </text:span><text:span text:style-name="T136">"</text:span><text:span text:style-name="T148">Authorization</text:span><text:span text:style-name="T136">": "</text:span><text:span text:style-name="T155">XjzIoz0muM8AMjFafySlR . . . 3sLm1Bfkm4XbbdbrvJw==</text:span><text:span text:style-name="T136">"</text:span><text:span text:style-name="T137"><text:line-break/></text:span><text:span text:style-name="T137">                 </text:span><text:span text:style-name="T136">}]</text:span><text:span text:style-name="T162"><text:line-break/></text:span><text:span text:style-name="T137">        </text:span><text:span text:style-name="T136">}</text:span><text:span text:style-name="T162"><text:line-break/></text:span><text:span text:style-name="T136">}</text:span><text:span text:style-name="T162"> </text:span></text:p>
          </table:table-cell>
        </table:table-row>
      </table:table>
      <text:p text:style-name="Text_20_body"/>
      <text:p text:style-name="P56">For details on</text:p>
      <text:h text:style-name="P192"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93">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92">⁮[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8"/>
      <text:p text:style-name="P48"><text:span text:style-name="T108">createPUKPolicy</text:span><text:span text:style-name="T105"> creates a PUK policy object </text:span><text:span text:style-name="T85">in the </text:span><text:span text:style-name="CrossRef"><text:reference-ref text:reference-format="text" text:ref-name="cred.db">Credential Database</text:reference-ref></text:span><text:span text:style-name="T85"> </text:span><text:span text:style-name="T105">to be referenced by subsequent calls to the </text:span><text:span text:style-name="CrossRef"><text:reference-ref text:reference-format="text" text:ref-name="createPINPolicy">createPINPolicy</text:reference-ref></text:span><text:span text:style-name="T105"> method.</text:span></text:p>
      <text:p text:style-name="Text_20_body">The <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0"> </text:span><text:span text:style-name="T113">ID</text:span><text:span text:style-name="T60"> </text:span><text:span text:style-name="T61">|| </text:span><text:span text:style-name="T113">EncryptedPUK</text:span><text:span text:style-name="T61"> ||</text:span><text:span text:style-name="T60"> </text:span><text:span text:style-name="T113">Format</text:span><text:span text:style-name="T61"> ||</text:span><text:span text:style-name="T60"> </text:span><text:span text:style-name="T113">RetryLimit</text:span></text:p>
      <text:p text:style-name="Text_20_body"><text:span text:style-name="T61">Note that </text:span><text:span text:style-name="T113">EncryptedPUK</text:span><text:span text:style-name="T61"> is MACed in encrypted form and </text:span><text:span text:style-name="T60">then</text:span><text:span text:style-name="T61"> decrypted by the SKS before storing.</text:span></text:p>
      <text:p text:style-name="P40">The purpose of a PUK is to facilitate a master key for unlocking keys that have locked-up due to faulty PIN entries. <text:s/>See <text:span text:style-name="CrossRef"><text:reference-ref text:reference-format="text" text:ref-name="unlockey">unlockKey</text:reference-ref></text:span>.</text:p>
      <text:p text:style-name="P48">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2"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6">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6">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92">⁮[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8"/>
      <text:p text:style-name="P48"><text:span text:style-name="T108">createPINPolicy</text:span><text:span text:style-name="T105"> creates a PIN policy object </text:span><text:span text:style-name="T85">in the </text:span><text:span text:style-name="CrossRef"><text:reference-ref text:reference-format="text" text:ref-name="cred.db">Credential Database</text:reference-ref></text:span><text:span text:style-name="T85"> </text:span><text:span text:style-name="T105">to be referenced by subsequent calls to the </text:span><text:span text:style-name="CrossRef"><text:reference-ref text:reference-format="text" text:ref-name="createKeyPair">createKeyEntry</text:reference-ref></text:span><text:span text:style-name="T105"> method.</text:span></text:p>
      <text:p text:style-name="Text_20_body">The <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0"> </text:span><text:span text:style-name="T113">ID</text:span><text:span text:style-name="T60"> </text:span><text:span text:style-name="T61">|| </text:span><text:span text:style-name="T60">PUKReference</text:span><text:span text:style-name="T61"> || </text:span><text:span text:style-name="T113">UserDefined</text:span><text:span text:style-name="T61"> ||</text:span><text:span text:style-name="T60"> </text:span><text:span text:style-name="T113">UserModifiable</text:span><text:span text:style-name="T61"> ||</text:span><text:span text:style-name="T60"> </text:span><text:span text:style-name="T113">Format</text:span><text:span text:style-name="T61"> ||</text:span><text:span text:style-name="T60"> </text:span><text:span text:style-name="T113">RetryLimit</text:span><text:span text:style-name="T61"> ||</text:span><text:span text:style-name="T113"><text:line-break/></text:span><text:span text:style-name="T61"> <text:s text:c="24"/></text:span><text:span text:style-name="T113">Grouping</text:span><text:span text:style-name="T61"> ||</text:span><text:span text:style-name="T60"> </text:span><text:span text:style-name="T113">PatternRestrictions</text:span><text:span text:style-name="T61"> ||</text:span><text:span text:style-name="T60"> </text:span><text:span text:style-name="T113">MinLength</text:span><text:span text:style-name="T61"> ||</text:span><text:span text:style-name="T60"> </text:span><text:span text:style-name="T113">MaxLength</text:span><text:span text:style-name="T61"> ||</text:span><text:span text:style-name="T60"> </text:span><text:span text:style-name="T113">InputMethod</text:span><text:span text:style-name="T63"> <text:s/></text:span></text:p>
      <text:p text:style-name="Text_20_body"><text:span text:style-name="T60">PUKReference</text:span><text:span text:style-name="T61"> is set to </text:span><text:span text:style-name="T115">"</text:span><text:span text:style-name="T113">#N/A</text:span><text:span text:style-name="T113">"</text:span><text:span text:style-name="T61"> if </text:span><text:span text:style-name="T113">PUKPolicyHandle</text:span><text:span text:style-name="T61"> is zero, else it is set to the </text:span><text:span text:style-name="T113">ID</text:span><text:span text:style-name="T61"> of the referenced PUK policy object.</text:span></text:p>
      <text:p text:style-name="P48"><text:span text:style-name="T105">If </text:span><text:span text:style-name="T108">PUKPolicyHandle</text:span><text:span text:style-name="T105"> is zero no PUK is associated with the PIN policy object.</text:span></text:p>
      <text:p text:style-name="P38">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1"/>
      <text:p text:style-name="P48"/>
      <text:h text:style-name="P192"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92">byte⁮[</text:span><text:span text:style-name="T94"> </text:span><text:span text:style-name="T9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92">⁮[</text:span><text:span text:style-name="T94"> </text:span><text:span text:style-name="T92">]</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2">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92">⁮[</text:span><text:span text:style-name="T94"> </text:span><text:span text:style-name="T92">]</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108">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8"><text:span text:style-name="T105">Endorsed algorithm URI </text:span><text:span text:style-name="T3">repeated</text:span><text:span text:style-name="T105"> as defined by </text:span><text:span text:style-name="T108">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92">⁮[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92">⁮[</text:span><text:span text:style-name="T94"> </text:span><text:span text:style-name="T92">]</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92">⁮[32</text:span><text:span text:style-name="T92">]</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48"/>
      <text:p text:style-name="P48"><text:span text:style-name="T108">createKeyEntry</text:span><text:span text:style-name="T105"> generates an asymmetric key-pair according to the issuer's specification. <text:s/>In addition, </text:span><text:span text:style-name="T108">createKeyEntry</text:span><text:span text:style-name="T105"> creates a </text:span><text:span text:style-name="T3">key entry</text:span><text:span text:style-name="T105"> (see </text:span><text:span text:style-name="CrossRef"><text:reference-ref text:reference-format="text" text:ref-name="key.entries">Key Entries</text:reference-ref></text:span><text:span text:style-name="T85">) in the </text:span><text:span text:style-name="CrossRef"><text:reference-ref text:reference-format="text" text:ref-name="cred.db">Credential Database</text:reference-ref></text:span><text:span text:style-name="T105"> where the key-pair and its protection attributes are stored.</text:span></text:p>
      <text:p text:style-name="P39"/>
      <text:p text:style-name="P108"/>
      <text:p text:style-name="P108"/>
      <text:p text:style-name="P108"/>
      <text:p text:style-name="P108"/>
      <text:p text:style-name="P99">Continued on the next page...</text:p>
      <text:p text:style-name="P128"/>
      <text:p text:style-name="P118">The following operations match the mandatory to support key generation and attestation algorithm:</text:p>
      <text:p text:style-name="P108"/>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9"/>
            <text:p text:style-name="P140">The <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P140"><text:span text:style-name="T60"><text:tab/>Data </text:span><text:span text:style-name="T160">=</text:span><text:span text:style-name="T60"> </text:span><text:span text:style-name="T113">ID</text:span><text:span text:style-name="T60"> </text:span><text:span text:style-name="T61">||</text:span><text:span text:style-name="T60"> </text:span><text:span text:style-name="T113">KeyEntryAlgorithm</text:span><text:span text:style-name="T61"> || </text:span><text:span text:style-name="T113">ServerSeed</text:span><text:span text:style-name="T61"> || </text:span><text:span text:style-name="T60">PINPolicyReference</text:span><text:span text:style-name="T61"> || </text:span><text:span text:style-name="T60">PINValueReference</text:span><text:span text:style-name="T61"> ||<text:line-break/></text:span><text:span text:style-name="T113"> </text:span><text:span text:style-name="T61"><text:s text:c="12"/></text:span><text:span text:style-name="T90"><text:s/></text:span><text:span text:style-name="T61"><text:s text:c="10"/></text:span><text:span text:style-name="T113">EnablePINCaching</text:span><text:span text:style-name="T61"> || </text:span><text:span text:style-name="T113">BiometricProtection</text:span><text:span text:style-name="T61"> || </text:span><text:span text:style-name="T113">ExportProtection</text:span><text:span text:style-name="T61"> ||<text:line-break/> <text:s text:c="24"/></text:span><text:span text:style-name="T113">DeleteProtection</text:span><text:span text:style-name="T61"> ||</text:span><text:span text:style-name="T60"> </text:span><text:span text:style-name="T113">AppUsage</text:span><text:span text:style-name="T61"> || </text:span><text:span text:style-name="T113">FriendlyName</text:span><text:span text:style-name="T61"> ||<text:line-break/> <text:s text:c="24"/></text:span><text:span text:style-name="T113">KeyAlgorithm</text:span><text:span text:style-name="T61"> ||</text:span><text:span text:style-name="T60"> </text:span><text:span text:style-name="T113">KeyParameters</text:span><text:span text:style-name="T61"> [||</text:span><text:span text:style-name="T60"> </text:span><text:span text:style-name="T113">EndorsedAlgorithm...</text:span><text:span text:style-name="T61">]</text:span></text:p>
            <text:p text:style-name="P140"><text:span text:style-name="T60">PINPolicyReference</text:span><text:span text:style-name="T61"> is set to </text:span><text:span text:style-name="T115">"</text:span><text:span text:style-name="T113">#DevicePIN</text:span><text:span text:style-name="T115">"</text:span><text:span text:style-name="T61"> if </text:span><text:span text:style-name="T113">DevicePINProtection</text:span><text:span text:style-name="T61"> is true, to </text:span><text:span text:style-name="T115">"</text:span><text:span text:style-name="T113">#N/A"</text:span><text:span text:style-name="T61"> if </text:span><text:span text:style-name="T113">PINPolicyHandle</text:span><text:span text:style-name="T61"> is zero, else it is set to the </text:span><text:span text:style-name="T113">ID</text:span><text:span text:style-name="T61"> of the referenced PIN policy object.</text:span></text:p>
            <text:p text:style-name="P140"><text:span text:style-name="T60">PINValueReference</text:span><text:span text:style-name="T61"> is set to </text:span><text:span text:style-name="T115">"</text:span><text:span text:style-name="T113">#N/A"</text:span><text:span text:style-name="T61"> if </text:span><text:span text:style-name="T113">PINPolicyHandle</text:span><text:span text:style-name="T61"> is zero, or if </text:span><text:span text:style-name="T113">DevicePINProtection</text:span><text:span text:style-name="T61"> is true, or if the PIN is </text:span><text:span text:style-name="CrossRef"><text:span text:style-name="T96"><text:reference-ref text:reference-format="text" text:ref-name="pinuserdefined">UserDefined</text:reference-ref></text:span></text:span>, else it is set to the <text:span text:style-name="T2">encrypted</text:span> <text:span text:style-name="T120">PINValue</text:span>.</text:p>
            <text:p text:style-name="P139"/>
            <text:p text:style-name="P142"><text:reference-mark-start text:name="key.attestation.data"/><text:span text:style-name="T116">KeyAttestation</text:span><text:reference-mark-end text:name="key.attestation.data"/><text:span text:style-name="T102"> vouches for </text:span><text:span text:style-name="T105">that generated key-pairs actually reside in the SKS by attesting (s</text:span><text:span text:style-name="T67">ee </text:span><text:span text:style-name="CrossRef"><text:reference-ref text:reference-format="text" text:ref-name="SKSAttestations">Attestations</text:reference-ref></text:span><text:span text:style-name="T105">) keys according to the following </text:span><text:span text:style-name="T3">Data</text:span><text:span text:style-name="T105"> scheme:</text:span></text:p>
            <text:p text:style-name="P141"><text:span text:style-name="T60"><text:tab/>Data </text:span><text:span text:style-name="T160">=</text:span><text:span text:style-name="T60"> </text:span><text:span text:style-name="T113">ID</text:span><text:span text:style-name="T60"> </text:span><text:span text:style-name="T61">|| </text:span><text:span text:style-name="T113">PublicKey</text:span><text:line-break/></text:p>
          </table:table-cell>
        </table:table-row>
      </table:table>
      <text:p text:style-name="Standard"/>
      <text:p text:style-name="Standard"/>
      <text:p text:style-name="P52">Remarks</text:p>
      <text:p text:style-name="P48"><text:span text:style-name="T116">KeyHandle</text:span><text:span text:style-name="T102"> </text:span><text:span text:style-name="T100">must</text:span><text:span text:style-name="T102"> be </text:span><text:span text:style-name="T3">static</text:span><text:span text:style-name="T102">, </text:span><text:span text:style-name="T3">unique</text:span><text:span text:style-name="T102"> and </text:span><text:span text:style-name="T3">never be reused</text:span><text:span text:style-name="T102">. <text:s/>Note that a </text:span><text:span text:style-name="T113">KeyHandle</text:span><text:span text:style-name="T102"> returned by </text:span><text:span text:style-name="T120">createKeyEntry</text:span><text:span text:style-name="T102"> </text:span><text:span text:style-name="T98">must not</text:span><text:span text:style-name="T102"> be featured in </text:span><text:span text:style-name="CrossRef"><text:span text:style-name="T96"><text:reference-ref text:reference-format="text" text:ref-name="user.api">User API</text:reference-ref></text:span></text:span><text:span text:style-name="T102"> operations until the associated provisioning session has been closed (see </text:span><text:span text:style-name="CrossRef"><text:span text:style-name="T96"><text:reference-ref text:reference-format="text" text:ref-name="closeProvisioningSession">closeProvisioningSession</text:reference-ref></text:span></text:span><text:span text:style-name="T102">).</text:span></text:p>
      <text:p text:style-name="P48"><text:reference-mark-start text:name="object.ids"/><text:span text:style-name="T102">Object IDs</text:span><text:reference-mark-end text:name="object.ids"/><text:span text:style-name="T102"> for </text:span><text:span text:style-name="CrossRef"><text:span text:style-name="T96"><text:reference-ref text:reference-format="text" text:ref-name="createKeyPair">createKeyEntry</text:reference-ref></text:span></text:span><text:span text:style-name="T105">, </text:span><text:span text:style-name="CrossRef"><text:span text:style-name="T96"><text:reference-ref text:reference-format="text" text:ref-name="createPINPolicy">createPINPolicy</text:reference-ref></text:span></text:span><text:span text:style-name="T105"> and </text:span><text:span text:style-name="CrossRef"><text:span text:style-name="T96"><text:reference-ref text:reference-format="text" text:ref-name="createPUKPolicy">createPUKPolicy</text:reference-ref></text:span></text:span><text:span text:style-name="T105"> </text:span><text:span text:style-name="T3">share a common namespace</text:span><text:span text:style-name="T105"> but the namespace is entirely local to the </text:span><text:span text:style-name="T3">provisioning session</text:span><text:span text:style-name="T105">. <text:s/>Although only static identifiers are used in the examples, Object IDs </text:span><text:span text:style-name="T3">may be randomized</text:span><text:span text:style-name="T105"> to increase entropy of </text:span><text:span text:style-name="CrossRef"><text:reference-ref text:reference-format="text" text:ref-name="MACOperations">MAC Operations</text:reference-ref></text:span><text:span text:style-name="T105">.</text:span></text:p>
      <text:p text:style-name="P48"><text:reference-mark-start text:name="issuer.seed"/><text:span text:style-name="T110">ServerSeed</text:span><text:reference-mark-end text:name="issuer.seed"/> <text:span text:style-name="T53">must</text:span> be a 0-64 byte binary string holding a <text:span text:style-name="T2">random number seed</text:span>. <text:s/>How <text:span text:style-name="T110">ServerSeed</text:span> is applied to the random number generation process is <text:span text:style-name="T2">unspecified</text:span>. <text:s/>The only requirement is that it <text:span text:style-name="T52">must not</text:span> be able <text:span text:style-name="T2">reducing</text:span> the entropy.</text:p>
      <text:p text:style-name="Text_20_body">For RSA keys with <text:span text:style-name="T2">variable</text:span> exponent <text:reference-mark-start text:name="key.param"/><text:span text:style-name="T120">KeyParameters</text:span><text:reference-mark-end text:name="key.param"/> <text:span text:style-name="T53">must</text:span> be 1-8 bytes holding a positive big-endian integer, else <text:span text:style-name="T120">KeyParameters</text:span> <text:span text:style-name="T53">must</text:span> be of zero length.</text:p>
      <text:p text:style-name="P48"><text:span text:style-name="T105">A non-zero </text:span><text:span text:style-name="T116">BiometricProtection</text:span><text:span text:style-name="T105"> value presumes that the target SKS supports </text:span><text:span text:style-name="CrossRef"><text:reference-ref text:reference-format="text" text:ref-name="biometricoption">Biometric Protection</text:reference-ref></text:span><text:span text:style-name="T105">,</text:span><text:span text:style-name="T102"> otherwise an </text:span><text:span text:style-name="T3">error</text:span><text:span text:style-name="T102"> </text:span><text:span text:style-name="T98">must be</text:span><text:span text:style-name="T102"> returned. </text:span><text:span text:style-name="T105"><text:s/>See </text:span><text:span text:style-name="CrossRef"><text:reference-ref text:reference-format="text" text:ref-name="getDeviceData">getDeviceInfo</text:reference-ref></text:span><text:span text:style-name="T105">.</text:span></text:p>
      <text:p text:style-name="Text_20_body"><text:span text:style-name="T113">EndorsedAlgorithm</text:span><text:span text:style-name="T61"> URIs </text:span><text:span text:style-name="T64">must</text:span><text:span text:style-name="T61"> be </text:span><text:span text:style-name="T60">sorted in ascending alphabetical order</text:span><text:span text:style-name="T61"> before calling </text:span><text:span text:style-name="T113">createKeyEntry</text:span><text:span text:style-name="T61">.</text:span></text:p>
      <text:p text:style-name="Text_20_body"><text:span text:style-name="T113">EndorsedAlgorithm</text:span><text:span text:style-name="T61"> URIs </text:span><text:span text:style-name="T64">must</text:span><text:span text:style-name="T61"> be checked for compatibility with </text:span><text:span text:style-name="CrossRef"><text:span text:style-name="T96"><text:reference-ref text:reference-format="text" text:ref-name="algo.support">Algorithm Support</text:reference-ref></text:span></text:span>.</text:p>
      <text:p text:style-name="Text_20_body"><text:span text:style-name="T113">EndorsedAlgorithm</text:span><text:span text:style-name="T61"> compliance </text:span><text:span text:style-name="T64">must</text:span><text:span text:style-name="T61"> be </text:span><text:span text:style-name="T60">enforced</text:span><text:span text:style-name="T61"> by the</text:span> <text:span text:style-name="CrossRef"><text:span text:style-name="T96"><text:reference-ref text:reference-format="text" text:ref-name="user.api">User API</text:reference-ref></text:span></text:span><text:span text:style-name="T61">.</text:span></text:p>
      <text:p text:style-name="Text_20_body"><text:span text:style-name="T113">EndorsedAlgorithm</text:span><text:span text:style-name="T61"> URIs </text:span><text:span text:style-name="T64">must not</text:span><text:span text:style-name="T61"> be checked against actual key material during </text:span><text:span text:style-name="T113">createKeyEntry</text:span>. <text:s/>This check <text:span text:style-name="T53">must</text:span> be <text:span text:style-name="T2">deferred</text:span> to <text:span text:style-name="CrossRef"><text:span text:style-name="T96"><text:reference-ref text:reference-format="text" text:ref-name="closeProvisioningSession">closeProvisioningSession</text:reference-ref></text:span></text:span><text:span text:style-name="T61">.</text:span></text:p>
      <text:p text:style-name="Text_20_body"><text:span text:style-name="T61">If no </text:span><text:span text:style-name="T113">EndorsedAlgorithm</text:span><text:span text:style-name="T61"> URIs are specified, </text:span><text:span text:style-name="T60">the key is only constrained by the key material</text:span><text:span text:style-name="T61">.</text:span></text:p>
      <text:p text:style-name="P53"><text:span text:style-name="T96">With the special algorithm </text:span><text:span text:style-name="T119">http://xmlns.webpki.org/sks/algorithm#none</text:span><text:span text:style-name="T96"> (which is only permitted as a single </text:span><text:span text:style-name="T119">EndorsedAlgorithm</text:span><text:span text:style-name="T96"> item), keys </text:span><text:span text:style-name="T98">must</text:span><text:span text:style-name="T96"> be </text:span>disabled<text:span text:style-name="T96"> from executing cryptographic operations through the </text:span><text:span text:style-name="CrossRef"><text:span text:style-name="T96"><text:reference-ref text:reference-format="text" text:ref-name="user.api">User API</text:reference-ref></text:span></text:span><text:span text:style-name="T96">.</text:span></text:p>
      <text:p text:style-name="P48"><text:span text:style-name="T105">A set</text:span><text:span text:style-name="T61"> </text:span><text:span text:style-name="T113">DevicePINProtection</text:span><text:span text:style-name="T61"> </text:span><text:span text:style-name="T105">presumes that the target SKS supports a “device PUK/PIN”, </text:span><text:span text:style-name="T102">otherwise an </text:span><text:span text:style-name="T3">error</text:span><text:span text:style-name="T102"> </text:span><text:span text:style-name="T98">must be</text:span><text:span text:style-name="T102"> returned</text:span><text:span text:style-name="T105">. <text:s/>The characteristics of device PINs are out of scope for the SKS specification. <text:s/>See </text:span><text:span text:style-name="CrossRef"><text:reference-ref text:reference-format="text" text:ref-name="getDeviceData">getDeviceInfo</text:reference-ref></text:span><text:span text:style-name="T105">.</text:span></text:p>
      <text:p text:style-name="P48"><text:span text:style-name="T113">DevicePINProtection</text:span><text:span text:style-name="T61"> </text:span><text:span text:style-name="T63">must not</text:span><text:span text:style-name="T61"> be combined with local PIN policy objects</text:span><text:span text:style-name="T105">.</text:span></text:p>
      <text:p text:style-name="Text_20_body"><text:reference-mark-start text:name="enable.pin.caching"/><text:span text:style-name="T110">EnablePINCaching</text:span><text:reference-mark-end text:name="enable.pin.caching"/><text:span text:style-name="T105"> </text:span><text:span text:style-name="T53">must</text:span><text:span text:style-name="T105"> only be used with keys protected by local PIN policy objects having the </text:span><text:span text:style-name="CrossRef"><text:reference-ref text:reference-format="text" text:ref-name="input.method">InputMethod</text:reference-ref></text:span><text:span text:style-name="T105"> set to </text:span><text:span text:style-name="T110">"trusted-gui"</text:span><text:span text:style-name="T105">.</text:span></text:p>
      <text:p text:style-name="P66"/>
      <text:p text:style-name="P116"><text:reference-mark-start text:name="pinvalue"/><text:span text:style-name="T116">PINValue</text:span><text:reference-mark-end text:name="pinvalue"/><text:span text:style-name="T67"> objects </text:span><text:span text:style-name="T72">must</text:span><text:span text:style-name="T67"> be set by the </text:span><text:span text:style-name="T60">caller</text:span><text:span text:style-name="T67"> as illustrated by the following pseudo code:</text:span></text:p>
      <text:p text:style-name="P136"><text:span text:style-name="T67">if (</text:span><text:span text:style-name="T116">PINPolicyHandle</text:span><text:span text:style-name="T67"> == 0) <text:s text:c="3"/>// No PIN or device PIN</text:span></text:p>
      <text:p text:style-name="P137"><text:s text:c="2"/>{</text:p>
      <text:p text:style-name="P136"><text:span text:style-name="T67"><text:s text:c="5"/></text:span><text:span text:style-name="T116">PINValue</text:span><text:span text:style-name="T67"> = </text:span><text:span text:style-name="T60">zero length array</text:span><text:span text:style-name="T61">;</text:span></text:p>
      <text:p text:style-name="P137"><text:s text:c="2"/>}</text:p>
      <text:p text:style-name="P136"><text:span text:style-name="T67">else if (</text:span><text:span text:style-name="T116">PINPolicyHandle.UsedDefined</text:span><text:span text:style-name="T67">) <text:s text:c="5"/>// see </text:span><text:span text:style-name="CrossRef"><text:reference-ref text:reference-format="text" text:ref-name="pinuserdefined">UserDefined</text:reference-ref></text:span></text:p>
      <text:p text:style-name="P137"><text:s text:c="2"/>{</text:p>
      <text:p text:style-name="P136"><text:span text:style-name="T67"><text:s text:c="5"/></text:span><text:span text:style-name="T116">PINValue</text:span><text:span text:style-name="T67"> = </text:span><text:span text:style-name="T60">user-defined clear text PIN value</text:span><text:span text:style-name="T61">; <text:s text:c="2"/>// taken from a local provisioning GUI</text:span></text:p>
      <text:p text:style-name="P137"><text:s text:c="2"/>}</text:p>
      <text:p text:style-name="P137">else</text:p>
      <text:p text:style-name="P137"><text:s text:c="2"/>{</text:p>
      <text:p text:style-name="P136"><text:span text:style-name="T67"><text:s text:c="5"/></text:span><text:span text:style-name="T116">PINValue</text:span><text:span text:style-name="T67"> = </text:span><text:span text:style-name="T60">encrypted issuer-set PIN value</text:span><text:span text:style-name="T61">; <text:s text:c="3"/>// see </text:span><text:span text:style-name="CrossRef"><text:span text:style-name="T96"><text:reference-ref text:reference-format="text" text:ref-name="EncryptedData">Encrypted Data</text:reference-ref></text:span></text:span></text:p>
      <text:p text:style-name="P137"><text:s text:c="2"/>}</text:p>
      <text:p text:style-name="P54"/>
      <text:p text:style-name="P54"/>
      <text:p text:style-name="P54"/>
      <text:p text:style-name="P48"><text:span text:style-name="T60"><text:line-break/></text:span><text:span text:style-name="T3">Continued on the next page...</text:span></text:p>
      <text:p text:style-name="P118">The following JSON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33">{</text:span><text:span text:style-name="T2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21"><text:line-break/></text:span><text:span text:style-name="T132">    </text:span><text:span text:style-name="T133">"</text:span><text:span text:style-name="T142">@qualifier</text:span><text:span text:style-name="T133">": "</text:span><text:reference-mark-start text:name="keyinitreq"/><text:span text:style-name="T152">KeyCreationRequest</text:span><text:reference-mark-end text:name="keyinitreq"/><text:span text:style-name="T133">",</text:span><text:span text:style-name="T21"><text:line-break/></text:span><text:span text:style-name="T132">    </text:span><text:span text:style-name="T133">"</text:span><text:span text:style-name="T146">KeyEntryAlgorithm</text:span><text:span text:style-name="T133">": "</text:span><text:span text:style-name="T151">http://xmlns.webpki.org/sks/algorithm#key.1</text:span><text:span text:style-name="T133">",</text:span><text:span text:style-name="T21"><text:line-break/></text:span><text:span text:style-name="T132">    </text:span><text:span text:style-name="T133">"</text:span><text:span text:style-name="T146">ServerSessionID</text:span><text:span text:style-name="T133">": "</text:span><text:span text:style-name="T151">1417fa0bedb7rjEFGS-BL3RnJoDyh5UZ</text:span><text:span text:style-name="T133">",</text:span><text:span text:style-name="T21"><text:line-break/></text:span><text:span text:style-name="T132">    </text:span><text:span text:style-name="T133">"</text:span><text:span text:style-name="T146">ClientSessionID</text:span><text:span text:style-name="T133">": "</text:span><text:span text:style-name="T151">PpZRTVq2wa-TLvsFJE7GZPASEeEqk4Yz</text:span><text:span text:style-name="T133">",</text:span><text:span text:style-name="T21"><text:line-break/></text:span><text:span text:style-name="T132">    </text:span><text:span text:style-name="T133">"</text:span><text:span text:style-name="T146">SubmitURL</text:span><text:span text:style-name="T133">": "</text:span><text:span text:style-name="T151">http://issuer.example.com/keyinit</text:span><text:span text:style-name="T133">",</text:span><text:span text:style-name="T21"><text:line-break/></text:span><text:span text:style-name="T132">    </text:span><text:span text:style-name="T133">"</text:span><text:span text:style-name="T146">PUKPolicySpecifier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PUK.1</text:span><text:span text:style-name="T133">",</text:span><text:span text:style-name="T21"><text:line-break/></text:span><text:span text:style-name="T132">             </text:span><text:span text:style-name="T133">"</text:span><text:span text:style-name="T146">RetryLimit</text:span><text:span text:style-name="T133">": </text:span><text:span text:style-name="T157">3</text:span><text:span text:style-name="T133">,</text:span><text:span text:style-name="T21"><text:line-break/></text:span><text:span text:style-name="T132">             </text:span><text:span text:style-name="T133">"</text:span><text:span text:style-name="T146">Format</text:span><text:span text:style-name="T133">": "</text:span><text:span text:style-name="T151">numeric</text:span><text:span text:style-name="T133">",</text:span><text:span text:style-name="T21"><text:line-break/></text:span><text:span text:style-name="T132">             </text:span><text:span text:style-name="T133">"</text:span><text:span text:style-name="T146">EncryptedPUK</text:span><text:span text:style-name="T133">": "</text:span><text:span text:style-name="T151">xkELvWmx+nHdemfJItY+KmcArGNTsusM7jATLHKHC5U=</text:span><text:span text:style-name="T133">",</text:span><text:span text:style-name="T21"><text:line-break/></text:span><text:span text:style-name="T132">             </text:span><text:span text:style-name="T133">"</text:span><text:span text:style-name="T146">MAC</text:span><text:span text:style-name="T133">": "</text:span><text:span text:style-name="T151">oNTuaVBPqgOGJE7xs1tNtICuzviE2wskcoW1kiuZIKg=</text:span><text:span text:style-name="T133">",</text:span><text:span text:style-name="T21"><text:line-break/></text:span><text:span text:style-name="T132">             </text:span><text:span text:style-name="T133">"</text:span><text:span text:style-name="T146">PINPolicySpecifier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PIN.1</text:span><text:span text:style-name="T133">",</text:span><text:span text:style-name="T21"><text:line-break/></text:span><text:span text:style-name="T132">                      </text:span><text:span text:style-name="T133">"</text:span><text:span text:style-name="T146">MinLength</text:span><text:span text:style-name="T133">": </text:span><text:span text:style-name="T157">4</text:span><text:span text:style-name="T133">,</text:span><text:span text:style-name="T21"><text:line-break/></text:span><text:span text:style-name="T132">                      </text:span><text:span text:style-name="T133">"</text:span><text:span text:style-name="T146">MaxLength</text:span><text:span text:style-name="T133">": </text:span><text:span text:style-name="T157">8</text:span><text:span text:style-name="T133">,</text:span><text:span text:style-name="T21"><text:line-break/></text:span><text:span text:style-name="T132">                      </text:span><text:span text:style-name="T133">"</text:span><text:span text:style-name="T146">RetryLimit</text:span><text:span text:style-name="T133">": </text:span><text:span text:style-name="T157">3</text:span><text:span text:style-name="T133">,</text:span></text:p>
            <text:p text:style-name="P79"><text:span text:style-name="T133"><text:s text:c="22"/>"</text:span><text:span text:style-name="T146">Grouping</text:span><text:span text:style-name="T133">": "</text:span><text:span text:style-name="T151">shared</text:span><text:span text:style-name="T133">", </text:span><text:span text:style-name="T21"><text:line-break/></text:span><text:span text:style-name="T132">                      </text:span><text:span text:style-name="T133">"</text:span><text:span text:style-name="T146">Format</text:span><text:span text:style-name="T133">": "</text:span><text:span text:style-name="T151">numeric</text:span><text:span text:style-name="T133">",</text:span><text:span text:style-name="T21"><text:line-break/></text:span><text:span text:style-name="T132">                      </text:span><text:span text:style-name="T133">"</text:span><text:span text:style-name="T146">MAC</text:span><text:span text:style-name="T133">": "</text:span><text:span text:style-name="T151">Z3lMErjv6varAj5Ww31AAj8e/0QZjkYgFdtquDSf4G0=</text:span><text:span text:style-name="T133">",</text:span><text:span text:style-name="T21"><text:line-break/></text:span><text:span text:style-name="T132">                      </text:span><text:span text:style-name="T133">"</text:span><text:span text:style-name="T146">KeyEntrySpecifiers</text:span><text:span text:style-name="T133">": </text:span><text:span text:style-name="T21"><text:line-break/></text:span><text:span text:style-name="T132">   <text:s text:c="7"/>                </text:span><text:span text:style-name="T133">[{</text:span><text:span text:style-name="T131"><text:line-break/></text:span><text:span text:style-name="T132">           <text:s text:c="7"/>            </text:span><text:span text:style-name="T133">"</text:span><text:span text:style-name="T146">ID</text:span><text:span text:style-name="T133">": "</text:span><text:span text:style-name="T151">Key.1</text:span><text:span text:style-name="T133">",</text:span><text:span text:style-name="T131"><text:line-break/></text:span><text:span text:style-name="T132">        <text:s text:c="7"/>               </text:span><text:span text:style-name="T133">"</text:span><text:span text:style-name="T146">AppUsage</text:span><text:span text:style-name="T133">": "</text:span><text:span text:style-name="T151">authentication</text:span><text:span text:style-name="T133">",</text:span><text:span text:style-name="T131"><text:line-break/></text:span><text:span text:style-name="T132">       <text:s text:c="7"/>                </text:span><text:span text:style-name="T133">"</text:span><text:span text:style-name="T146">KeyAlgorithm</text:span><text:span text:style-name="T133">": "</text:span><text:span text:style-name="T151">http://xmlns.webpki.org/sks/algorithm#rsa2048</text:span><text:span text:style-name="T133">",</text:span><text:span text:style-name="T131"><text:line-break/></text:span><text:span text:style-name="T132">            <text:s text:c="7"/>           </text:span><text:span text:style-name="T133">"</text:span><text:span text:style-name="T146">MAC</text:span><text:span text:style-name="T133">": "</text:span><text:span text:style-name="T151">ksg1ZwSfGrUjWPWpbK6wrhOKRH7TlwMc/V9N51GhFCc=</text:span><text:span text:style-name="T133">"</text:span><text:span text:style-name="T131"><text:line-break/></text:span><text:span text:style-name="T132">       <text:s text:c="7"/>            </text:span><text:span text:style-name="T133">},</text:span><text:span text:style-name="T131"><text:line-break/></text:span><text:span text:style-name="T132">   <text:s text:c="7"/>                </text:span><text:span text:style-name="T133">{</text:span><text:span text:style-name="T131"><text:line-break/></text:span><text:span text:style-name="T132">              <text:s text:c="7"/>         </text:span><text:span text:style-name="T133">"</text:span><text:span text:style-name="T146">ID</text:span><text:span text:style-name="T133">": "</text:span><text:span text:style-name="T151">Key.2</text:span><text:span text:style-name="T133">",</text:span><text:span text:style-name="T131"><text:line-break/></text:span><text:span text:style-name="T132">        <text:s text:c="7"/>               </text:span><text:span text:style-name="T133">"</text:span><text:span text:style-name="T146">AppUsage</text:span><text:span text:style-name="T133">": "</text:span><text:span text:style-name="T151">signature</text:span><text:span text:style-name="T133">",</text:span><text:span text:style-name="T131"><text:line-break/></text:span><text:span text:style-name="T132">     <text:s text:c="7"/>                  </text:span><text:span text:style-name="T133">"</text:span><text:span text:style-name="T146">KeyAlgorithm</text:span><text:span text:style-name="T133">": "</text:span><text:span text:style-name="T151">http://xmlns.webpki.org/sks/algorithm#ec.p256</text:span><text:span text:style-name="T133">",</text:span><text:span text:style-name="T131"><text:line-break/></text:span><text:span text:style-name="T132">    <text:s text:c="7"/>                   </text:span><text:span text:style-name="T133">"</text:span><text:span text:style-name="T146">MAC</text:span><text:span text:style-name="T133">": "</text:span><text:span text:style-name="T151">dC++5J1yQ1SnP4WyRQv4sZJG9gPlq29wO4E2nnX5sFk=</text:span><text:span text:style-name="T133">"</text:span><text:span text:style-name="T131"><text:line-break/></text:span><text:span text:style-name="T132">            <text:s text:c="7"/>       </text:span><text:span text:style-name="T133">}]</text:span></text:p>
            <text:p text:style-name="P79"><text:span text:style-name="T132">                  </text:span><text:span text:style-name="T133">}]</text:span><text:span text:style-name="T21"><text:line-break/></text:span><text:span text:style-name="T132">         </text:span><text:span text:style-name="T133">}]</text:span><text:span text:style-name="T21"><text:line-break/></text:span><text:span text:style-name="T133">}</text:span><text:span text:style-name="T21"> </text:span></text:p>
          </table:table-cell>
        </table:table-row>
      </table:table>
      <text:p text:style-name="Text_20_body"/>
      <text:p text:style-name="P42">This sequence should be interpreted as a request for an EC key and an RSA key where both keys are protected by a single (shared) user-defined (within the specified policy limits) PIN. <text:s/>The PIN is in turn governed by an issuer-defined, <text:span text:style-name="T2">protocol-wise</text:span> <text:span text:style-name="T2">secret</text:span> PUK. <text:s/>Also s<text:span text:style-name="T57">ee </text:span><text:span text:style-name="CrossRef"><text:reference-ref text:reference-format="text" text:ref-name="kg2.int">KeyGen2 Proxy</text:reference-ref></text:span>.</text:p>
      <text:p text:style-name="P48"><text:span text:style-name="T105">In the sample </text:span><text:span text:style-name="CrossRef"><text:reference-ref text:reference-format="text" text:ref-name="keygen2">KeyGen2</text:reference-ref></text:span><text:span text:style-name="T105"> </text:span><text:span text:style-name="T3">default values</text:span><text:span text:style-name="T105"> have been utilized which is why there are few </text:span><text:span text:style-name="T3">visible</text:span><text:span text:style-name="T105"> key generation attributes.</text:span></text:p>
      <text:p text:style-name="P54"/>
      <text:p text:style-name="P54"/>
      <text:p text:style-name="P54"/>
      <text:p text:style-name="P40"><text:span text:style-name="T59"><text:line-break/></text:span><text:span text:style-name="T2">Continued on the next page...</text:span></text:p>
      <text:p text:style-name="P108"/>
      <text:p text:style-name="P118"><text:span text:style-name="T105">When using </text:span><text:span text:style-name="CrossRef"><text:reference-ref text:reference-format="text" text:ref-name="keygen2">KeyGen2</text:reference-ref></text:span><text:span text:style-name="T105"> the </text:span><text:span text:style-name="T3">output</text:span><text:span text:style-name="T105"> from </text:span><text:span text:style-name="T108">createKeyEntry</text:span><text:span text:style-name="T105"> is translated as shown below:<text:line-break/></text:span></text:p>
      <table:table table:name="Table32" table:style-name="Table32">
        <table:table-column table:style-name="Table32.A"/>
        <table:table-row>
          <table:table-cell table:style-name="Table32.A1" office:value-type="string">
            <text:p text:style-name="P79"><text:span text:style-name="T133">{</text:span><text:span text:style-name="T2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21"><text:line-break/></text:span><text:span text:style-name="T132">    </text:span><text:span text:style-name="T133">"</text:span><text:span text:style-name="T142">@qualifier</text:span><text:span text:style-name="T133">": "</text:span><text:span text:style-name="T151">KeyCreationResponse</text:span><text:span text:style-name="T133">",</text:span><text:span text:style-name="T21"><text:line-break/></text:span><text:span text:style-name="T132">    </text:span><text:span text:style-name="T133">"</text:span><text:span text:style-name="T146">ServerSessionID</text:span><text:span text:style-name="T133">": "</text:span><text:span text:style-name="T151">1417fa0bedb7rjEFGS-BL3RnJoDyh5UZ</text:span><text:span text:style-name="T133">",</text:span><text:span text:style-name="T21"><text:line-break/></text:span><text:span text:style-name="T132">    </text:span><text:span text:style-name="T133">"</text:span><text:span text:style-name="T146">ClientSessionID</text:span><text:span text:style-name="T133">": "</text:span><text:span text:style-name="T151">PpZRTVq2wa-TLvsFJE7GZPASEeEqk4Yz</text:span><text:span text:style-name="T133">",</text:span><text:span text:style-name="T21"><text:line-break/></text:span><text:span text:style-name="T132">    </text:span><text:span text:style-name="T133">"</text:span><text:span text:style-name="T146">GeneratedKey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Key.1</text:span><text:span text:style-name="T133">",</text:span><text:span text:style-name="T21"><text:line-break/></text:span><text:span text:style-name="T132">             </text:span><text:span text:style-name="T133">"</text:span><text:span text:style-name="T146">Public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RSA</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Modulus</text:span><text:span text:style-name="T133">": "</text:span><text:span text:style-name="T151">soI7DCkNaGZtMP8QLMCu . . . TzTPWM6qFKWLzR45+3DWcPw==</text:span><text:span text:style-name="T133">",</text:span><text:span text:style-name="T21"><text:line-break/></text:span><text:span text:style-name="T132">                             </text:span><text:span text:style-name="T133">"</text:span><text:span text:style-name="T146">Exponent</text:span><text:span text:style-name="T133">": "</text:span><text:span text:style-name="T151">AQAB</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146">KeyAttestation</text:span><text:span text:style-name="T133">": "</text:span><text:span text:style-name="T151">bYNI0YTCnVXvuNUM1lm/grDC9U2c63nRbqchnpaoUVg=</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Key.2</text:span><text:span text:style-name="T133">",</text:span><text:span text:style-name="T21"><text:line-break/></text:span><text:span text:style-name="T132">             </text:span><text:span text:style-name="T133">"</text:span><text:span text:style-name="T146">Public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EC</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NamedCurve</text:span><text:span text:style-name="T133">": "</text:span><text:span text:style-name="T151">http://xmlns.webpki.org/sks/algorithm#ec.p256</text:span><text:span text:style-name="T133">",</text:span><text:span text:style-name="T21"><text:line-break/></text:span><text:span text:style-name="T132">                             </text:span><text:span text:style-name="T133">"</text:span><text:span text:style-name="T146">X</text:span><text:span text:style-name="T133">": "</text:span><text:span text:style-name="T151">nGlEGIaJp0aSJzD3aNsqt1QC3CCSGDgPTVG/2pFLQ6w=</text:span><text:span text:style-name="T133">",</text:span><text:span text:style-name="T21"><text:line-break/></text:span><text:span text:style-name="T132">                             </text:span><text:span text:style-name="T133">"</text:span><text:span text:style-name="T146">Y</text:span><text:span text:style-name="T133">": "</text:span><text:span text:style-name="T151">XOa0+BbXVqqcvwBBOMvV1fs5BzbC9rLdBnXigWNy97o=</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146">KeyAttestation</text:span><text:span text:style-name="T133">": "</text:span><text:span text:style-name="T151">TtScC3woIB/hGt3SmSvpggIB2Z33S87vSl94hCFFsSE=</text:span><text:span text:style-name="T133">"</text:span><text:span text:style-name="T21"><text:line-break/></text:span><text:span text:style-name="T132">         </text:span><text:span text:style-name="T133">}]</text:span><text:span text:style-name="T21"><text:line-break/></text:span><text:span text:style-name="T133">}</text:span><text:span text:style-name="T21"> </text:span></text:p>
          </table:table-cell>
        </table:table-row>
      </table:table>
      <text:p text:style-name="P40"/>
      <text:p text:style-name="P46">A conforming server <text:span text:style-name="T52">must</text:span> after receival of the response verify that the number and IDs of returned keys match the request. <text:s/>In addition, each returned key <text:span text:style-name="T52">must</text:span> be checked for correctness regarding attestation data and that the generated public key actually complies with that of the request.</text:p>
      <text:h text:style-name="P192"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8"/>
      <text:p text:style-name="P46"><text:span text:style-name="T108">getKeyHandle</text:span> returns a <text:span text:style-name="T116">KeyHandle</text:span> based on the provisioning session specific key ID.</text:p>
      <text:p text:style-name="P48">An invalid key <text:span text:style-name="T120">ID</text:span> <text:span text:style-name="T53">must</text:span> return an error and abort the provisioning session.</text:p>
      <text:h text:style-name="P192"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108">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92">⁮[</text:span><text:span text:style-name="T94"> </text:span><text:span text:style-name="T92">]</text:span></text:p>
          </table:table-cell>
          <table:table-cell table:style-name="Table20.C2" office:value-type="string">
            <text:p text:style-name="P88"><text:span text:style-name="T105">DER encoded </text:span><text:span text:style-name="CrossRef"><text:reference-ref text:reference-format="text" text:ref-name="X.509">X.509</text:reference-ref></text:span><text:span text:style-name="T105"> certificate object</text:span> <text:span text:style-name="T2">repeated</text:span> as defined by <text:span text:style-name="T108">PathLength</text:span><text:span text:style-name="T54">‪‫‬‭‪‏‪‏</text:span><text:span text:style-name="T109">‎</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92">⁮[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setCertificatePath</text:span><text:span text:style-name="T105"> attaches an </text:span><text:span text:style-name="CrossRef"><text:reference-ref text:reference-format="text" text:ref-name="X.509">X.509</text:reference-ref></text:span><text:span text:style-name="T105"> certificate path to an already created key-pair. <text:s/>See </text:span><text:span text:style-name="CrossRef"><text:reference-ref text:reference-format="text" text:ref-name="createKeyPair">createKeyEntry</text:reference-ref></text:span><text:span text:style-name="T105">.</text:span></text:p>
      <text:p text:style-name="Text_20_body"><text:span text:style-name="T67">The </text:span><text:span text:style-name="T116">X509Certificate</text:span><text:span text:style-name="T67"> objects </text:span><text:span text:style-name="T72">must</text:span><text:span text:style-name="T67"> form an </text:span><text:span text:style-name="T60">ordered</text:span><text:span text:style-name="T61"> and </text:span><text:span text:style-name="T60">contiguous </text:span><text:span text:style-name="T61">certificate </text:span><text:span text:style-name="T67">path so that the </text:span><text:span text:style-name="T60">first</text:span><text:span text:style-name="T67"> object contains the<text:line-break/></text:span><text:span text:style-name="CrossRef"><text:span text:style-name="T96"><text:reference-ref text:reference-format="text" text:ref-name="eecert">End-Entity Certificate</text:reference-ref></text:span></text:span><text:span text:style-name="T67"> </text:span><text:span text:style-name="T60">usually</text:span><text:span text:style-name="T67"> holding the public key of the target key‑pair. <text:s/>The</text:span><text:span text:style-name="T129"> path </text:span><text:span text:style-name="T67">does though not have to be complete (include all upper-level CAs). <text:s/>Path validity </text:span><text:span text:style-name="T66">should</text:span><text:span text:style-name="T67"> be verified by the provisioning middleware before calling this method.</text:span></text:p>
      <text:p text:style-name="Text_20_body"><text:span text:style-name="T67">Individual </text:span><text:span text:style-name="T116">X509Certificate</text:span><text:span text:style-name="T67"> objects </text:span><text:span text:style-name="T71">must not</text:span><text:span text:style-name="T67"> exceed </text:span><text:span text:style-name="CrossRef"><text:reference-ref text:reference-format="text" text:ref-name="cryptodatasize">CryptoDataSize</text:reference-ref></text:span><text:span text:style-name="T67">.</text:span></text:p>
      <text:p text:style-name="Text_20_body"><text:span text:style-name="T67">Note that a</text:span><text:span text:style-name="T105">n SKS </text:span><text:span text:style-name="T55">must not</text:span><text:span text:style-name="T105"> not attempt to verify that the </text:span><text:span text:style-name="CrossRef"><text:span text:style-name="T96"><text:reference-ref text:reference-format="text" text:ref-name="eecert">End-Entity Certificate</text:reference-ref></text:span></text:span><text:span text:style-name="T105"> and </text:span><text:span text:style-name="T113">KeyHandle.</text:span><text:span text:style-name="CrossRef"><text:span text:style-name="T96"><text:reference-ref text:reference-format="text" text:ref-name="keyentry.publickey">PublicKey</text:reference-ref></text:span></text:span><text:span text:style-name="T105"> match because that would disable the </text:span><text:span text:style-name="CrossRef"><text:span text:style-name="T128"><text:reference-ref text:reference-format="text" text:ref-name="restorePrivateKey">importPrivateKey</text:reference-ref></text:span></text:span><text:span text:style-name="T105"> method. <text:s/>It is the </text:span><text:span text:style-name="T108">MAC</text:span><text:span text:style-name="T105"> operation that is facilitating a cryptographically verifiable binding between the certificate path and the designated key entry.</text:span></text:p>
      <text:p text:style-name="Text_20_body">The <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0"> </text:span><text:span text:style-name="T113">KeyHandle.</text:span><text:span text:style-name="CrossRef"><text:span text:style-name="T96"><text:reference-ref text:reference-format="text" text:ref-name="keyentry.publickey">PublicKey</text:reference-ref></text:span></text:span><text:span text:style-name="T61"> || </text:span><text:span text:style-name="T113">KeyHandle.</text:span><text:span text:style-name="CrossRef"><text:span text:style-name="T96"><text:reference-ref text:reference-format="text" text:ref-name="keyentry.id">ID</text:reference-ref></text:span></text:span><text:span text:style-name="T61"> || </text:span><text:span text:style-name="T113">X509Certificate...</text:span></text:p>
      <text:p text:style-name="Standard"/>
      <text:p text:style-name="P40">A compliant SKS <text:span text:style-name="T53">must</text:span> <text:span text:style-name="T53">not</text:span> accept multiple key entries being associated by the same <text:span text:style-name="CrossRef"><text:span text:style-name="T96"><text:reference-ref text:reference-format="text" text:ref-name="eecert">End-Entity Certificate</text:reference-ref></text:span></text:span> unless the conflicting key is subject to a <text:span text:style-name="CrossRef"><text:span text:style-name="T96"><text:reference-ref text:reference-format="text" text:ref-name="pp.uodate">postUpdateKey</text:reference-ref></text:span></text:span> or <text:span text:style-name="CrossRef"><text:span text:style-name="T96"><text:reference-ref text:reference-format="text" text:ref-name="pp.delkey">postDeleteKey</text:reference-ref></text:span></text:span> operation.</text:p>
      <text:p text:style-name="Text_20_body"><text:span text:style-name="T105">A compliant SKS </text:span><text:span text:style-name="T53">must</text:span><text:span text:style-name="T105"> verify that the public key of the </text:span><text:span text:style-name="CrossRef"><text:span text:style-name="T96"><text:reference-ref text:reference-format="text" text:ref-name="eecert">End-Entity Certificate</text:reference-ref></text:span></text:span><text:span text:style-name="T105"> matches the</text:span><text:span text:style-name="T61"> </text:span><text:span text:style-name="CrossRef"><text:span text:style-name="T96"><text:reference-ref text:reference-format="text" text:ref-name="keygeneration">Asymmetric Key Generation</text:reference-ref></text:span></text:span><text:span text:style-name="T105"> capabilities of the SKS.</text:span></text:p>
      <text:p text:style-name="P40"/>
      <text:p text:style-name="P40"/>
      <text:p text:style-name="P40"/>
      <text:p text:style-name="P40"/>
      <text:p text:style-name="P53">Continued on the next page...</text:p>
      <text:p text:style-name="P92"/>
      <text:p text:style-name="P118"><text:span text:style-name="T61">The following </text:span><text:span text:style-name="CrossRef"><text:span text:style-name="T96"><text:reference-ref text:reference-format="text" text:ref-name="keygen2">KeyGen2</text:reference-ref></text:span></text:span><text:span text:style-name="T61"> object shows its interaction with </text:span><text:span text:style-name="T113">setCertificatePath</text:span><text:span text:style-name="T61">:<text:line-break/></text:span></text:p>
      <table:table table:name="Table28" table:style-name="Table28">
        <table:table-column table:style-name="Table28.A"/>
        <table:table-row>
          <table:table-cell table:style-name="Table28.A1" office:value-type="string">
            <text:p text:style-name="Standard"><text:span text:style-name="T136">{</text:span><text:span text:style-name="T162"><text:line-break/></text:span><text:span text:style-name="T137">    </text:span><text:span text:style-name="T136">"</text:span><text:span text:style-name="T143">@context</text:span><text:span text:style-name="T136">": "</text:span><text:span text:style-name="T155">http://xmlns.webpki.org/keygen2/beta/20131002#</text:span><text:span text:style-name="T136">",</text:span><text:span text:style-name="T162"><text:line-break/></text:span><text:span text:style-name="T137">    </text:span><text:span text:style-name="T136">"</text:span><text:span text:style-name="T143">@qualifier</text:span><text:span text:style-name="T136">": "</text:span><text:reference-mark-start text:name="cred.depl.req"/><text:span text:style-name="T155">ProvisioningFinalizationRequest</text:span><text:reference-mark-end text:name="cred.depl.req"/><text:span text:style-name="T136">",</text:span><text:span text:style-name="T162"><text:line-break/></text:span><text:span text:style-name="T137">    </text:span><text:span text:style-name="T136">"</text:span><text:span text:style-name="T148">ServerSessionID</text:span><text:span text:style-name="T136">": "</text:span><text:span text:style-name="T155">1417fa0ad90cEhH32g3fqhY_6EbeenlK</text:span><text:span text:style-name="T136">",</text:span><text:span text:style-name="T162"><text:line-break/></text:span><text:span text:style-name="T137">    </text:span><text:span text:style-name="T136">"</text:span><text:span text:style-name="T148">ClientSessionID</text:span><text:span text:style-name="T136">": "</text:span><text:span text:style-name="T155">jPGg77Uqp_A59u7Yo4laSRBZMxmoeLay</text:span><text:span text:style-name="T136">",</text:span><text:span text:style-name="T162"><text:line-break/></text:span><text:span text:style-name="T137">    </text:span><text:span text:style-name="T136">"</text:span><text:span text:style-name="T148">SubmitURL</text:span><text:span text:style-name="T136">": "</text:span><text:span text:style-name="T155">http://issuer.example.com/finalize</text:span><text:span text:style-name="T136">",</text:span><text:span text:style-name="T162"><text:line-break/></text:span><text:span text:style-name="T137">    </text:span><text:span text:style-name="T136">"</text:span><text:span text:style-name="T148">IssuedCredentials</text:span><text:span text:style-name="T136">": </text:span><text:span text:style-name="T162"><text:line-break/></text:span><text:span text:style-name="T137">        </text:span><text:span text:style-name="T136">[{</text:span><text:span text:style-name="T162"><text:line-break/></text:span><text:span text:style-name="T137">             </text:span><text:span text:style-name="T136">"</text:span><text:span text:style-name="T148">ID</text:span><text:span text:style-name="T136">": "</text:span><text:span text:style-name="T155">Key.1</text:span><text:span text:style-name="T136">",</text:span><text:span text:style-name="T162"><text:line-break/></text:span><text:span text:style-name="T137">             </text:span><text:span text:style-name="T136">"</text:span><text:span text:style-name="T148">X509CertificatePath</text:span><text:span text:style-name="T136">": </text:span><text:span text:style-name="T162"><text:line-break/></text:span><text:span text:style-name="T137">        </text:span><text:span text:style-name="T137">         </text:span><text:span text:style-name="T136">[</text:span><text:span text:style-name="T162"><text:line-break/></text:span><text:span text:style-name="T137">                     </text:span><text:span text:style-name="T136">"</text:span><text:span text:style-name="T155">MIIDbDCCAlSgAwIBAgIGAUF/oLFEMA0GC..S . . . LNTAajQcWBwAmvX5dvIzg==</text:span><text:span text:style-name="T136">",</text:span></text:p>
            <text:p text:style-name="Standard"><text:span text:style-name="T136">                     "</text:span><text:span text:style-name="T155">MIIDYTCCAkmgAwIBAgIGAUGCqAG . . . qqN3fG5GMaTCZNuJfRQJyU=</text:span><text:span text:style-name="T136">"<text:line-break/></text:span><text:span text:style-name="T137">                 </text:span><text:span text:style-name="T136">],</text:span><text:span text:style-name="T162"><text:line-break/></text:span><text:span text:style-name="T137">             </text:span><text:span text:style-name="T136">"</text:span><text:span text:style-name="T148">MAC</text:span><text:span text:style-name="T136">": </text:span><text:span text:style-name="T136">"</text:span><text:span text:style-name="T155">b3hr4Rc6pHo+MuJYGvvAzdV3knV6tVLphdzDUTEfa9w=</text:span><text:span text:style-name="T136">"</text:span><text:span text:style-name="T162"><text:line-break/></text:span><text:span text:style-name="T137">         </text:span><text:span text:style-name="T136">}],</text:span><text:span text:style-name="T162"><text:line-break/></text:span><text:span text:style-name="T137">    </text:span><text:span text:style-name="T136">"</text:span><text:span text:style-name="T148">Challenge</text:span><text:span text:style-name="T136">": "</text:span><text:span text:style-name="T155">DGfjSX3JaLVeWd2Q+PS7pKvKwIbOvlqZR0hlu2GSVIs=</text:span><text:span text:style-name="T136">",</text:span><text:span text:style-name="T162"><text:line-break/></text:span><text:span text:style-name="T137">    </text:span><text:span text:style-name="T136">"</text:span><text:span text:style-name="T148">MAC</text:span><text:span text:style-name="T136">": "</text:span><text:span text:style-name="T155">6RYr+Lech+bMdttEWJP/cyPNPt0Iw/YXVqx3UuCouNE=</text:span><text:span text:style-name="T136">"</text:span><text:span text:style-name="T162"><text:line-break/></text:span><text:span text:style-name="T136">}</text:span><text:span text:style-name="T162"> </text:span></text:p>
          </table:table-cell>
        </table:table-row>
      </table:table>
      <text:p text:style-name="Text_20_body"/>
      <text:p text:style-name="Standard">The <text:span text:style-name="T108">X509CertificatePath</text:span> array holds the <text:span text:style-name="T2">sorted</text:span> certificate path.</text:p>
      <text:p text:style-name="Standard"/>
      <text:p text:style-name="Text_20_body"><text:span text:style-name="T85">The owning </text:span><text:span text:style-name="T108">ProvisioningHandle</text:span> and local <text:span text:style-name="T108">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using the <text:span text:style-name="T120">ClientSessionID</text:span> and <text:span text:style-name="T120">ServerSessionID</text:span> attributes.</text:p>
      <text:h text:style-name="P192"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92">⁮[</text:span><text:span text:style-name="T94"> </text:span><text:span text:style-name="T92">]</text:span></text:p>
          </table:table-cell>
          <table:table-cell table:style-name="Table26.C2" office:value-type="string">
            <text:p text:style-name="P2">Symmetric key encrypted as described in<text:span text:style-name="T102"> </text:span><text:span text:style-name="CrossRef"><text:span text:style-name="T96"><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92">⁮[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importSymmetricKey</text:span><text:span text:style-name="T105"> imports and links a symmetric key to an already created key-pair and certificate.</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1"> </text:span><text:span text:style-name="CrossRef"><text:span text:style-name="T96"><text:reference-ref text:reference-format="text" text:ref-name="eecert">End-Entity Certificate</text:reference-ref></text:span></text:span><text:span text:style-name="T61"> || </text:span><text:span text:style-name="T113">SymmetricKey</text:span></text:p>
      <text:p text:style-name="P42"><text:span text:style-name="T67">Note that </text:span><text:span text:style-name="T116">SymmetricKey</text:span><text:span text:style-name="T67"> objects </text:span><text:span text:style-name="T71">must be</text:span><text:span text:style-name="T67"> MACed in </text:span><text:span text:style-name="T60">encrypted form</text:span><text:span text:style-name="T67"> and </text:span><text:span text:style-name="T60">then</text:span><text:span text:style-name="T67"> decrypted by the SKS before storing.</text:span></text:p>
      <text:p text:style-name="P42"><text:span text:style-name="T67">Symmetric keys </text:span><text:span text:style-name="T71">must not</text:span><text:span text:style-name="T67"> exceed 128 bytes.</text:span></text:p>
      <text:p text:style-name="Text_20_body"><text:span text:style-name="T61">With the special </text:span><text:span text:style-name="CrossRef"><text:span text:style-name="T96"><text:reference-ref text:reference-format="text" text:ref-name="endorsedalg">EndorsedAlgorithm</text:reference-ref></text:span></text:span><text:span text:style-name="T61"> </text:span><text:span text:style-name="T113">http://xmlns.webpki.org/sks/algorithm#none</text:span><text:span text:style-name="T61"> arbitrary static shared secrets can be specified. <text:s/>When used together with </text:span><text:span text:style-name="CrossRef"><text:span text:style-name="T96"><text:reference-ref text:reference-format="text" text:ref-name="exportkey">exportKey</text:reference-ref></text:span></text:span><text:span text:style-name="T61">, a suitable PIN policy and a </text:span><text:span text:style-name="CrossRef"><text:span text:style-name="T96"><text:reference-ref text:reference-format="text" text:ref-name="propertybag">PropertyBags</text:reference-ref></text:span></text:span><text:span text:style-name="T61"> object holding site information, an SKS could then also serve as a </text:span><text:span text:style-name="T60">browser password store</text:span><text:span text:style-name="T61">.</text:span></text:p>
      <text:p text:style-name="Text_20_body"><text:span text:style-name="T61">After </text:span><text:span text:style-name="T113">importSymmetricKey</text:span><text:span text:style-name="T61"> has been called the key entry is marked as “symmetric”. <text:s/>That is, </text:span><text:span text:style-name="T60">the private key is disabled</text:span><text:span text:style-name="T61"> as well as all operations associated with it. <text:s/>See </text:span><text:span text:style-name="CrossRef"><text:span text:style-name="T96"><text:reference-ref text:reference-format="text" text:ref-name="get.key.attr">getKeyAttributes</text:reference-ref></text:span></text:span><text:span text:style-name="T61">.</text:span></text:p>
      <text:p text:style-name="Text_20_body"><text:span text:style-name="T57">The </text:span><text:span text:style-name="CrossRef"><text:span text:style-name="T96"><text:reference-ref text:reference-format="text" text:ref-name="priv.key.bck">KeyBackup</text:reference-ref></text:span></text:span><text:span text:style-name="T108">.IMPORTED</text:span> flag of the key <text:span text:style-name="T53">must</text:span> be set after execution of <text:span text:style-name="T108">importSymmetricKey</text:span>.</text:p>
      <text:p text:style-name="P50"/>
      <text:p text:style-name="P39"/>
      <text:p text:style-name="P40"/>
      <text:p text:style-name="P40"/>
      <text:p text:style-name="P53">Continued on the next page...</text:p>
      <text:p text:style-name="P93"/>
      <text:p text:style-name="P118"><text:span text:style-name="T67">The following </text:span><text:span text:style-name="CrossRef"><text:reference-ref text:reference-format="text" text:ref-name="keygen2">KeyGen2</text:reference-ref></text:span><text:span text:style-name="T67"> steps show how symmetric keys are provisioned. <text:s/>First the server issues a key-pair request:</text:span></text:p>
      <text:p text:style-name="P93"/>
      <table:table table:name="Table101" table:style-name="Table101">
        <table:table-column table:style-name="Table101.A"/>
        <table:table-row>
          <table:table-cell table:style-name="Table101.A1" office:value-type="string">
            <text:p text:style-name="P79"><text:span text:style-name="T133">{</text:span><text:span text:style-name="T2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21"><text:line-break/></text:span><text:span text:style-name="T132">    </text:span><text:span text:style-name="T133">"</text:span><text:span text:style-name="T142">@qualifier</text:span><text:span text:style-name="T133">": "</text:span><text:reference-mark-start text:name="keyinitreq-sym"/><text:span text:style-name="T151">KeyCreationRequest</text:span><text:reference-mark-end text:name="keyinitreq-sym"/><text:span text:style-name="T133">",</text:span><text:span text:style-name="T21"><text:line-break/></text:span><text:span text:style-name="T132">    </text:span><text:span text:style-name="T133">"</text:span><text:span text:style-name="T146">KeyEntryAlgorithm</text:span><text:span text:style-name="T133">": "</text:span><text:span text:style-name="T151">http://xmlns.webpki.org/sks/algorithm#key.1</text:span><text:span text:style-name="T133">",</text:span><text:span text:style-name="T21"><text:line-break/></text:span><text:span text:style-name="T132">    </text:span><text:span text:style-name="T133">"</text:span><text:span text:style-name="T146">ServerSessionID</text:span><text:span text:style-name="T133">": "</text:span><text:span text:style-name="T151">1417fa0c061hwoiSTca_BwhHjI7tm5yj</text:span><text:span text:style-name="T133">",</text:span><text:span text:style-name="T21"><text:line-break/></text:span><text:span text:style-name="T132">    </text:span><text:span text:style-name="T133">"</text:span><text:span text:style-name="T146">ClientSessionID</text:span><text:span text:style-name="T133">": "</text:span><text:span text:style-name="T151">yCW200bErAF8DFFmzWWOIphYa2GuFHis</text:span><text:span text:style-name="T133">",</text:span><text:span text:style-name="T21"><text:line-break/></text:span><text:span text:style-name="T132">    </text:span><text:span text:style-name="T133">"</text:span><text:span text:style-name="T146">SubmitURL</text:span><text:span text:style-name="T133">": "</text:span><text:span text:style-name="T151">http://issuer.example.com/keyinit</text:span><text:span text:style-name="T133">",</text:span><text:span text:style-name="T21"><text:line-break/></text:span><text:span text:style-name="T132">    </text:span><text:span text:style-name="T133">"</text:span><text:span text:style-name="T146">PINPolicySpecifier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PIN.1</text:span><text:span text:style-name="T133">",</text:span><text:span text:style-name="T21"><text:line-break/></text:span><text:span text:style-name="T132">             </text:span><text:span text:style-name="T133">"</text:span><text:span text:style-name="T146">MinLength</text:span><text:span text:style-name="T133">": </text:span><text:span text:style-name="T157">4</text:span><text:span text:style-name="T133">,</text:span><text:span text:style-name="T21"><text:line-break/></text:span><text:span text:style-name="T132">             </text:span><text:span text:style-name="T133">"</text:span><text:span text:style-name="T146">MaxLength</text:span><text:span text:style-name="T133">": </text:span><text:span text:style-name="T157">8</text:span><text:span text:style-name="T133">,</text:span><text:span text:style-name="T21"><text:line-break/></text:span><text:span text:style-name="T132">             </text:span><text:span text:style-name="T133">"</text:span><text:span text:style-name="T146">RetryLimit</text:span><text:span text:style-name="T133">": </text:span><text:span text:style-name="T157">3</text:span><text:span text:style-name="T133">,</text:span><text:span text:style-name="T21"><text:line-break/></text:span><text:span text:style-name="T132">             </text:span><text:span text:style-name="T133">"</text:span><text:span text:style-name="T146">Format</text:span><text:span text:style-name="T133">": "</text:span><text:span text:style-name="T151">numeric</text:span><text:span text:style-name="T133">",</text:span><text:span text:style-name="T21"><text:line-break/></text:span><text:span text:style-name="T132">             </text:span><text:span text:style-name="T133">"</text:span><text:span text:style-name="T146">MAC</text:span><text:span text:style-name="T133">": "</text:span><text:span text:style-name="T151">OvfnCQy7y0v3C234ESYu3KE0iQ1We9JWAipQ+1J0A64=</text:span><text:span text:style-name="T133">",</text:span><text:span text:style-name="T21"><text:line-break/></text:span><text:span text:style-name="T132">             </text:span><text:span text:style-name="T133">"</text:span><text:span text:style-name="T146">KeyEntrySpecifier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Key.1</text:span><text:span text:style-name="T133">",</text:span><text:span text:style-name="T21"><text:line-break/></text:span><text:span text:style-name="T132">                      </text:span><text:span text:style-name="T133">"</text:span><text:span text:style-name="T146">AppUsage</text:span><text:span text:style-name="T133">": "</text:span><text:span text:style-name="T151">authentication</text:span><text:span text:style-name="T133">",</text:span><text:span text:style-name="T21"><text:line-break/></text:span><text:span text:style-name="T132">                      </text:span><text:span text:style-name="T133">"</text:span><text:span text:style-name="T146">KeyAlgorithm</text:span><text:span text:style-name="T133">": "</text:span><text:span text:style-name="T151">http://xmlns.webpki.org/sks/algorithm#rsa2048</text:span><text:span text:style-name="T133">",</text:span><text:span text:style-name="T21"><text:line-break/></text:span><text:span text:style-name="T132">                      </text:span><text:span text:style-name="T133">"</text:span><text:span text:style-name="T146">EndorsedAlgorithms</text:span><text:span text:style-name="T133">": ["</text:span><text:span text:style-name="T151">http://www.w3.org/2000/09/xmldsig#hmac-sha1</text:span><text:span text:style-name="T133">"],</text:span><text:span text:style-name="T21"><text:line-break/></text:span><text:span text:style-name="T132">                      </text:span><text:span text:style-name="T133">"</text:span><text:span text:style-name="T146">MAC</text:span><text:span text:style-name="T133">": "</text:span><text:span text:style-name="T151">5s7dC3SX+jZxjPN7Gg3ssvfX+gOYjcsMEWUn8P3dU7g=</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3">}</text:span><text:span text:style-name="T21"> </text:span></text:p>
          </table:table-cell>
        </table:table-row>
      </table:table>
      <text:p text:style-name="Text_20_body"><text:line-break/>The request above is identical to requests for PKI except for the <text:span text:style-name="T2">optional</text:span> <text:span text:style-name="CrossRef"><text:span text:style-name="T96"><text:reference-ref text:reference-format="text" text:ref-name="endorsedalg">EndorsedAlgorithm</text:reference-ref></text:span></text:span> declaration which in the sample limit symmetric key operations to <text:span text:style-name="CrossRef"><text:span text:style-name="T96"><text:reference-ref text:reference-format="text" text:ref-name="hmac_sha1">HMAC-SHA1</text:reference-ref></text:span></text:span>.</text:p>
      <text:p text:style-name="Text_20_body"/>
      <text:p text:style-name="P93">After the request the client generates a compatible key-pair response which is <text:span text:style-name="T2">identical</text:span> to that of PKI:</text:p>
      <text:p text:style-name="P93"/>
      <table:table table:name="Table102" table:style-name="Table102">
        <table:table-column table:style-name="Table102.A"/>
        <table:table-row>
          <table:table-cell table:style-name="Table102.A1" office:value-type="string">
            <text:p text:style-name="P79"><text:span text:style-name="T133">{</text:span><text:span text:style-name="T2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21"><text:line-break/></text:span><text:span text:style-name="T132">    </text:span><text:span text:style-name="T133">"</text:span><text:span text:style-name="T142">@qualifier</text:span><text:span text:style-name="T133">": "</text:span><text:span text:style-name="T151">KeyCreationResponse</text:span><text:span text:style-name="T133">",</text:span><text:span text:style-name="T21"><text:line-break/></text:span><text:span text:style-name="T132">    </text:span><text:span text:style-name="T133">"</text:span><text:span text:style-name="T146">ServerSessionID</text:span><text:span text:style-name="T133">": "</text:span><text:span text:style-name="T151">1417fa0c061hwoiSTca_BwhHjI7tm5yj</text:span><text:span text:style-name="T133">",</text:span><text:span text:style-name="T21"><text:line-break/></text:span><text:span text:style-name="T132">    </text:span><text:span text:style-name="T133">"</text:span><text:span text:style-name="T146">ClientSessionID</text:span><text:span text:style-name="T133">": "</text:span><text:span text:style-name="T151">yCW200bErAF8DFFmzWWOIphYa2GuFHis</text:span><text:span text:style-name="T133">",</text:span><text:span text:style-name="T21"><text:line-break/></text:span><text:span text:style-name="T132">    </text:span><text:span text:style-name="T133">"</text:span><text:span text:style-name="T146">GeneratedKeys</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ID</text:span><text:span text:style-name="T133">": "</text:span><text:span text:style-name="T151">Key.1</text:span><text:span text:style-name="T133">",</text:span><text:span text:style-name="T21"><text:line-break/></text:span><text:span text:style-name="T132">             </text:span><text:span text:style-name="T133">"</text:span><text:span text:style-name="T146">PublicKey</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RSA</text:span><text:span text:style-name="T133">": </text:span><text:span text:style-name="T21"><text:line-break/></text:span><text:span text:style-name="T132">                         </text:span><text:span text:style-name="T133">{</text:span><text:span text:style-name="T21"><text:line-break/></text:span><text:span text:style-name="T132">                             </text:span><text:span text:style-name="T133">"</text:span><text:span text:style-name="T146">Modulus</text:span><text:span text:style-name="T133">": "</text:span><text:span text:style-name="T151">u6peYjs2LQjo3EiaYK4XlvRdMxLMA7 . . . VCsOAgDVfo8vf3RNmWH53Fw==</text:span><text:span text:style-name="T133">",</text:span><text:span text:style-name="T21"><text:line-break/></text:span><text:span text:style-name="T132">                             </text:span><text:span text:style-name="T133">"</text:span><text:span text:style-name="T146">Exponent</text:span><text:span text:style-name="T133">": "</text:span><text:span text:style-name="T151">AQAB</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21"><text:line-break/></text:span><text:span text:style-name="T132">             </text:span><text:span text:style-name="T133">"</text:span><text:span text:style-name="T146">KeyAttestation</text:span><text:span text:style-name="T133">": "</text:span><text:span text:style-name="T151">grWmZzeyah1OjlvT8KJ3+hOZHx599fnKH4RtbEysiKI=</text:span><text:span text:style-name="T133">"</text:span><text:span text:style-name="T21"><text:line-break/></text:span><text:span text:style-name="T132">         </text:span><text:span text:style-name="T133">}]</text:span><text:span text:style-name="T21"><text:line-break/></text:span><text:span text:style-name="T133">}</text:span><text:span text:style-name="T21"> </text:span></text:p>
          </table:table-cell>
        </table:table-row>
      </table:table>
      <text:p text:style-name="P93"/>
      <text:p text:style-name="P50"/>
      <text:p text:style-name="P39"/>
      <text:p text:style-name="P53">Continued on the next page...</text:p>
      <text:p text:style-name="P93"/>
      <text:p text:style-name="P119">The server then responds with the usual certificated public key plus an encrypted “piggybacked” symmetric key:</text:p>
      <text:p text:style-name="P93"/>
      <table:table table:name="Table31" table:style-name="Table31">
        <table:table-column table:style-name="Table31.A"/>
        <table:table-row>
          <table:table-cell table:style-name="Table31.A1" office:value-type="string">
            <text:p text:style-name="P80"><text:span text:style-name="T133">{</text:span><text:span text:style-name="T16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161"><text:line-break/></text:span><text:span text:style-name="T132">    </text:span><text:span text:style-name="T133">"</text:span><text:span text:style-name="T142">@qualifier</text:span><text:span text:style-name="T133">": "</text:span><text:span text:style-name="T151">ProvisioningFinalizationRequest</text:span><text:span text:style-name="T133">",</text:span><text:span text:style-name="T161"><text:line-break/></text:span><text:span text:style-name="T132">    </text:span><text:span text:style-name="T133">"</text:span><text:span text:style-name="T146">ServerSessionID</text:span><text:span text:style-name="T133">": "</text:span><text:span text:style-name="T151">1417fa0c061hwoiSTca_BwhHjI7tm5yj</text:span><text:span text:style-name="T133">",</text:span><text:span text:style-name="T161"><text:line-break/></text:span><text:span text:style-name="T132">    </text:span><text:span text:style-name="T133">"</text:span><text:span text:style-name="T146">ClientSessionID</text:span><text:span text:style-name="T133">": "</text:span><text:span text:style-name="T151">yCW200bErAF8DFFmzWWOIphYa2GuFHis</text:span><text:span text:style-name="T133">",</text:span><text:span text:style-name="T161"><text:line-break/></text:span><text:span text:style-name="T132">    </text:span><text:span text:style-name="T133">"</text:span><text:span text:style-name="T146">SubmitURL</text:span><text:span text:style-name="T133">": "</text:span><text:span text:style-name="T151">http://issuer.example.com/finalize</text:span><text:span text:style-name="T133">",</text:span><text:span text:style-name="T161"><text:line-break/></text:span><text:span text:style-name="T132">    </text:span><text:span text:style-name="T133">"</text:span><text:span text:style-name="T146">IssuedCredentials</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ID</text:span><text:span text:style-name="T133">": "</text:span><text:span text:style-name="T151">Key.1</text:span><text:span text:style-name="T133">",</text:span><text:span text:style-name="T161"><text:line-break/></text:span><text:span text:style-name="T132">             </text:span><text:span text:style-name="T133">"</text:span><text:span text:style-name="T146">X509CertificatePath</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51">MIIDFjCCAf6gAwIBAgIGAUF/oMFSMA0G . . . EJwsqSLO88IVL5jpwW036AVtW3BhILP/Q=</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MAC</text:span><text:span text:style-name="T133">": "</text:span><text:span text:style-name="T151">go5cioJmIzyNROKfrA0jGZEmoq/6w15YeLdz8QYq8ns=</text:span><text:span text:style-name="T133">",</text:span><text:span text:style-name="T161"><text:line-break/></text:span><text:span text:style-name="T132">             </text:span><text:span text:style-name="T133">"</text:span><text:span text:style-name="T146">ImportKey</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SymmetricKey</text:span><text:span text:style-name="T133">": "</text:span><text:span text:style-name="T151">oh1J/luDY0jfQYVokvhRvSMw3nfOxiGAVu/x9qAg3RJtwt6uhLtNNmukVb4gqx6a</text:span><text:span text:style-name="T133">",</text:span><text:span text:style-name="T161"><text:line-break/></text:span><text:span text:style-name="T132">                     </text:span><text:span text:style-name="T133">"</text:span><text:span text:style-name="T146">MAC</text:span><text:span text:style-name="T133">": "</text:span><text:span text:style-name="T151">y0T2uVwaJrUQVPna9CtpgdNxzPdvjRYr//dx8uaDyTc=</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Challenge</text:span><text:span text:style-name="T133">": "</text:span><text:span text:style-name="T151">R7sXoLU2vYoETzmeO6cTNiWJADILyUso+2dZhzhgDBM=</text:span><text:span text:style-name="T133">",</text:span><text:span text:style-name="T161"><text:line-break/></text:span><text:span text:style-name="T132">    </text:span><text:span text:style-name="T133">"</text:span><text:span text:style-name="T146">MAC</text:span><text:span text:style-name="T133">": "</text:span><text:span text:style-name="T151">Ks9BCNsBQ407Bv1wa4pAx7WqWXeyttbLEyzARZ7sOH4=</text:span><text:span text:style-name="T133">"</text:span><text:span text:style-name="T161"><text:line-break/></text:span><text:span text:style-name="T133">}</text:span><text:span text:style-name="T161"> </text:span></text:p>
          </table:table-cell>
        </table:table-row>
      </table:table>
      <text:p text:style-name="Text_20_body"/>
      <text:p text:style-name="P42"><text:span text:style-name="T67">For details on how to map keys and sessions, see </text:span><text:span text:style-name="CrossRef"><text:reference-ref text:reference-format="text" text:ref-name="setCertificatePath">setCertificatePath</text:reference-ref></text:span><text:span text:style-name="T67">.</text:span></text:p>
      <text:p text:style-name="Text_20_body"><text:span text:style-name="T61">Note that the </text:span><text:span text:style-name="CrossRef"><text:span text:style-name="T96"><text:reference-ref text:reference-format="text" text:ref-name="X.509">X.509</text:reference-ref></text:span></text:span><text:span text:style-name="T61"> certificate serves as a universal key ID</text:span>. <text:s/>That is, <text:span text:style-name="T2">SKS/KeyGen2 treats asymmetric and symmetric keys close to identically for provisioning, management and user-selection operations. <text:s/>S</text:span><text:span text:style-name="T61">ee </text:span><text:span text:style-name="CrossRef"><text:span text:style-name="T96"><text:reference-ref text:reference-format="text" text:ref-name="poi.ops">Remote Key Lookup</text:reference-ref></text:span></text:span><text:span text:style-name="T61">.</text:span></text:p>
      <text:h text:style-name="P192"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92">⁮[</text:span><text:span text:style-name="T94"> </text:span><text:span text:style-name="T92">]</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92">⁮[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importPrivateKey</text:span><text:span text:style-name="T105"> replaces a generated private key with a key supplied by the issuer.</text:span></text:p>
      <text:p text:style-name="Text_20_body"><text:span text:style-name="T61">The purpose of </text:span><text:span text:style-name="T113">importPrivateKey</text:span><text:span text:style-name="T61"> (preceded by </text:span><text:span text:style-name="CrossRef"><text:span text:style-name="T96"><text:reference-ref text:reference-format="text" text:ref-name="setCertificatePath">setCertificatePath</text:reference-ref></text:span></text:span><text:span text:style-name="T61">), is to install a certificate and private key that the issuer have generated or have a backup of.</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1"> </text:span><text:span text:style-name="CrossRef"><text:span text:style-name="T96"><text:reference-ref text:reference-format="text" text:ref-name="eecert">End-Entity Certificate</text:reference-ref></text:span></text:span><text:span text:style-name="T61"> || </text:span><text:span text:style-name="T113">PrivateKey</text:span></text:p>
      <text:p text:style-name="P44"><text:span text:style-name="T67">Note that </text:span><text:span text:style-name="T116">PrivateKey</text:span><text:span text:style-name="T67"> objects </text:span><text:span text:style-name="T71">must</text:span><text:span text:style-name="T67"> be MACed in </text:span><text:span text:style-name="T60">encrypted form</text:span><text:span text:style-name="T67"> and </text:span><text:span text:style-name="T60">then</text:span><text:span text:style-name="T67"> decrypted by the SKS before storing.</text:span></text:p>
      <text:p text:style-name="Text_20_body"><text:span text:style-name="T105">A compliant SKS </text:span><text:span text:style-name="T53">must</text:span><text:span text:style-name="T105"> verify that the imported private key matches the</text:span><text:span text:style-name="T61"> </text:span><text:span text:style-name="CrossRef"><text:span text:style-name="T96"><text:reference-ref text:reference-format="text" text:ref-name="keygeneration">Asymmetric Key Generation</text:reference-ref></text:span></text:span><text:span text:style-name="T105"> capabilities of the SKS.</text:span></text:p>
      <text:p text:style-name="Text_20_body"><text:span text:style-name="T57">The </text:span><text:span text:style-name="CrossRef"><text:span text:style-name="T96"><text:reference-ref text:reference-format="text" text:ref-name="priv.key.bck">KeyBackup</text:reference-ref></text:span></text:span><text:span text:style-name="T108">.IMPORTED</text:span> flag of the key <text:span text:style-name="T53">must</text:span> be set after execution of <text:span text:style-name="T108">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108">importPrivateKey</text:span> is executed over a networked protocol such as <text:span text:style-name="CrossRef"><text:span text:style-name="T96"><text:reference-ref text:reference-format="text" text:ref-name="keygen2">KeyGen2</text:reference-ref></text:span></text:span> (rather than<text:line-break/>locally), it is <text:span text:style-name="T53">recommended</text:span> alerting the user unless the key is having <text:span text:style-name="CrossRef"><text:reference-ref text:reference-format="text" text:ref-name="keyusage.attr">AppUsage</text:reference-ref></text:span> = <text:span text:style-name="T28">encryption</text:span></text:p>
          </table:table-cell>
        </table:table-row>
      </table:table>
      <text:p text:style-name="P50"/>
      <text:p text:style-name="P50"/>
      <text:p text:style-name="P39"/>
      <text:p text:style-name="P40"/>
      <text:p text:style-name="P40"/>
      <text:p text:style-name="P53">Continued on the next page...</text:p>
      <text:p text:style-name="Standard"/>
      <text:p text:style-name="P117">The following <text:span text:style-name="CrossRef"><text:reference-ref text:reference-format="text" text:ref-name="keygen2">KeyGen2</text:reference-ref></text:span> object shows how a <text:span text:style-name="T120">PrivateKey</text:span> is “piggybacked” to a credential to be restored:<text:line-break/></text:p>
      <table:table table:name="Table66" table:style-name="Table66">
        <table:table-column table:style-name="Table66.A"/>
        <table:table-row>
          <table:table-cell table:style-name="Table66.A1" office:value-type="string">
            <text:p text:style-name="P80"><text:span text:style-name="T133">{</text:span><text:span text:style-name="T16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161"><text:line-break/></text:span><text:span text:style-name="T132">    </text:span><text:span text:style-name="T133">"</text:span><text:span text:style-name="T142">@qualifier</text:span><text:span text:style-name="T133">": "</text:span><text:span text:style-name="T151">ProvisioningFinalizationRequest</text:span><text:span text:style-name="T133">",</text:span><text:span text:style-name="T161"><text:line-break/></text:span><text:span text:style-name="T132">    </text:span><text:span text:style-name="T133">"</text:span><text:span text:style-name="T146">ServerSessionID</text:span><text:span text:style-name="T133">": "</text:span><text:span text:style-name="T151">1417fa0dcd8PY8_OIdKNfCrGh-PPdsXG</text:span><text:span text:style-name="T133">",</text:span><text:span text:style-name="T161"><text:line-break/></text:span><text:span text:style-name="T132">    </text:span><text:span text:style-name="T133">"</text:span><text:span text:style-name="T146">ClientSessionID</text:span><text:span text:style-name="T133">": "</text:span><text:span text:style-name="T151">m5BeY94pU9hqBOh_MgQI69lTlYD06eRg</text:span><text:span text:style-name="T133">",</text:span><text:span text:style-name="T161"><text:line-break/></text:span><text:span text:style-name="T132">    </text:span><text:span text:style-name="T133">"</text:span><text:span text:style-name="T146">SubmitURL</text:span><text:span text:style-name="T133">": "</text:span><text:span text:style-name="T151">http://issuer.example.com/finalize</text:span><text:span text:style-name="T133">",</text:span><text:span text:style-name="T161"><text:line-break/></text:span><text:span text:style-name="T132">    </text:span><text:span text:style-name="T133">"</text:span><text:span text:style-name="T146">IssuedCredentials</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ID</text:span><text:span text:style-name="T133">": "</text:span><text:span text:style-name="T151">Key.1</text:span><text:span text:style-name="T133">",</text:span><text:span text:style-name="T161"><text:line-break/></text:span><text:span text:style-name="T132">             </text:span><text:span text:style-name="T133">"</text:span><text:span text:style-name="T146">X509CertificatePath</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51">MIIC5DCCAcygAwIBAgIGAUF/oN3/MA0G . . . T71wQ5pkQ67eZwqcfGjwmS9H0vVU</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MAC</text:span><text:span text:style-name="T133">": "</text:span><text:span text:style-name="T151">vg5TluFnxqyyVILcEqwRdjA/y/eBOh+s1R3hkQ5/mE8=</text:span><text:span text:style-name="T133">",</text:span><text:span text:style-name="T161"><text:line-break/></text:span><text:span text:style-name="T132">             </text:span><text:span text:style-name="T133">"</text:span><text:span text:style-name="T146">ImportKey</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PrivateKey</text:span><text:span text:style-name="T133">": "</text:span><text:span text:style-name="T151">uyplo2qEvSzxjkkjtygEhM3e3o . . . cIfyK9jyvxhDpUuxKO1PRXR44maaU=</text:span><text:span text:style-name="T133">",</text:span><text:span text:style-name="T161"><text:line-break/></text:span><text:span text:style-name="T132">                     </text:span><text:span text:style-name="T133">"</text:span><text:span text:style-name="T146">MAC</text:span><text:span text:style-name="T133">": "</text:span><text:span text:style-name="T151">+iu+iigjqZAyQRvYA0oq3aN/r87SVzImD3HQwIB0/eI=</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Challenge</text:span><text:span text:style-name="T133">": "</text:span><text:span text:style-name="T151">nUEdz6aKN5e8ggLmlp631Lr1gizXe57kE0MM2H05XEE=</text:span><text:span text:style-name="T133">",</text:span><text:span text:style-name="T161"><text:line-break/></text:span><text:span text:style-name="T132">    </text:span><text:span text:style-name="T133">"</text:span><text:span text:style-name="T146">MAC</text:span><text:span text:style-name="T133">": "</text:span><text:span text:style-name="T151">l1KxKKns4+9GUnKp6pcTYdK6YxLFncHsSKY7D9cnb2U=</text:span><text:span text:style-name="T133">"</text:span><text:span text:style-name="T161"><text:line-break/></text:span><text:span text:style-name="T133">}</text:span><text:span text:style-name="T161"> </text:span></text:p>
          </table:table-cell>
        </table:table-row>
      </table:table>
      <text:p text:style-name="Text_20_body"/>
      <text:p text:style-name="Text_20_body"><text:span text:style-name="T61">For details on how to map keys and sessions, see </text:span><text:span text:style-name="CrossRef"><text:span text:style-name="T96"><text:reference-ref text:reference-format="text" text:ref-name="setCertificatePath">setCertificatePath</text:reference-ref></text:span></text:span><text:span text:style-name="T61">.</text:span></text:p>
      <text:p text:style-name="P50"/>
      <text:h text:style-name="P192"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5">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92">⁮[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addExtension</text:span><text:span text:style-name="T105"> adds attribute (extension) data to an already created key-pair and certificate.</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60"><text:tab/>Data </text:span><text:span text:style-name="T160">=</text:span><text:span text:style-name="T61"> </text:span><text:span text:style-name="CrossRef"><text:span text:style-name="T96"><text:reference-ref text:reference-format="text" text:ref-name="eecert">End-Entity Certificate</text:reference-ref></text:span></text:span><text:span text:style-name="T61"> || </text:span><text:span text:style-name="T113">Type</text:span><text:span text:style-name="T61"> || </text:span><text:span text:style-name="T113">SubType</text:span> || <text:span text:style-name="T116">Qualifier</text:span> || <text:span text:style-name="T116">ExtensionData</text:span></text:p>
      <text:p text:style-name="Standard"><text:span text:style-name="T116"><text:line-break/></text:span><text:span text:style-name="T67">The following table shows </text:span><text:span text:style-name="T116">SubType</text:span><text:span text:style-name="T67">, </text:span><text:span text:style-name="T116">Qualifier</text:span><text:span text:style-name="T67"> and </text:span><text:span text:style-name="T116">ExtensionData</text:span><text:span text:style-name="T67"> mapping using </text:span><text:span text:style-name="CrossRef"><text:reference-ref text:reference-format="text" text:ref-name="keygen2">KeyGen2</text:reference-ref></text:span>:<text:span text:style-name="T60"><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2">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2">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2">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2">Logotypes</text:p>
          </table:table-cell>
          <table:table-cell table:style-name="Table53.A2" office:value-type="string">
            <text:p text:style-name="P17">0x03</text:p>
          </table:table-cell>
          <table:table-cell table:style-name="Table53.A2" office:value-type="string">
            <text:p text:style-name="P102">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0"/>
      <text:p text:style-name="P52">Remarks</text:p>
      <text:p text:style-name="P49">N/A = zero-length string.</text:p>
      <text:p text:style-name="Text_20_body">Note the handling of the <text:span text:style-name="T110">EncryptedExtension</text:span>: <text:span text:style-name="T116">ExtensionData</text:span> which is encrypted as described in <text:span text:style-name="CrossRef"><text:reference-ref text:reference-format="text" text:ref-name="EncryptedData">Encrypted Data</text:reference-ref></text:span> <text:span text:style-name="T53">must</text:span> be MACed <text:span text:style-name="T61">in </text:span><text:span text:style-name="T60">encrypted form</text:span> and <text:span text:style-name="T2">then</text:span> <text:span text:style-name="T96">decrypted</text:span> by the SKS before storing.</text:p>
      <text:p text:style-name="Text_20_body">A compliant SKS <text:span text:style-name="T53">must not</text:span> allow a given key to be associated with multiple extensions of the same <text:span text:style-name="T116">Type</text:span>. <text:s/><text:span text:style-name="T2">If multiple objects of the same type are needed, you must define a container type holding these</text:span>.</text:p>
      <text:p text:style-name="Text_20_body"><text:span text:style-name="T116">Type</text:span> URIs <text:span text:style-name="T2">do not have to be recognized by the SKS</text:span>, since they are intended for interpretation by external applications.</text:p>
      <text:p text:style-name="Text_20_body"><text:span text:style-name="T105">Although not a part of the current SKS specification, an extension </text:span><text:span text:style-name="T3">could</text:span><text:span text:style-name="T105"> be created for consumption by the SKS only, like downloaded </text:span><text:span text:style-name="CrossRef"><text:reference-ref text:reference-format="text" text:ref-name="javacard">JavaCard</text:reference-ref></text:span><text:span text:style-name="T105"> code. <text:s/>In that case the associated extension </text:span><text:span text:style-name="T116">Type</text:span> URI <text:span text:style-name="T52">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6">Qualifier</text:span> strings <text:span text:style-name="T53">must not</text:span> exceed 128 bytes.</text:p>
      <text:p text:style-name="P39"/>
      <text:p text:style-name="P40"/>
      <text:p text:style-name="P53">Continued on the next page...</text:p>
      <text:p text:style-name="P118"><text:span text:style-name="T67">Using </text:span><text:span text:style-name="CrossRef"><text:reference-ref text:reference-format="text" text:ref-name="keygen2">KeyGen2</text:reference-ref></text:span><text:span text:style-name="T67"> an optional </text:span><text:reference-mark-start text:name="propertybag"/><text:span text:style-name="T116">PropertyBags</text:span><text:reference-mark-end text:name="propertybag"/> array holds typed collections of name-value pairs which are referred to as <text:span text:style-name="T110">Properties</text:span>.</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33"><text:span text:style-name="T67"><text:s text:c="3"/>&lt;</text:span><text:span text:style-name="T170">xs</text:span><text:span text:style-name="T67">:</text:span><text:span text:style-name="T43">element </text:span><text:span text:style-name="T50">name</text:span><text:span text:style-name="T67">="PropertyBag"&gt; </text:span></text:p>
            <text:p text:style-name="P131"><text:span text:style-name="T67"><text:s text:c="6"/>&lt;</text:span><text:span text:style-name="T170">xs</text:span><text:span text:style-name="T67">:</text:span><text:span text:style-name="T43">complexType</text:span><text:span text:style-name="T67">&gt; </text:span></text:p>
            <text:p text:style-name="P131"><text:span text:style-name="T67"><text:s text:c="9"/>&lt;</text:span><text:span text:style-name="T170">xs</text:span><text:span text:style-name="T67">:</text:span><text:span text:style-name="T43">sequence</text:span><text:span text:style-name="T67">&gt; </text:span></text:p>
            <text:p text:style-name="P131"><text:span text:style-name="T67"><text:s text:c="12"/>&lt;</text:span><text:span text:style-name="T170">xs</text:span><text:span text:style-name="T67">:</text:span><text:span text:style-name="T43">element</text:span><text:span text:style-name="T67"> </text:span><text:span text:style-name="T50">name</text:span><text:span text:style-name="T67">="Property" </text:span><text:span text:style-name="T50">maxOccurs</text:span><text:span text:style-name="T67">="unbounded"&gt; </text:span></text:p>
            <text:p text:style-name="P131"><text:span text:style-name="T67"><text:s text:c="15"/>&lt;</text:span><text:span text:style-name="T170">xs</text:span><text:span text:style-name="T67">:</text:span><text:span text:style-name="T43">complexType</text:span><text:span text:style-name="T67">&gt; </text:span></text:p>
            <text:p text:style-name="P134"/>
            <text:p text:style-name="P131"><text:span text:style-name="T67"><text:s text:c="18"/></text:span><text:span text:style-name="T183">&lt;!-- The unique name of the property --&gt;</text:span><text:span text:style-name="T67"> </text:span></text:p>
            <text:p text:style-name="P131"><text:span text:style-name="T67"><text:s text:c="18"/>&lt;</text:span><text:span text:style-name="T170">xs</text:span><text:span text:style-name="T67">:</text:span><text:span text:style-name="T43">attribute</text:span><text:span text:style-name="T67"> </text:span><text:span text:style-name="T50">name</text:span><text:span text:style-name="T67">="Name" </text:span><text:span text:style-name="T50">use</text:span><text:span text:style-name="T67">="required"/&gt; </text:span></text:p>
            <text:p text:style-name="P131"><text:s text:c="21"/>&lt;<text:span text:style-name="T173">xs</text:span>:<text:span text:style-name="T45">simpleType</text:span>&gt;</text:p>
            <text:p text:style-name="P131"><text:s text:c="24"/>&lt;<text:span text:style-name="T173">xs</text:span>:<text:span text:style-name="T45">restriction</text:span> <text:span text:style-name="T51">base</text:span>="<text:span text:style-name="T172">xs</text:span>:string"&gt;</text:p>
            <text:p text:style-name="P131"><text:s text:c="27"/>&lt;<text:span text:style-name="T173">xs</text:span>:<text:span text:style-name="T45">minLength</text:span> <text:span text:style-name="T51">value</text:span>="1"/&gt;</text:p>
            <text:p text:style-name="P131"><text:s text:c="27"/>&lt;<text:span text:style-name="T173">xs</text:span>:<text:span text:style-name="T45">maxLength</text:span> <text:span text:style-name="T51">value</text:span>="255"/&gt;</text:p>
            <text:p text:style-name="P131"><text:s text:c="24"/>&lt;/<text:span text:style-name="T173">xs</text:span>:<text:span text:style-name="T45">restriction</text:span>&gt;</text:p>
            <text:p text:style-name="P131"><text:s text:c="21"/>&lt;/<text:span text:style-name="T173">xs</text:span>:<text:span text:style-name="T45">simpleType</text:span>&gt;</text:p>
            <text:p text:style-name="P132"><text:span text:style-name="T184"><text:s text:c="18"/>&lt;/</text:span><text:span text:style-name="T174">xs</text:span><text:span text:style-name="T184">:</text:span><text:span text:style-name="T47">attribute</text:span><text:span text:style-name="T184">&gt;</text:span></text:p>
            <text:p text:style-name="P132"/>
            <text:p text:style-name="P131"><text:span text:style-name="T67"><text:s text:c="18"/></text:span><text:span text:style-name="T183">&lt;!-- The value of the property --&gt;</text:span><text:span text:style-name="T67"> </text:span></text:p>
            <text:p text:style-name="P131"><text:span text:style-name="T67"><text:s text:c="18"/>&lt;</text:span><text:span text:style-name="T170">xs</text:span><text:span text:style-name="T67">:</text:span><text:span text:style-name="T43">attribute</text:span><text:span text:style-name="T67"> name="Value" </text:span><text:span text:style-name="T50">type</text:span><text:span text:style-name="T67">="</text:span><text:span text:style-name="T170">xs</text:span><text:span text:style-name="T67">:string" </text:span><text:span text:style-name="T50">use</text:span><text:span text:style-name="T67">="required"/&gt; </text:span></text:p>
            <text:p text:style-name="P134"/>
            <text:p text:style-name="P131"><text:span text:style-name="T67"><text:s text:c="18"/></text:span><text:span text:style-name="T183">&lt;!-- By default values are read-only but they may be <text:s/>declared as read/writable as well --&gt; </text:span></text:p>
            <text:p text:style-name="P131"><text:span text:style-name="T67"><text:s text:c="18"/>&lt;</text:span><text:span text:style-name="T170">xs</text:span><text:span text:style-name="T67">:</text:span><text:span text:style-name="T43">attribute</text:span><text:span text:style-name="T67"> </text:span><text:span text:style-name="T50">name</text:span><text:span text:style-name="T67">="Writable" </text:span><text:span text:style-name="T50">type</text:span><text:span text:style-name="T67">="</text:span><text:span text:style-name="T170">xs</text:span><text:span text:style-name="T67">:boolean" </text:span><text:span text:style-name="T50">use</text:span><text:span text:style-name="T67">="optional"/&gt; </text:span></text:p>
            <text:p text:style-name="P134"/>
            <text:p text:style-name="P131"><text:span text:style-name="T67"><text:s text:c="15"/>&lt;/</text:span><text:span text:style-name="T170">xs</text:span><text:span text:style-name="T67">:</text:span><text:span text:style-name="T43">complexType</text:span><text:span text:style-name="T67">&gt; </text:span></text:p>
            <text:p text:style-name="P131"><text:span text:style-name="T67"><text:s text:c="12"/>&lt;/</text:span><text:span text:style-name="T170">xs</text:span><text:span text:style-name="T67">:</text:span><text:span text:style-name="T43">element</text:span><text:span text:style-name="T67">&gt; </text:span></text:p>
            <text:p text:style-name="P131"><text:span text:style-name="T67"><text:s text:c="9"/>&lt;/</text:span><text:span text:style-name="T170">xs</text:span><text:span text:style-name="T67">:</text:span><text:span text:style-name="T43">sequence</text:span><text:span text:style-name="T67">&gt; </text:span></text:p>
            <text:p text:style-name="P134"/>
            <text:p text:style-name="P131"><text:span text:style-name="T67"><text:s text:c="5"/></text:span><text:span text:style-name="T183"><text:s text:c="4"/>&lt;!-- Extension type <text:s/>--&gt; </text:span></text:p>
            <text:p text:style-name="P131"><text:span text:style-name="T67"><text:s text:c="9"/>&lt;</text:span><text:span text:style-name="T170">xs</text:span><text:span text:style-name="T67">:</text:span><text:span text:style-name="T43">attribute</text:span><text:span text:style-name="T67"> </text:span><text:span text:style-name="T50">name</text:span><text:span text:style-name="T67">="Type" </text:span><text:span text:style-name="T50">type</text:span><text:span text:style-name="T67">="</text:span><text:span text:style-name="T170">xs</text:span><text:span text:style-name="T67">:anyURI" </text:span><text:span text:style-name="T50">use</text:span><text:span text:style-name="T67">="required"/&gt; </text:span></text:p>
            <text:p text:style-name="P134"/>
            <text:p text:style-name="P131"><text:span text:style-name="T67"><text:s text:c="9"/></text:span><text:span text:style-name="T183">&lt;!-- MAC (Message Authentication Code) --&gt; </text:span></text:p>
            <text:p text:style-name="P131"><text:span text:style-name="T67"><text:s text:c="9"/>&lt;</text:span><text:span text:style-name="T170">xs</text:span><text:span text:style-name="T67">:</text:span><text:span text:style-name="T43">attribute</text:span><text:span text:style-name="T67"> </text:span><text:span text:style-name="T50">name</text:span><text:span text:style-name="T67">="MAC" </text:span><text:span text:style-name="T50">type</text:span><text:span text:style-name="T67">="</text:span><text:span text:style-name="T170">xs</text:span><text:span text:style-name="T67">:base64Binary" </text:span><text:span text:style-name="T50">use</text:span><text:span text:style-name="T67">="required"/&gt; </text:span></text:p>
            <text:p text:style-name="P134"/>
            <text:p text:style-name="P131"><text:span text:style-name="T67"><text:s text:c="6"/>&lt;/</text:span><text:span text:style-name="T170">xs</text:span><text:span text:style-name="T67">:</text:span><text:span text:style-name="T43">complexType</text:span><text:span text:style-name="T67">&gt; </text:span></text:p>
            <text:p text:style-name="P135"><text:span text:style-name="CrossRef"><text:span text:style-name="T126"><text:s text:c="3"/>&lt;/</text:span></text:span><text:span text:style-name="CrossRef"><text:span text:style-name="T171">xs</text:span></text:span><text:span text:style-name="CrossRef"><text:span text:style-name="T126">:</text:span></text:span><text:span text:style-name="CrossRef"><text:span text:style-name="T44">element</text:span></text:span><text:span text:style-name="CrossRef"><text:span text:style-name="T126">&gt;</text:span></text:span></text:p>
          </table:table-cell>
        </table:table-row>
      </table:table>
      <text:p text:style-name="P126"/>
      <text:p text:style-name="P125"><text:span text:style-name="T67">A </text:span><text:span text:style-name="T116">Properties</text:span><text:span text:style-name="T67"> collection </text:span><text:span text:style-name="T72">must</text:span><text:span text:style-name="T67"> be converted to a </text:span><text:span text:style-name="T60">binary blob</text:span><text:span text:style-name="T67"> before storage in SKS and MACing according to the following:<text:line-break/></text:span></text:p>
      <text:list xml:id="list30428737" text:style-name="L3">
        <text:list-item>
          <text:p text:style-name="P185">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6">byte⁮[</text:span><text:span text:style-name="T95"> </text:span><text:span text:style-name="T106">]</text:span></text:p>
          </table:table-cell>
          <table:table-cell table:style-name="Table79.A2" office:value-type="string">
            <text:p text:style-name="P10">bool</text:p>
          </table:table-cell>
          <table:table-cell table:style-name="Table79.C2" office:value-type="string">
            <text:p text:style-name="P3"><text:span text:style-name="T106">byte⁮[</text:span><text:span text:style-name="T95"> </text:span><text:span text:style-name="T106">] </text:span></text:p>
          </table:table-cell>
        </table:table-row>
      </table:table>
      <text:list xml:id="list30465221" text:continue-numbering="true" text:style-name="L3">
        <text:list-header>
          <text:p text:style-name="P186"><text:span text:style-name="T67"><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objects are <text:span text:style-name="T2">concatenated</text:span> in the order they occur in the <text:span text:style-name="T116">Properties</text:span> collection.</text:p>
        </text:list-item>
      </text:list>
      <text:p text:style-name="P127">Note that there are no delimiters added between attributes or objects. <text:s/>The assembled blob holds the actual <text:span text:style-name="CrossRef"><text:reference-ref text:reference-format="text" text:ref-name="extensiondata">ExtensionData</text:reference-ref></text:span>.</text:p>
      <text:p text:style-name="P127">Enforcement of name uniqueness <text:span text:style-name="T52">may</text:span> be delegated to the middleware layer. <text:s/>Also see <text:span text:style-name="CrossRef"><text:reference-ref text:reference-format="text" text:ref-name="set.property">setProperty</text:reference-ref></text:span>.</text:p>
      <text:p text:style-name="P77"/>
      <text:p text:style-name="P93"/>
      <text:p text:style-name="P118"><text:span text:style-name="T67">Below is a </text:span><text:span text:style-name="CrossRef"><text:reference-ref text:reference-format="text" text:ref-name="keygen2">KeyGen2</text:reference-ref></text:span><text:span text:style-name="T67"> sample showing an </text:span><text:span text:style-name="T116">Extension</text:span><text:span text:style-name="T67"> object holding a </text:span><text:span text:style-name="CrossRef"><text:reference-ref text:reference-format="text" text:ref-name="base64">Base64</text:reference-ref></text:span><text:span text:style-name="T67"> encoded </text:span><text:span text:style-name="CrossRef"><text:reference-ref text:reference-format="text" text:ref-name="info.cards">Information Card</text:reference-ref></text:span><text:span text:style-name="T67">:<text:line-break/></text:span></text:p>
      <table:table table:name="Table52" table:style-name="Table52">
        <table:table-column table:style-name="Table52.A"/>
        <table:table-row>
          <table:table-cell table:style-name="Table52.A1" office:value-type="string">
            <text:p text:style-name="Standard"><text:span text:style-name="T136">{</text:span><text:span text:style-name="T162"><text:line-break/></text:span><text:span text:style-name="T137">    </text:span><text:span text:style-name="T136">"</text:span><text:span text:style-name="T143">@context</text:span><text:span text:style-name="T136">": "</text:span><text:span text:style-name="T155">http://xmlns.webpki.org/keygen2/beta/20131002#</text:span><text:span text:style-name="T136">",</text:span><text:span text:style-name="T162"><text:line-break/></text:span><text:span text:style-name="T137">    </text:span><text:span text:style-name="T136">"</text:span><text:span text:style-name="T143">@qualifier</text:span><text:span text:style-name="T136">": "</text:span><text:span text:style-name="T155">ProvisioningFinalizationRequest</text:span><text:span text:style-name="T136">",</text:span><text:span text:style-name="T162"><text:line-break/></text:span><text:span text:style-name="T137">    </text:span><text:span text:style-name="T136">"</text:span><text:span text:style-name="T148">ServerSessionID</text:span><text:span text:style-name="T136">": "</text:span><text:span text:style-name="T155">14182a7f517qhCEyqav1suQZTmKPLF1V</text:span><text:span text:style-name="T136">",</text:span><text:span text:style-name="T162"><text:line-break/></text:span><text:span text:style-name="T137">    </text:span><text:span text:style-name="T136">"</text:span><text:span text:style-name="T148">ClientSessionID</text:span><text:span text:style-name="T136">": "</text:span><text:span text:style-name="T155">oWPA9nCj1_uWy0Ax41tsIoVDA_L4cAE0</text:span><text:span text:style-name="T136">",</text:span><text:span text:style-name="T162"><text:line-break/></text:span><text:span text:style-name="T137">    </text:span><text:span text:style-name="T136">"</text:span><text:span text:style-name="T148">SubmitURL</text:span><text:span text:style-name="T136">": "</text:span><text:span text:style-name="T155">http://issuer.example.com/finalize</text:span><text:span text:style-name="T136">",</text:span><text:span text:style-name="T162"><text:line-break/></text:span><text:span text:style-name="T137">    </text:span><text:span text:style-name="T136">"</text:span><text:span text:style-name="T148">IssuedCredentials</text:span><text:span text:style-name="T136">": </text:span><text:span text:style-name="T162"><text:line-break/></text:span><text:span text:style-name="T137">        </text:span><text:span text:style-name="T136">[{</text:span><text:span text:style-name="T162"><text:line-break/></text:span><text:span text:style-name="T137">             </text:span><text:span text:style-name="T136">"</text:span><text:span text:style-name="T148">ID</text:span><text:span text:style-name="T136">": "</text:span><text:span text:style-name="T155">Key.1</text:span><text:span text:style-name="T136">",</text:span><text:span text:style-name="T162"><text:line-break/></text:span><text:span text:style-name="T137">             </text:span><text:span text:style-name="T136">"</text:span><text:span text:style-name="T148">X509CertificatePath</text:span><text:span text:style-name="T136">": </text:span><text:span text:style-name="T162"><text:line-break/></text:span><text:span text:style-name="T137">                 </text:span><text:span text:style-name="T136">[</text:span><text:span text:style-name="T162"><text:line-break/></text:span><text:span text:style-name="T137">                     </text:span><text:span text:style-name="T136">"</text:span><text:span text:style-name="T155">MIICnjCCAYagAwIBAgIGAUGCp/VGMA0 . . . w4q16pugWr7CFW4fu3bP4KI=</text:span><text:span text:style-name="T136">"</text:span><text:span text:style-name="T162"><text:line-break/></text:span><text:span text:style-name="T137">                 </text:span><text:span text:style-name="T136">],</text:span><text:span text:style-name="T162"><text:line-break/></text:span><text:span text:style-name="T137">             </text:span><text:span text:style-name="T136">"</text:span><text:span text:style-name="T148">MAC</text:span><text:span text:style-name="T136">": "</text:span><text:span text:style-name="T155">pr/dgwUNZXBe2v1DKz7m5WUlTihosyR2sG/9MKuWuFs=</text:span><text:span text:style-name="T136">",</text:span><text:span text:style-name="T162"><text:line-break/></text:span><text:span text:style-name="T137">             </text:span><text:span text:style-name="T136">"</text:span><text:span text:style-name="T148">Extensions</text:span><text:span text:style-name="T136">": </text:span><text:span text:style-name="T162"><text:line-break/></text:span><text:span text:style-name="T137">                 </text:span><text:span text:style-name="T136">[{</text:span><text:span text:style-name="T162"><text:line-break/></text:span><text:span text:style-name="T137">                      </text:span><text:span text:style-name="T136">"</text:span><text:span text:style-name="T148">Type</text:span><text:span text:style-name="T136">": "</text:span><text:span text:style-name="T155">http://schemas.xmlsoap.org/ws/2005/05/identity</text:span><text:span text:style-name="T136">",</text:span><text:span text:style-name="T162"><text:line-break/></text:span><text:span text:style-name="T137">                      </text:span><text:span text:style-name="T136">"</text:span><text:span text:style-name="T148">ExtensionData</text:span><text:span text:style-name="T136">": "</text:span><text:span text:style-name="T155">IiBlbmHVy85cZS . . . B4bWxuczd3dy53My5vc</text:span><text:span text:style-name="T136">",</text:span><text:span text:style-name="T162"><text:line-break/></text:span><text:span text:style-name="T137">                      </text:span><text:span text:style-name="T136">"</text:span><text:span text:style-name="T148">MAC</text:span><text:span text:style-name="T136">": "</text:span><text:span text:style-name="T155">dl3/3anZBaPQcW4ZofhTlgO9WRpEF9HbBcmbFwbMYAE=</text:span><text:span text:style-name="T136">"</text:span><text:span text:style-name="T162"><text:line-break/></text:span><text:span text:style-name="T137">                  </text:span><text:span text:style-name="T136">}]</text:span><text:span text:style-name="T162"><text:line-break/></text:span><text:span text:style-name="T137">         </text:span><text:span text:style-name="T136">}],</text:span><text:span text:style-name="T162"><text:line-break/></text:span><text:span text:style-name="T137">    </text:span><text:span text:style-name="T136">"</text:span><text:span text:style-name="T148">Challenge</text:span><text:span text:style-name="T136">": "</text:span><text:span text:style-name="T155">0/DxfSgk4uuA3HRBl87zr0RiWQQLLIXeNc+0+ox1VpY=</text:span><text:span text:style-name="T136">",</text:span><text:span text:style-name="T162"><text:line-break/></text:span><text:span text:style-name="T137">    </text:span><text:span text:style-name="T136">"</text:span><text:span text:style-name="T148">MAC</text:span><text:span text:style-name="T136">": "</text:span><text:span text:style-name="T155">yltV0QfOg+ZjDEz3YvvEjWlbg0t1vjLFYQXGUVMwXjY=</text:span><text:span text:style-name="T136">"</text:span><text:span text:style-name="T162"><text:line-break/></text:span><text:span text:style-name="T136">}</text:span><text:span text:style-name="T162"> </text:span></text:p>
          </table:table-cell>
        </table:table-row>
      </table:table>
      <text:p text:style-name="Text_20_body"/>
      <text:p text:style-name="Text_20_body"><text:span text:style-name="T61">For details on how to map keys and sessions, see </text:span><text:span text:style-name="CrossRef"><text:span text:style-name="T96"><text:reference-ref text:reference-format="text" text:ref-name="setCertificatePath">setCertificatePath</text:reference-ref></text:span></text:span><text:span text:style-name="T61">.</text:span></text:p>
      <text:p text:style-name="Text_20_body"><text:span text:style-name="T61">In the Information Card sample the primary authentication key (for authenticating to the IDP), would preferable be the PKI key associated by the issued credential. <text:s/>That is, the issuance of a managed Information Card and its primary key </text:span><text:span text:style-name="T60">can be fully synchronized</text:span><text:span text:style-name="T61"> making both usage and middleware design straightforward.</text:span></text:p>
      <text:p text:style-name="P50"/>
      <text:p text:style-name="P39"/>
      <text:p text:style-name="P40"/>
      <text:p text:style-name="P40"/>
      <text:p text:style-name="P53">Continued on the next page...</text:p>
      <text:p text:style-name="P92"/>
      <text:p text:style-name="Standard"/>
      <text:p text:style-name="P118">The following is a <text:span text:style-name="CrossRef"><text:span text:style-name="T96"><text:reference-ref text:reference-format="text" text:ref-name="keygen2">KeyGen2</text:reference-ref></text:span></text:span><text:span text:style-name="T61"> sample showing the </text:span><text:span text:style-name="T113">Properties</text:span><text:span text:style-name="T61"> and </text:span><text:span text:style-name="T113">Logotypes</text:span><text:span text:style-name="T61"> objects added to a symmetric key for usage by a </text:span><text:span text:style-name="CrossRef"><text:span text:style-name="T96"><text:reference-ref text:reference-format="text" text:ref-name="hotp">HOTP</text:reference-ref></text:span></text:span><text:span text:style-name="T61"> application:<text:line-break/></text:span></text:p>
      <table:table table:name="Table54" table:style-name="Table54">
        <table:table-column table:style-name="Table54.A"/>
        <table:table-row>
          <table:table-cell table:style-name="Table54.A1" office:value-type="string">
            <text:p text:style-name="P80"><text:span text:style-name="T133">{</text:span><text:span text:style-name="T16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161"><text:line-break/></text:span><text:span text:style-name="T132">    </text:span><text:span text:style-name="T133">"</text:span><text:span text:style-name="T142">@qualifier</text:span><text:span text:style-name="T133">": "</text:span><text:span text:style-name="T151">ProvisioningFinalizationRequest</text:span><text:span text:style-name="T133">",</text:span><text:span text:style-name="T161"><text:line-break/></text:span><text:span text:style-name="T132">    </text:span><text:span text:style-name="T133">"</text:span><text:span text:style-name="T146">ServerSessionID</text:span><text:span text:style-name="T133">": "</text:span><text:span text:style-name="T151">14182a7f9f7u8bTUUFaTJVLo29TxtUpG</text:span><text:span text:style-name="T133">",</text:span><text:span text:style-name="T161"><text:line-break/></text:span><text:span text:style-name="T132">    </text:span><text:span text:style-name="T133">"</text:span><text:span text:style-name="T146">ClientSessionID</text:span><text:span text:style-name="T133">": "</text:span><text:span text:style-name="T151">1SJaeriZ6sdL_PT3a8qcZ66d2gyW0QpU</text:span><text:span text:style-name="T133">",</text:span><text:span text:style-name="T161"><text:line-break/></text:span><text:span text:style-name="T132">    </text:span><text:span text:style-name="T133">"</text:span><text:span text:style-name="T146">SubmitURL</text:span><text:span text:style-name="T133">": "</text:span><text:span text:style-name="T151">http://issuer.example.com/finalize</text:span><text:span text:style-name="T133">",</text:span><text:span text:style-name="T161"><text:line-break/></text:span><text:span text:style-name="T132">    </text:span><text:span text:style-name="T133">"</text:span><text:span text:style-name="T146">IssuedCredentials</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ID</text:span><text:span text:style-name="T133">": "</text:span><text:span text:style-name="T151">Key.1</text:span><text:span text:style-name="T133">",</text:span><text:span text:style-name="T161"><text:line-break/></text:span><text:span text:style-name="T132">             </text:span><text:span text:style-name="T133">"</text:span><text:span text:style-name="T146">X509CertificatePath</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51">MIIDYDCCAkigAwIBAgIGAUGCp/w4MA0GCS . . BR0UoFDeHc4NH8ZmJgd/drnyw==</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MAC</text:span><text:span text:style-name="T133">": "</text:span><text:span text:style-name="T151">UX1urB8mPPeO5rFwVGL5Sm0zO2zeXnZJtumCSOn7KjU=</text:span><text:span text:style-name="T133">",</text:span><text:span text:style-name="T161"><text:line-break/></text:span><text:span text:style-name="T132">             </text:span><text:span text:style-name="T133">"</text:span><text:span text:style-name="T146">ImportKey</text:span><text:span text:style-name="T133">": </text:span><text:span text:style-name="T132"><text:line-break/>                 </text:span><text:span text:style-name="T133">{</text:span><text:span text:style-name="T132"><text:line-break/>                     </text:span><text:span text:style-name="T133">"</text:span><text:span text:style-name="T146">SymmetricKey</text:span><text:span text:style-name="T133">": "</text:span><text:span text:style-name="T151">Kx6TU7TwRF65a4ufQdz48fmrABt7ZByc6uK6mkoj6HeY9fdU0axZDf06MqHH</text:span><text:span text:style-name="T133">",</text:span><text:span text:style-name="T132"><text:line-break/>                     </text:span><text:span text:style-name="T133">"</text:span><text:span text:style-name="T146">MAC</text:span><text:span text:style-name="T133">": "</text:span><text:span text:style-name="T151">63icILm4SP393yHTNpYW4sqxy7TPXe96uffH/NzvTvs=</text:span><text:span text:style-name="T133">"</text:span><text:span text:style-name="T132"><text:line-break/>                 </text:span><text:span text:style-name="T133">},</text:span><text:span text:style-name="T132"> </text:span></text:p>
            <text:p text:style-name="P80"><text:span text:style-name="T132">             </text:span><text:span text:style-name="T133">"</text:span><text:span text:style-name="T146">PropertyBags</text:span><text:span text:style-name="T133">": </text:span><text:span text:style-name="T132"><text:line-break/>                 </text:span><text:span text:style-name="T133">[{</text:span><text:span text:style-name="T132"><text:line-break/>                      </text:span><text:span text:style-name="T133">"</text:span><text:span text:style-name="T146">Type</text:span><text:span text:style-name="T133">": "</text:span><text:span text:style-name="T151">http://xmlns.webpki.org/keygen2/1.0#provider.ietf-hotp</text:span><text:span text:style-name="T133">",</text:span><text:span text:style-name="T132"><text:line-break/>                      </text:span><text:span text:style-name="T133">"</text:span><text:span text:style-name="T146">Properties</text:span><text:span text:style-name="T133">": </text:span><text:span text:style-name="T132"><text:line-break/>                          </text:span><text:span text:style-name="T133">[{</text:span><text:span text:style-name="T132"><text:line-break/>                               </text:span><text:span text:style-name="T133">"</text:span><text:span text:style-name="T146">Name</text:span><text:span text:style-name="T133">": "</text:span><text:span text:style-name="T151">Counter</text:span><text:span text:style-name="T133">",</text:span><text:span text:style-name="T132"><text:line-break/>                               </text:span><text:span text:style-name="T133">"</text:span><text:span text:style-name="T146">Value</text:span><text:span text:style-name="T133">": "</text:span><text:span text:style-name="T151">0</text:span><text:span text:style-name="T133">",</text:span><text:span text:style-name="T132"><text:line-break/>                               </text:span><text:span text:style-name="T133">"</text:span><text:span text:style-name="T146">Writable</text:span><text:span text:style-name="T133">": </text:span><text:span text:style-name="T157">true</text:span><text:span text:style-name="T132"><text:line-break/>                           </text:span><text:span text:style-name="T133">},</text:span><text:span text:style-name="T132"><text:line-break/>                           </text:span><text:span text:style-name="T133">{</text:span><text:span text:style-name="T132"><text:line-break/>                               </text:span><text:span text:style-name="T133">"</text:span><text:span text:style-name="T146">Name</text:span><text:span text:style-name="T133">": "</text:span><text:span text:style-name="T151">Digits</text:span><text:span text:style-name="T133">",</text:span><text:span text:style-name="T132"><text:line-break/>                               </text:span><text:span text:style-name="T133">"</text:span><text:span text:style-name="T146">Value</text:span><text:span text:style-name="T133">": "</text:span><text:span text:style-name="T151">8</text:span><text:span text:style-name="T133">"</text:span><text:span text:style-name="T132"><text:line-break/>                           </text:span><text:span text:style-name="T133">}],</text:span><text:span text:style-name="T132"><text:line-break/>                      </text:span><text:span text:style-name="T133">"</text:span><text:span text:style-name="T146">MAC</text:span><text:span text:style-name="T133">": "</text:span><text:span text:style-name="T151">C0bNbjOePsFdYRcvIc3LKISskYKPwW2Ce4qI3egOqhE=</text:span><text:span text:style-name="T133">"</text:span><text:span text:style-name="T132"><text:line-break/>                  </text:span><text:span text:style-name="T133">}],</text:span><text:span text:style-name="T132"> </text:span></text:p>
            <text:p text:style-name="P80"><text:span text:style-name="T132">             </text:span><text:span text:style-name="T133">"</text:span><text:span text:style-name="T146">Logotypes</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Type</text:span><text:span text:style-name="T133">": "</text:span><text:span text:style-name="T151">http://xmlns.webpki.org/keygen2/1.0#logotype.card</text:span><text:span text:style-name="T133">",</text:span><text:span text:style-name="T161"><text:line-break/></text:span><text:span text:style-name="T132">                      </text:span><text:span text:style-name="T133">"</text:span><text:span text:style-name="T146">MIMEType</text:span><text:span text:style-name="T133">": "</text:span><text:span text:style-name="T151">image/png</text:span><text:span text:style-name="T133">",</text:span><text:span text:style-name="T161"><text:line-break/></text:span><text:span text:style-name="T132">                      </text:span><text:span text:style-name="T133">"</text:span><text:span text:style-name="T146">ExtensionData</text:span><text:span text:style-name="T133">": "</text:span><text:span text:style-name="T151">P3k0jz0ZiIZf9U5Ag1I . . . Mq1mW1XUF/KrhPxs8Aoe3Irrx</text:span><text:span text:style-name="T133"> </text:span><text:span text:style-name="T151">==</text:span><text:span text:style-name="T133">",</text:span><text:span text:style-name="T161"><text:line-break/></text:span><text:span text:style-name="T132">                      </text:span><text:span text:style-name="T133">"</text:span><text:span text:style-name="T146">MAC</text:span><text:span text:style-name="T133">": "</text:span><text:span text:style-name="T151">Ir70oKOdGBYa9iISp2QC14V5YznFmfne2o0+5DWHmSo=</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Challenge</text:span><text:span text:style-name="T133">": "</text:span><text:span text:style-name="T151">OX4VP9NrelBDs4YvF6aBuPUJdUtkqm6G1DMnwKKNZJU=</text:span><text:span text:style-name="T133">",</text:span><text:span text:style-name="T161"><text:line-break/></text:span><text:span text:style-name="T132">    </text:span><text:span text:style-name="T133">"</text:span><text:span text:style-name="T146">MAC</text:span><text:span text:style-name="T133">": "</text:span><text:span text:style-name="T151">5aS0+MmYweTUAu1dZxYyPZifrZyP9062ELv++IabH5Q=</text:span><text:span text:style-name="T133">"</text:span><text:span text:style-name="T161"><text:line-break/></text:span><text:span text:style-name="T133">}</text:span><text:span text:style-name="T161"> </text:span></text:p>
          </table:table-cell>
        </table:table-row>
      </table:table>
      <text:p text:style-name="Text_20_body"/>
      <text:p text:style-name="Standard"><text:span text:style-name="T162">A </text:span><text:span text:style-name="CrossRef"><text:span text:style-name="T96"><text:reference-ref text:reference-format="text" text:ref-name="hotp">HOTP</text:reference-ref></text:span></text:span><text:span text:style-name="T162"> application would preferably also make the corresponding </text:span><text:span text:style-name="CrossRef"><text:span text:style-name="T96"><text:reference-ref text:reference-format="text" text:ref-name="keyinitreq-sym">KeyCreationRequest</text:reference-ref></text:span></text:span><text:span text:style-name="T162"> operation include an endorsement algorithm definition</text:span>.</text:p>
      <text:h text:style-name="P192"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6"><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92">⁮[</text:span><text:span text:style-name="T94"> </text:span><text:span text:style-name="T92">]</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92">⁮[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postDeleteKey</text:span><text:span text:style-name="T105"> deletes a key created in an earlier provisioning session.</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105"><text:tab/></text:span><text:span text:style-name="T3">Data</text:span><text:span text:style-name="T105"> = </text:span><text:span text:style-name="T108">Authorization</text:span></text:p>
      <text:p text:style-name="Text_20_body"><text:span text:style-name="T105"><text:line-break/>A conforming SKS </text:span><text:span text:style-name="T55">must</text:span><text:span text:style-name="T105"> abort the provisioning session if </text:span><text:span text:style-name="T108">postDeleteKey</text:span><text:span text:style-name="T105"> is mixed with other post provisioning operations referring to the same </text:span><text:span text:style-name="T116">TargetKeyHandle</text:span><text:span text:style-name="T105">.</text:span></text:p>
      <text:p text:style-name="Text_20_body"><text:span text:style-name="T105">This method is </text:span><text:span text:style-name="T3">independent</text:span><text:span text:style-name="T102"> of </text:span><text:span text:style-name="CrossRef"><text:reference-ref text:reference-format="text" text:ref-name="delete.protection">Delete Protection</text:reference-ref></text:span><text:span text:style-name="T105"> settings.</text:span></text:p>
      <text:p text:style-name="Text_20_body"><text:span text:style-name="T105">Note that the </text:span><text:span text:style-name="T3">execution</text:span><text:span text:style-name="T105"> of this method </text:span><text:span text:style-name="T55">must</text:span><text:span text:style-name="T105"> be </text:span><text:span text:style-name="T3">deferred</text:span><text:span text:style-name="T105"> to </text:span><text:span text:style-name="CrossRef"><text:reference-ref text:reference-format="text" text:ref-name="closeProvisioningSession">closeProvisioningSession</text:reference-ref></text:span><text:span text:style-name="T105">.</text:span></text:p>
      <text:p text:style-name="P40"/>
      <text:p text:style-name="P40"/>
      <text:p text:style-name="P40"/>
      <text:p text:style-name="P40"/>
      <text:p text:style-name="P53">Continued on the next page...</text:p>
      <text:p text:style-name="P118">The following fragment shows how <text:span text:style-name="T108">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40">ProvisioningFinalizationRequest<text:tab/></text:span><text:span text:style-name="T48">ClientSessionID</text:span><text:span text:style-name="T9">="_126992b6 … a8a6b484db8f"<text:line-break/> <text:s text:c="42"/><text:tab/></text:span><text:span text:style-name="T48">ID</text:span><text:span text:style-name="T10">="_0fa47ab3c00c … a67992b6ac61c"<text:line-break/><text:tab/></text:span><text:span text:style-name="T48">MAC</text:span>="GcaqnRxW ... 8kabXDgWr="<text:span text:style-name="T40"> </text:span><text:span text:style-name="T48">Nonce</text:span>="aqnPb6x0 ... kms34gfW2=" <text:span text:style-name="T7"> </text:span><text:span text:style-name="T53">…</text:span> <text:s/>&gt;</text:p>
            <text:p text:style-name="P84"><text:span text:style-name="T162"><text:line-break/>    &lt;</text:span><text:span text:style-name="T41">IssuedKey</text:span><text:span text:style-name="T162"> … &gt;<text:line-break/> <text:s text:c="2"/> &lt;/</text:span><text:span text:style-name="T41">IssuedKey</text:span><text:span text:style-name="T162">&gt;<text:line-break/></text:span></text:p>
            <text:p text:style-name="P110"><text:span text:style-name="T162"><text:s/>  <text:s/>&lt;</text:span><text:span text:style-name="T41">DeleteKey</text:span><text:span text:style-name="T162"><text:tab/></text:span><text:span text:style-name="T49">CertificateFingerprint</text:span><text:span text:style-name="T162">="mNWEOLlAZrG ... dUg2aLA="<text:line-break/> <text:s text:c="14"/><text:tab/></text:span><text:span text:style-name="T49">ClientSessionID</text:span><text:span text:style-name="T162">="_1292389cba4 ... 173d4334"<text:line-break/> <text:s text:c="15"/><text:tab/></text:span><text:span text:style-name="T49">ServerSessionID</text:span><text:span text:style-name="T162">="_1292389cb8 ... c2ea36e"<text:line-break/> <text:s text:c="15"/><text:tab/></text:span><text:span text:style-name="T49">Authorization</text:span><text:span text:style-name="T162">="ChPQRDT ... n/dJKrW3L"<text:line-break/> <text:s text:c="14"/><text:tab/></text:span><text:span text:style-name="T49">MAC</text:span><text:span text:style-name="T162">="AvDWx6xbg3GDGzdz … yJk8Js0Oul+Ba/Xc8="/&gt;</text:span></text:p>
            <text:p text:style-name="P87"/>
            <text:p text:style-name="P89"><text:span text:style-name="T161">&lt;/</text:span><text:span text:style-name="T46">ProvisioningFinalizationRequest</text:span><text:span text:style-name="T161">&gt;</text:span></text:p>
          </table:table-cell>
        </table:table-row>
      </table:table>
      <text:p text:style-name="Text_20_body"/>
      <text:p text:style-name="Text_20_body"><text:span text:style-name="T61">Before invoking </text:span><text:span text:style-name="T113">postDeleteKey</text:span><text:span text:style-name="T61"> the provisioning middleware needs to perform a number of steps:</text:span></text:p>
      <text:list xml:id="list30422813" text:style-name="L4">
        <text:list-item>
          <text:p text:style-name="P173"><text:span text:style-name="T61">Find the the </text:span><text:span text:style-name="T60">old</text:span><text:span text:style-name="T61"> provisioning session associated with the </text:span><text:span text:style-name="T113">ClientSessionID</text:span><text:span text:style-name="T61"> and </text:span><text:span text:style-name="T113">ServerSessionID</text:span><text:span text:style-name="T61"> attributes of the </text:span><text:span text:style-name="T113">DeleteKey</text:span><text:span text:style-name="T61"> element by calling </text:span><text:span text:style-name="CrossRef"><text:span text:style-name="T96"><text:reference-ref text:reference-format="text" text:ref-name="enum.prov.sess">enumerateProvisioningSessions</text:reference-ref></text:span></text:span><text:span text:style-name="T61">.</text:span></text:p>
        </text:list-item>
        <text:list-item>
          <text:p text:style-name="P173"><text:span text:style-name="T61">Find possible keys by calling </text:span><text:span text:style-name="CrossRef"><text:span text:style-name="T96"><text:reference-ref text:reference-format="text" text:ref-name="enum.keys">enumerateKeys</text:reference-ref></text:span></text:span><text:span text:style-name="T61"> and ignoring all but those belonging to the provisioning session found in step #1.</text:span></text:p>
        </text:list-item>
        <text:list-item>
          <text:p text:style-name="P173"><text:span text:style-name="T61">For the set of keys found in step #2 call </text:span><text:span text:style-name="CrossRef"><text:span text:style-name="T96"><text:reference-ref text:reference-format="text" text:ref-name="get.key.attr">getKeyAttributes</text:reference-ref></text:span></text:span><text:span text:style-name="T61"> while looking for a key having an </text:span><text:span text:style-name="CrossRef"><text:span text:style-name="T96"><text:reference-ref text:reference-format="text" text:ref-name="eecert">End-Entity Certificate</text:reference-ref></text:span></text:span><text:span text:style-name="T61"> matching the </text:span><text:span text:style-name="CrossRef"><text:span text:style-name="T96"><text:reference-ref text:reference-format="text" text:ref-name="SHA256">SHA256</text:reference-ref></text:span></text:span><text:span text:style-name="T61"> </text:span><text:span text:style-name="T113">CertificateFingerprint</text:span><text:span text:style-name="T61">.</text:span></text:p>
        </text:list-item>
        <text:list-item>
          <text:p text:style-name="P173"><text:span text:style-name="T61">If step #3 is successful </text:span><text:span text:style-name="T113">TargetKeyHandle</text:span><text:span text:style-name="T61"> is recovered and </text:span><text:span text:style-name="T113">postDeleteKey</text:span><text:span text:style-name="T61"> can be invoked.</text:span></text:p>
        </text:list-item>
      </text:list>
      <text:p text:style-name="Text_20_body"><text:span text:style-name="T61">If any of these steps fail the provisioning session </text:span><text:span text:style-name="T64">must</text:span><text:span text:style-name="T61"> be aborted. <text:s/>Also see </text:span><text:span text:style-name="CrossRef"><text:span text:style-name="T96"><text:reference-ref text:reference-format="text" text:ref-name="poi.ops">Remote Key Lookup</text:reference-ref></text:span></text:span><text:span text:style-name="T61">.</text:span></text:p>
      <text:h text:style-name="P192"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6"><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92">⁮[</text:span><text:span text:style-name="T94"> </text:span><text:span text:style-name="T92">]</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92">⁮[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postUnlockKey</text:span><text:span text:style-name="T105"> works like </text:span><text:span text:style-name="CrossRef"><text:reference-ref text:reference-format="text" text:ref-name="unlockey">unlockKey</text:reference-ref></text:span><text:span text:style-name="T105"> except that authorization is derived from a </text:span><text:span text:style-name="CrossRef"><text:span text:style-name="T96"><text:reference-ref text:reference-format="text" text:ref-name="targ.key.ref">Target Key Reference</text:reference-ref></text:span></text:span><text:span text:style-name="T105"> instead of a PUK.</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105"><text:tab/></text:span><text:span text:style-name="T3">Data</text:span><text:span text:style-name="T105"> = </text:span><text:span text:style-name="T116">Authorization</text:span></text:p>
      <text:p text:style-name="Text_20_body"><text:span text:style-name="T105"><text:line-break/></text:span><text:span text:style-name="T3">If</text:span><text:span text:style-name="T105"> the target key is associated with a PUK object the PUK error count </text:span><text:span text:style-name="T53">must</text:span><text:span text:style-name="T105"> be cleared as well.</text:span></text:p>
      <text:p text:style-name="Text_20_body"><text:span text:style-name="T105">Note that the </text:span><text:span text:style-name="T3">execution</text:span><text:span text:style-name="T105"> of this method </text:span><text:span text:style-name="T55">must</text:span><text:span text:style-name="T105"> be </text:span><text:span text:style-name="T3">deferred</text:span><text:span text:style-name="T105"> to </text:span><text:span text:style-name="CrossRef"><text:reference-ref text:reference-format="text" text:ref-name="closeProvisioningSession">closeProvisioningSession</text:reference-ref></text:span><text:span text:style-name="T105">.</text:span></text:p>
      <text:p text:style-name="Standard"/>
      <text:p text:style-name="Standard">The following fragment shows how <text:span text:style-name="T108">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40">ProvisioningFinalizationRequest<text:tab/></text:span><text:span text:style-name="T48">ClientSessionID</text:span><text:span text:style-name="T9">="_126992b6 … a8a6b484db8f"<text:line-break/> <text:s text:c="42"/><text:tab/></text:span><text:span text:style-name="T48">ID</text:span><text:span text:style-name="T10">="_0fa47ab3c00c … a67992b6ac61c"<text:line-break/><text:tab/></text:span><text:span text:style-name="T48">MAC</text:span>="GcaqnRxW ... 8kabXDgWr="<text:span text:style-name="T40"> </text:span><text:span text:style-name="T48">Nonce</text:span>="aqnPb6x0 ... kms34gfW2=" <text:span text:style-name="T7"> </text:span><text:span text:style-name="T53">…</text:span> <text:s/>&gt;</text:p>
            <text:p text:style-name="P84"><text:span text:style-name="T162"><text:line-break/>    &lt;</text:span><text:span text:style-name="T41">IssuedKey</text:span><text:span text:style-name="T162"> … &gt;<text:line-break/> <text:s text:c="2"/> &lt;/</text:span><text:span text:style-name="T41">IssuedKey</text:span><text:span text:style-name="T162">&gt;<text:line-break/></text:span></text:p>
            <text:p text:style-name="P111"><text:span text:style-name="T162"><text:s/>  <text:s/>&lt;</text:span><text:span text:style-name="T41">UnlockKey</text:span><text:span text:style-name="T162"><text:tab/></text:span><text:span text:style-name="T49">CertificateFingerprint</text:span><text:span text:style-name="T162">="mNWEOLlAZrG ... dUg2aLA="<text:line-break/> <text:s text:c="14"/><text:tab/></text:span><text:span text:style-name="T49">ClientSessionID</text:span><text:span text:style-name="T162">="_1292389cba4 ... 173d4334"<text:line-break/> <text:s text:c="15"/><text:tab/></text:span><text:span text:style-name="T49">ServerSessionID</text:span><text:span text:style-name="T162">="_1292389cb8 ... c2ea36e"<text:line-break/> <text:s text:c="15"/><text:tab/></text:span><text:span text:style-name="T49">Authorization</text:span><text:span text:style-name="T162">="ChPQRDT ... n/dJKrW3L"<text:line-break/> <text:s text:c="14"/><text:tab/></text:span><text:span text:style-name="T49">MAC</text:span><text:span text:style-name="T162">="AvDWx6xbg3GDGzdz … yJk8Js0Oul+Ba/Xc8="/&gt;</text:span></text:p>
            <text:p text:style-name="P87"/>
            <text:p text:style-name="P89"><text:span text:style-name="T161">&lt;/</text:span><text:span text:style-name="T46">ProvisioningFinalizationRequest</text:span><text:span text:style-name="T161">&gt;</text:span></text:p>
          </table:table-cell>
        </table:table-row>
      </table:table>
      <text:p text:style-name="Text_20_body"/>
      <text:p text:style-name="P48"><text:span text:style-name="T61">Before invoking </text:span><text:span text:style-name="T113">postUnlockKey</text:span><text:span text:style-name="T61"> the provisioning middleware needs to perform the same steps as for </text:span><text:span text:style-name="CrossRef"><text:span text:style-name="T96"><text:reference-ref text:reference-format="text" text:ref-name="pp.delkey">postDeleteKey</text:reference-ref></text:span></text:span><text:span text:style-name="T61">.</text:span></text:p>
      <text:h text:style-name="P192"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6"><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92">⁮[</text:span><text:span text:style-name="T94"> </text:span><text:span text:style-name="T92">]</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92">⁮[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postUpdateKey</text:span><text:span text:style-name="T105"> updates (replaces) a key created in an earlier provisioning session.</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105"><text:tab/></text:span><text:span text:style-name="T3">Data</text:span><text:span text:style-name="T105"> = </text:span><text:span text:style-name="CrossRef"><text:span text:style-name="T96"><text:reference-ref text:reference-format="text" text:ref-name="eecert">End-Entity Certificate</text:reference-ref></text:span></text:span><text:span text:style-name="CrossRef"><text:span text:style-name="T18"> || </text:span></text:span><text:span text:style-name="CrossRef"><text:span text:style-name="T26">Authorization</text:span></text:span></text:p>
      <text:p text:style-name="P39"><text:span text:style-name="T96"><text:line-break/>The new key </text:span><text:span text:style-name="T99">must</text:span><text:span text:style-name="T96"> be </text:span><text:span text:style-name="T2">fully provisioned</text:span><text:span text:style-name="T96"> (fitted with a certificate and optional attributes), </text:span><text:span text:style-name="T2">before</text:span><text:span text:style-name="T96"> this method is called. <text:s/>However, the new key </text:span><text:span text:style-name="T99">must not</text:span><text:span text:style-name="T96"> be PIN‑protected since it supposed to </text:span><text:span text:style-name="T2">inherit</text:span><text:span text:style-name="T96"> the old key's PIN protection scheme (if there is one). <text:s/>Inheritance does not mean “copying” but </text:span><text:span text:style-name="T2">linking</text:span><text:span text:style-name="T96"> the new key to an existing PIN object. <text:s/>See </text:span><text:span text:style-name="CrossRef"><text:span text:style-name="T96"><text:reference-ref text:reference-format="text" text:ref-name="key.protectionobjects">PIN and PUK Objects</text:reference-ref></text:span></text:span><text:span text:style-name="T96">.</text:span></text:p>
      <text:p text:style-name="P39"><text:span text:style-name="T96">The target key and and the new key </text:span><text:span text:style-name="T98">must</text:span><text:span text:style-name="T96"> have identical </text:span><text:span text:style-name="CrossRef"><text:span text:style-name="T96"><text:reference-ref text:reference-format="text" text:ref-name="keyusage">Application Usage</text:reference-ref></text:span></text:span><text:span text:style-name="T96">.</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8"><text:span text:style-name="T105">The </text:span><text:span text:style-name="T116">KeyHandle</text:span><text:span text:style-name="T105"> of the updated key </text:span><text:span text:style-name="T55">must</text:span><text:span text:style-name="T105"> after a successful update be set equal to </text:span><text:span text:style-name="T116">TargetKeyHandle</text:span><text:span text:style-name="T105">.</text:span></text:p>
      <text:p text:style-name="Text_20_body"><text:span text:style-name="T105">A conforming SKS </text:span><text:span text:style-name="T55">must</text:span><text:span text:style-name="T105"> allow a (single) </text:span><text:span text:style-name="T108">postUpdateKey</text:span><text:span text:style-name="T105"> combined with an arbitrary number of </text:span><text:span text:style-name="CrossRef"><text:reference-ref text:reference-format="text" text:ref-name="pp_clonekeyprot">postCloneKeyProtection</text:reference-ref></text:span><text:span text:style-name="T105"> calls referring to the same </text:span><text:span text:style-name="T116">TargetKeyHandle</text:span><text:span text:style-name="T105">.</text:span></text:p>
      <text:p text:style-name="P48"><text:span text:style-name="T105">Note that the </text:span><text:span text:style-name="T3">execution</text:span><text:span text:style-name="T105"> of this method </text:span><text:span text:style-name="T55">must</text:span><text:span text:style-name="T105"> be </text:span><text:span text:style-name="T3">deferred</text:span><text:span text:style-name="T105"> to </text:span><text:span text:style-name="CrossRef"><text:reference-ref text:reference-format="text" text:ref-name="closeProvisioningSession">closeProvisioningSession</text:reference-ref></text:span><text:span text:style-name="T105">.</text:span></text:p>
      <text:p text:style-name="Standard"/>
      <text:p text:style-name="Standard">The following fragment shows how <text:span text:style-name="T108">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40">ProvisioningFinalizationRequest<text:tab/></text:span><text:span text:style-name="T48">ClientSessionID</text:span><text:span text:style-name="T9">="_126992b6 … a8a6b484db8f"<text:line-break/> <text:s text:c="42"/><text:tab/></text:span><text:span text:style-name="T48">ID</text:span><text:span text:style-name="T10">="_0fa47ab3c00c … a67992b6ac61c"<text:line-break/><text:tab/></text:span><text:span text:style-name="T48">MAC</text:span>="GcaqnRxW ... 8kabXDgWr="<text:span text:style-name="T40"> </text:span><text:span text:style-name="T48">Nonce</text:span>="aqnPb6x0 ... kms34gfW2=" <text:span text:style-name="T7"> </text:span><text:span text:style-name="T53">…</text:span> <text:s/>&gt;</text:p>
            <text:p text:style-name="P86"><text:span text:style-name="T162"><text:line-break/>    &lt;</text:span><text:span text:style-name="T41">IssuedKey</text:span><text:span text:style-name="T162"> </text:span><text:span text:style-name="T49">ID</text:span><text:span text:style-name="T162">="Key.1" </text:span><text:span text:style-name="T49">MAC</text:span><text:span text:style-name="T162">="ngSgmRuPE ... HlFWrM421wY="&gt;<text:line-break/>  <text:s/>   <text:s text:c="2"/>&lt;</text:span><text:span text:style-name="T169">ds</text:span><text:span text:style-name="T162">:</text:span><text:span text:style-name="T41">X509Data</text:span><text:span text:style-name="T162">&gt;<text:line-break/>    <text:s text:c="2"/>    <text:s text:c="2"/>&lt;</text:span><text:span text:style-name="T169">ds</text:span><text:span text:style-name="T162">:</text:span><text:span text:style-name="T41">X509Certificate</text:span><text:span text:style-name="T162">&gt;MIIC2TCCAcGgAwIBAgS … NRT+VokJJsBecyALgeT0Dw==&lt;/</text:span><text:span text:style-name="T169">ds</text:span><text:span text:style-name="T162">:</text:span><text:span text:style-name="T41">X509Certificate</text:span><text:span text:style-name="T162">&gt;<text:line-break/>    <text:s text:c="4"/>&lt;</text:span><text:span text:style-name="T58">/</text:span><text:span text:style-name="T169">ds</text:span><text:span text:style-name="T162">:</text:span><text:span text:style-name="T41">X509Data</text:span><text:span text:style-name="T162">&gt;<text:line-break/>   <text:s text:c="5"/>&lt;</text:span><text:span text:style-name="T41">UpdateKey</text:span><text:span text:style-name="T162"><text:tab/></text:span><text:span text:style-name="T49">CertificateFingerprint</text:span><text:span text:style-name="T162">="mNWEOLlAZrG ... dUg2aLA="<text:line-break/> <text:s text:c="14"/><text:tab/></text:span><text:span text:style-name="T49">ClientSessionID</text:span><text:span text:style-name="T162">="_1292389cba4 ... 173d4334"<text:line-break/> <text:s text:c="15"/><text:tab/></text:span><text:span text:style-name="T49">ServerSessionID</text:span><text:span text:style-name="T162">="_1292389cb8 ... c2ea36e"<text:line-break/> <text:s text:c="15"/><text:tab/></text:span><text:span text:style-name="T49">Authorization</text:span><text:span text:style-name="T162">="ChPQRDT ... n/dJKrW3L"<text:line-break/> <text:s text:c="14"/><text:tab/></text:span><text:span text:style-name="T49">MAC</text:span><text:span text:style-name="T162">="AvDWx6xbg3GDGzdz … yJk8Js0Oul+Ba/Xc8="/&gt;</text:span></text:p>
            <text:p text:style-name="P83"><text:span text:style-name="T164"><text:s/>   &lt;/</text:span><text:span text:style-name="T42">IssuedKey</text:span><text:span text:style-name="T164">&gt;<text:line-break/></text:span></text:p>
            <text:p text:style-name="P89"><text:span text:style-name="T161">&lt;/</text:span><text:span text:style-name="T46">ProvisioningFinalizationRequest</text:span><text:span text:style-name="T161">&gt;</text:span></text:p>
          </table:table-cell>
        </table:table-row>
      </table:table>
      <text:p text:style-name="Text_20_body"/>
      <text:p text:style-name="P48"><text:span text:style-name="T61">Before invoking </text:span><text:span text:style-name="T113">postUpdateKey</text:span><text:span text:style-name="T61"> the provisioning middleware needs to perform the same steps as for </text:span><text:span text:style-name="CrossRef"><text:span text:style-name="T96"><text:reference-ref text:reference-format="text" text:ref-name="pp.delkey">postDeleteKey</text:reference-ref></text:span></text:span><text:span text:style-name="T61">.</text:span></text:p>
      <text:p text:style-name="P48"><text:span text:style-name="T113">KeyHandle</text:span><text:span text:style-name="T61"> is the handle associated with </text:span><text:span text:style-name="T113">IssuedKey</text:span><text:span text:style-name="T61">.</text:span></text:p>
      <text:h text:style-name="P192"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6"><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92">⁮[</text:span><text:span text:style-name="T94"> </text:span><text:span text:style-name="T92">]</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92">⁮[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08">postCloneKeyProtection</text:span><text:span text:style-name="T105"> clones the </text:span><text:span text:style-name="T3">protection scheme</text:span><text:span text:style-name="T105"> of a key created in an earlier provisioning session and applies it to a newly created key.</text:span></text:p>
      <text:p text:style-name="Text_20_body"><text:span text:style-name="T61">The </text:span><text:span text:style-name="T113">MAC</text:span><text:span text:style-name="T61"> uses the method described in </text:span><text:span text:style-name="CrossRef"><text:span text:style-name="T96"><text:reference-ref text:reference-format="text" text:ref-name="MACOperations">MAC Operations</text:reference-ref></text:span></text:span><text:span text:style-name="T61"> where </text:span><text:span text:style-name="T60">Data</text:span><text:span text:style-name="T61"> is arranged as follows:</text:span></text:p>
      <text:p text:style-name="Text_20_body"><text:span text:style-name="T105"><text:tab/></text:span><text:span text:style-name="T3">Data</text:span><text:span text:style-name="T105"> = </text:span><text:span text:style-name="CrossRef"><text:span text:style-name="T96"><text:reference-ref text:reference-format="text" text:ref-name="eecert">End-Entity Certificate</text:reference-ref></text:span></text:span><text:span text:style-name="CrossRef"><text:span text:style-name="T18"> || </text:span></text:span><text:span text:style-name="CrossRef"><text:span text:style-name="T26">Authorization</text:span></text:span></text:p>
      <text:p text:style-name="P39"><text:span text:style-name="T96"><text:line-break/>The new key </text:span><text:span text:style-name="T99">must</text:span><text:span text:style-name="T96"> be </text:span><text:span text:style-name="T2">fully provisioned</text:span><text:span text:style-name="T96"> (fitted with a certificate and optional attributes), </text:span><text:span text:style-name="T2">before</text:span><text:span text:style-name="T96"> this method is called. <text:s/>However, the new key </text:span><text:span text:style-name="T99">must not</text:span><text:span text:style-name="T96"> be PIN‑protected since it supposed to </text:span><text:span text:style-name="T2">inherit</text:span><text:span text:style-name="T96"> the old key's PIN protection scheme (if there is one). <text:s/>Inheritance does not mean “copying” but </text:span><text:span text:style-name="T2">linking</text:span><text:span text:style-name="T96"> the new key to an existing PIN object. <text:s/>See </text:span><text:span text:style-name="CrossRef"><text:span text:style-name="T96"><text:reference-ref text:reference-format="text" text:ref-name="key.protectionobjects">PIN and PUK Objects</text:reference-ref></text:span></text:span><text:span text:style-name="T96">.</text:span></text:p>
      <text:p text:style-name="Text_20_body"><text:span text:style-name="T102">An inherited </text:span><text:span text:style-name="T105">custom PIN protection scheme </text:span><text:span text:style-name="T53">must</text:span><text:span text:style-name="T105"> have its grouping attribute set to </text:span><text:span text:style-name="T108">shared</text:span><text:span text:style-name="T105"> (see </text:span><text:span text:style-name="CrossRef"><text:reference-ref text:reference-format="text" text:ref-name="pingrouping">PIN Grouping</text:reference-ref></text:span><text:span text:style-name="T105">).</text:span></text:p>
      <text:p text:style-name="Text_20_body"><text:span text:style-name="T105">A conforming SKS </text:span><text:span text:style-name="T55">must</text:span><text:span text:style-name="T105"> allow multiple </text:span><text:span text:style-name="T108">postCloneKeyProtection</text:span><text:span text:style-name="T105"> calls referring to the same </text:span><text:span text:style-name="T116">TargetKeyHandle</text:span><text:span text:style-name="T105">.</text:span></text:p>
      <text:p text:style-name="Text_20_body"><text:span text:style-name="T105">Note that the </text:span><text:span text:style-name="T3">execution</text:span><text:span text:style-name="T105"> of this method </text:span><text:span text:style-name="T55">must</text:span><text:span text:style-name="T105"> be </text:span><text:span text:style-name="T3">deferred</text:span><text:span text:style-name="T105"> to </text:span><text:span text:style-name="CrossRef"><text:reference-ref text:reference-format="text" text:ref-name="closeProvisioningSession">closeProvisioningSession</text:reference-ref></text:span><text:span text:style-name="T105">.</text:span></text:p>
      <text:p text:style-name="Standard"/>
      <text:p text:style-name="Standard">The following fragment shows how <text:span text:style-name="T108">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40">ProvisioningFinalizationRequest<text:tab/></text:span><text:span text:style-name="T48">ClientSessionID</text:span><text:span text:style-name="T9">="_126992b6 … a8a6b484db8f"<text:line-break/> <text:s text:c="42"/><text:tab/></text:span><text:span text:style-name="T48">ID</text:span><text:span text:style-name="T10">="_0fa47ab3c00c … a67992b6ac61c"<text:line-break/><text:tab/></text:span><text:span text:style-name="T48">MAC</text:span>="GcaqnRxW ... 8kabXDgWr="<text:span text:style-name="T40"> </text:span><text:span text:style-name="T48">Nonce</text:span>="aqnPb6x0 ... kms34gfW2=" <text:span text:style-name="T7"> </text:span><text:span text:style-name="T53">…</text:span> <text:s/>&gt;</text:p>
            <text:p text:style-name="P85"><text:span text:style-name="T162"><text:line-break/>    &lt;</text:span><text:span text:style-name="T41">IssuedKey</text:span><text:span text:style-name="T162"> </text:span><text:span text:style-name="T49">ID</text:span><text:span text:style-name="T162">="Key.1" </text:span><text:span text:style-name="T49">MAC</text:span><text:span text:style-name="T162">="ngSgmRuPE ... HlFWrM421wY="&gt;<text:line-break/>  <text:s/>   <text:s text:c="2"/>&lt;</text:span><text:span text:style-name="T169">ds</text:span><text:span text:style-name="T162">:</text:span><text:span text:style-name="T41">X509Data</text:span><text:span text:style-name="T162">&gt;<text:line-break/>    <text:s text:c="2"/>    <text:s text:c="2"/>&lt;</text:span><text:span text:style-name="T169">ds</text:span><text:span text:style-name="T162">:</text:span><text:span text:style-name="T41">X509Certificate</text:span><text:span text:style-name="T162">&gt;MIIC2TCCAcGgAwIBAgS … NRT+VokJJsBecyALgeT0Dw==&lt;/</text:span><text:span text:style-name="T169">ds</text:span><text:span text:style-name="T162">:</text:span><text:span text:style-name="T41">X509Certificate</text:span><text:span text:style-name="T162">&gt;<text:line-break/>    <text:s text:c="4"/>&lt;</text:span><text:span text:style-name="T58">/</text:span><text:span text:style-name="T169">ds</text:span><text:span text:style-name="T162">:</text:span><text:span text:style-name="T41">X509Data</text:span><text:span text:style-name="T162">&gt;<text:line-break/>   <text:s text:c="5"/>&lt;</text:span><text:span text:style-name="T41">CloneKeyProtection</text:span><text:span text:style-name="T162"><text:tab/></text:span><text:span text:style-name="T49">CertificateFingerprint</text:span><text:span text:style-name="T162">="mNWEOLlAZrG ... dUg2aLA="<text:line-break/> <text:s text:c="14"/><text:tab/></text:span><text:span text:style-name="T49">ClientSessionID</text:span><text:span text:style-name="T162">="_1292389cba4 ... 173d4334"<text:line-break/> <text:s text:c="15"/><text:tab/></text:span><text:span text:style-name="T49">ServerSessionID</text:span><text:span text:style-name="T162">="_1292389cb8 ... c2ea36e"<text:line-break/> <text:s text:c="15"/><text:tab/></text:span><text:span text:style-name="T49">Authorization</text:span><text:span text:style-name="T162">="ChPQRDT ... n/dJKrW3L"<text:line-break/> <text:s text:c="14"/><text:tab/></text:span><text:span text:style-name="T49">MAC</text:span><text:span text:style-name="T162">="AvDWx6xbg3GDGzdz … yJk8Js0Oul+Ba/Xc8="/&gt;</text:span></text:p>
            <text:p text:style-name="P83"><text:span text:style-name="T164"><text:s/>   &lt;/</text:span><text:span text:style-name="T42">IssuedKey</text:span><text:span text:style-name="T164">&gt;<text:line-break/></text:span></text:p>
            <text:p text:style-name="P89"><text:span text:style-name="T161">&lt;/</text:span><text:span text:style-name="T46">ProvisioningFinalizationRequest</text:span><text:span text:style-name="T161">&gt;</text:span></text:p>
          </table:table-cell>
        </table:table-row>
      </table:table>
      <text:p text:style-name="Text_20_body"/>
      <text:p text:style-name="P48"><text:span text:style-name="T61">Before invoking </text:span><text:span text:style-name="T113">postCloneKeyProtection</text:span><text:span text:style-name="T61"> the provisioning middleware needs to perform the same steps as for </text:span><text:span text:style-name="CrossRef"><text:span text:style-name="T96"><text:reference-ref text:reference-format="text" text:ref-name="pp.delkey">postDeleteKey</text:reference-ref></text:span></text:span><text:span text:style-name="T61">.</text:span></text:p>
      <text:p text:style-name="P48"><text:span text:style-name="T113">KeyHandle</text:span><text:span text:style-name="T61"> is the handle associated with </text:span><text:span text:style-name="T113">IssuedKey</text:span><text:span text:style-name="T61">.</text:span></text:p>
      <text:h text:style-name="P19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3">The following element </text:span><text:span text:style-name="T82">must not</text:span><text:span text:style-name="T83"> be present if the returned </text:span>KeyHandle<text:span text:style-name="T7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8"/>
      <text:p text:style-name="P48"><text:span text:style-name="T119">enumerateKeys</text:span> enumerate keys for <text:span text:style-name="T2">closed</text:span> provisioning sessions. <text:s/>Closed provisioning session means that the key is ready for usage by <text:span text:style-name="T2">applications</text:span>.</text:p>
      <text:p text:style-name="P48">The input <text:span text:style-name="T113">KeyHandle</text:span><text:span text:style-name="T67"> </text:span><text:span text:style-name="T71">must</text:span><text:span text:style-name="T67"> initially be set to 0 to start an enumeration round.</text:span></text:p>
      <text:p text:style-name="P48"><text:span text:style-name="T67">Succeeding calls </text:span><text:span text:style-name="T71">must</text:span><text:span text:style-name="T67"> use the output </text:span><text:span text:style-name="T113">KeyHandle</text:span><text:span text:style-name="T67"> as input to the next call.</text:span></text:p>
      <text:p text:style-name="P73"><text:span text:style-name="T67">When </text:span><text:span text:style-name="T113">enumerateKeys</text:span><text:span text:style-name="T61"> returns with a </text:span><text:span text:style-name="T113">KeyHandle</text:span><text:span text:style-name="T61"> = 0 there are no more key objects to read.</text:span></text:p>
      <text:h text:style-name="P19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8">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9">‎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92">⁮[</text:span><text:span text:style-name="T94"> </text:span><text:span text:style-name="T92">]</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7">Number of</text:span> <text:span text:style-name="T116">Type</text:span> URIs <text:span text:style-name="T57"><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80">Extension </text:span><text:span text:style-name="T114">Type</text:span><text:span text:style-name="T180"> URI.</text:span> <text:s/><text:span text:style-name="T2">Repeated</text:span> object</text:p>
          </table:table-cell>
          <table:covered-table-cell/>
        </table:table-row>
      </table:table>
      <text:p text:style-name="P48"/>
      <text:p text:style-name="P48"><text:span text:style-name="T119">getKeyAttributes</text:span> returns attribute data for provisioned keys.</text:p>
      <text:p text:style-name="P48">For asymmetric keys the public key of the <text:span text:style-name="CrossRef"><text:reference-ref text:reference-format="text" text:ref-name="eecert">End-Entity Certificate</text:reference-ref></text:span> signifies RSA or EC algorithm.</text:p>
      <text:p text:style-name="Standard"><text:span text:style-name="T57">Also see </text:span><text:span text:style-name="CrossRef"><text:reference-ref text:reference-format="text" text:ref-name="getkeyprotectiondata">getKeyProtectionInfo</text:reference-ref></text:span>.</text:p>
      <text:h text:style-name="P19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7">See </text:span><text:span text:style-name="CrossRef"><text:span text:style-name="T57"><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7">Copy of </text:span><text:span text:style-name="T116">Format</text:span> defined by <text:span text:style-name="CrossRef"><text:span text:style-name="T57"><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7">Copy of </text:span><text:span text:style-name="T116">RetryLimit</text:span> defined by <text:span text:style-name="CrossRef"><text:span text:style-name="T57"><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7">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7">Current PIN error count for keys protected by</text:span> a local PIN policy object [1]</text:p>
            <text:p text:style-name="Standard"><text:span text:style-name="T57">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7">Exact copies of the corresponding </text:span><text:span text:style-name="CrossRef"><text:span text:style-name="T57"><text:reference-ref text:reference-format="text" text:ref-name="createKeyPair">createKeyEntry</text:reference-ref></text:span></text:span><text:span text:style-name="T57">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7">Tells if there exists a </text:span><text:span text:style-name="T59">copy</text:span><text:span text:style-name="T57"> of the key. <text:s/>See </text:span><text:span text:style-name="CrossRef"><text:span text:style-name="T57"><text:reference-ref text:reference-format="text" text:ref-name="key.bck.2">KeyBackup</text:reference-ref></text:span></text:span> table on the next page</text:p>
          </table:table-cell>
        </table:table-row>
      </table:table>
      <text:p text:style-name="P48"/>
      <text:p text:style-name="P48"><text:span text:style-name="T119">getKeyProtectionInfo</text:span> returns information about the protection scheme for a key including possible biometric options. <text:s/>In addition, the call retrieves the current protection status for the key.</text:p>
      <text:p text:style-name="P48">Note 1: Fields <text:span text:style-name="T53">must</text:span> be set to zero if they do not apply to the key in question.</text:p>
      <text:p text:style-name="Text_20_body"/>
      <text:p text:style-name="Text_20_body"/>
      <text:p text:style-name="Text_20_body"/>
      <text:p text:style-name="Text_20_body"/>
      <text:p text:style-name="P63">Continued on the next page...</text:p>
      <text:p text:style-name="P91"/>
      <text:p text:style-name="P118"><text:span text:style-name="T61">The following table illustrates how the </text:span><text:reference-mark-start text:name="prot.status"/><text:span text:style-name="T113">ProtectionStatus</text:span><text:reference-mark-end text:name="prot.status"/><text:span text:style-name="T61">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3">PIN_PROTECTED</text:p>
          </table:table-cell>
          <table:table-cell table:style-name="Table57.A2" office:value-type="string">
            <text:p text:style-name="P106">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3">PUK_PROTECTED</text:p>
          </table:table-cell>
          <table:table-cell table:style-name="Table57.A2" office:value-type="string">
            <text:p text:style-name="P106">0x02</text:p>
          </table:table-cell>
          <table:table-cell table:style-name="Table57.C2" office:value-type="string">
            <text:p text:style-name="Standard">The key is protected by a local PUK policy object. <text:s/>This bit <text:span text:style-name="T98">must</text:span> be <text:span text:style-name="T2">combined</text:span> with bit <text:span text:style-name="T108">PIN_PROTECTED</text:span></text:p>
          </table:table-cell>
        </table:table-row>
        <table:table-row table:style-name="Table57.2">
          <table:table-cell table:style-name="Table57.A2" office:value-type="string">
            <text:p text:style-name="P103">PIN_BLOCKED</text:p>
          </table:table-cell>
          <table:table-cell table:style-name="Table57.A2" office:value-type="string">
            <text:p text:style-name="P106">0x04</text:p>
          </table:table-cell>
          <table:table-cell table:style-name="Table57.C2" office:value-type="string">
            <text:p text:style-name="Standard">The key has locked-up due to PIN errors.<text:span text:style-name="T105"> <text:s/>This bit </text:span><text:span text:style-name="T98">must</text:span><text:span text:style-name="T52"> </text:span>be <text:span text:style-name="T2">combined</text:span> with bit <text:span text:style-name="T108">PIN_PROTECTED</text:span></text:p>
          </table:table-cell>
        </table:table-row>
        <table:table-row table:style-name="Table57.2">
          <table:table-cell table:style-name="Table57.A2" office:value-type="string">
            <text:p text:style-name="P103">PUK_BLOCKED</text:p>
          </table:table-cell>
          <table:table-cell table:style-name="Table57.A2" office:value-type="string">
            <text:p text:style-name="P106">0x08</text:p>
          </table:table-cell>
          <table:table-cell table:style-name="Table57.C2" office:value-type="string">
            <text:p text:style-name="Standard">The key has locked-up due to PUK errors.<text:span text:style-name="T105"> <text:s/>This bit </text:span><text:span text:style-name="T98">must</text:span><text:span text:style-name="T52"> </text:span>be <text:span text:style-name="T2">combined</text:span> with bit <text:span text:style-name="T108">PUK_PROTECTED</text:span></text:p>
          </table:table-cell>
        </table:table-row>
        <table:table-row table:style-name="Table57.2">
          <table:table-cell table:style-name="Table57.A2" office:value-type="string">
            <text:p text:style-name="P103">DEVICE_PIN</text:p>
          </table:table-cell>
          <table:table-cell table:style-name="Table57.A2" office:value-type="string">
            <text:p text:style-name="P106">0x10</text:p>
          </table:table-cell>
          <table:table-cell table:style-name="Table57.C2" office:value-type="string">
            <text:p text:style-name="Standard">The key is protected by a device PIN. <text:s/>Information about device PINs is out of scope for the SKS API.<text:span text:style-name="T105"> <text:s/>This bit </text:span><text:span text:style-name="T98">must </text:span>be the only active bit if applicable</text:p>
          </table:table-cell>
        </table:table-row>
      </table:table>
      <text:p text:style-name="Text_20_body"/>
      <text:p text:style-name="P51">If all bits are zero the key is not PIN protected.</text:p>
      <text:p text:style-name="Standard"><text:span text:style-name="T61"><text:line-break/>The following table illustrates how the </text:span><text:reference-mark-start text:name="key.bck.2"/><text:span text:style-name="T113">KeyBackup</text:span><text:reference-mark-end text:name="key.bck.2"/><text:span text:style-name="T61">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5">IMPORTED</text:p>
          </table:table-cell>
          <table:table-cell table:style-name="Table112.A2" office:value-type="string">
            <text:p text:style-name="P106">0x01</text:p>
          </table:table-cell>
          <table:table-cell table:style-name="Table112.C2" office:value-type="string">
            <text:p text:style-name="Table_20_Contents"><text:span text:style-name="T57">The IMPORTED bit </text:span><text:span text:style-name="T53">must</text:span> be set if the key has been supplied through <text:span text:style-name="CrossRef"><text:span text:style-name="T57"><text:reference-ref text:reference-format="text" text:ref-name="restorePrivateKey">importPrivateKey</text:reference-ref></text:span></text:span> or <text:span text:style-name="CrossRef"><text:span text:style-name="T57"><text:reference-ref text:reference-format="text" text:ref-name="setpiggybacked">importSymmetricKey</text:reference-ref></text:span></text:span></text:p>
          </table:table-cell>
        </table:table-row>
        <table:table-row table:style-name="Table112.3">
          <table:table-cell table:style-name="Table112.A2" office:value-type="string">
            <text:p text:style-name="P105">EXPORTED</text:p>
          </table:table-cell>
          <table:table-cell table:style-name="Table112.A2" office:value-type="string">
            <text:p text:style-name="P106">0x02</text:p>
          </table:table-cell>
          <table:table-cell table:style-name="Table112.C2" office:value-type="string">
            <text:p text:style-name="Table_20_Contents"><text:span text:style-name="T57">The EXPORTED bit </text:span><text:span text:style-name="T53">must</text:span> be set if the key has been subject to an <text:span text:style-name="CrossRef"><text:span text:style-name="T57"><text:reference-ref text:reference-format="text" text:ref-name="exportkey">exportKey</text:reference-ref></text:span></text:span> operation</text:p>
          </table:table-cell>
        </table:table-row>
      </table:table>
      <text:p text:style-name="Text_20_body"/>
      <text:p text:style-name="P51"/>
      <text:h text:style-name="P19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80">Type URI.</text:span><text:span text:style-name="T17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9"><text:span text:style-name="T105">Exact copies of the corresponding </text:span><text:span text:style-name="CrossRef"><text:reference-ref text:reference-format="text" text:ref-name="addextensiondata">addExtension</text:reference-ref></text:span><text:span text:style-name="T105">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8"/>
      <text:p text:style-name="P48"><text:span text:style-name="T119">getExtension</text:span> returns a typed extension object associated with a key.</text:p>
      <text:p text:style-name="P48">Note that encrypted extensions are decrypted during provisioning.</text:p>
      <text:p text:style-name="P48">If the extension is intended to be consumed by the SKS, <text:span text:style-name="T116">ExtensionData</text:span> <text:span text:style-name="T53">must</text:span> be returned as a zero-length array.</text:p>
      <text:h text:style-name="P19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104">Type URI which </text:span><text:span text:style-name="T97">must</text:span> identify a <text:span text:style-name="T116">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8"/>
      <text:p text:style-name="Text_20_body"><text:span text:style-name="T119">setProperty</text:span> sets a named property value in a <text:span text:style-name="T116">Properties</text:span> collection linked to a key.</text:p>
      <text:p text:style-name="Text_20_body">If the named property does not exist or is not <text:span text:style-name="T2">writable</text:span>, an error <text:span text:style-name="T52">must</text:span> be returned.</text:p>
      <text:h text:style-name="P19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92">⁮[</text:span><text:span text:style-name="T94"> </text:span><text:span text:style-name="T92">]</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8"/>
      <text:p text:style-name="P48"><text:span text:style-name="T119">deleteKey</text:span> removes a key from the <text:span text:style-name="CrossRef"><text:reference-ref text:reference-format="text" text:ref-name="cred.db">Credential Database</text:reference-ref></text:span>.</text:p>
      <text:p text:style-name="P48">If the key is the last belonging to a provisioning session, the session data objects are removed as well.</text:p>
      <text:p text:style-name="P48">Invalid <text:span text:style-name="T108">Authorization</text:span> data to the key <text:span text:style-name="T97">must</text:span> return <text:span text:style-name="CrossRef"><text:reference-ref text:reference-format="text" text:ref-name="auth.error">ERROR_AUTHORIZATION</text:reference-ref></text:span> status.</text:p>
      <text:p text:style-name="P48"><text:span text:style-name="T105">A conforming SKS </text:span><text:span text:style-name="T55">may</text:span><text:span text:style-name="T105"> introduce physical presence methods like GPIO-based buttons, </text:span><text:span text:style-name="T3">circumventing</text:span><text:span text:style-name="T105"> </text:span><text:span text:style-name="CrossRef"><text:reference-ref text:reference-format="text" text:ref-name="delete.protection">Delete Protection</text:reference-ref></text:span><text:span text:style-name="T105"> settings.</text:span></text:p>
      <text:p text:style-name="P48"><text:span text:style-name="T105">Regarding delete of PIN and PUK policy objects, see </text:span><text:span text:style-name="CrossRef"><text:reference-ref text:reference-format="text" text:ref-name="key.protectionobjects">PIN and PUK Objects</text:reference-ref></text:span><text:span text:style-name="T105">.</text:span></text:p>
      <text:h text:style-name="P19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92">⁮[</text:span><text:span text:style-name="T94"> </text:span><text:span text:style-name="T92">]</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92">⁮[</text:span><text:span text:style-name="T94"> </text:span><text:span text:style-name="T92">]</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8"/>
      <text:p text:style-name="P48"><text:span text:style-name="T119">exportKey</text:span> exports a private or symmetric key from the <text:span text:style-name="CrossRef"><text:reference-ref text:reference-format="text" text:ref-name="cred.db">Credential Database</text:reference-ref></text:span>.</text:p>
      <text:p text:style-name="P48">Invalid <text:span text:style-name="T108">Authorization</text:span> data to the key <text:span text:style-name="T97">must</text:span> return <text:span text:style-name="CrossRef"><text:reference-ref text:reference-format="text" text:ref-name="auth.error">ERROR_AUTHORIZATION</text:reference-ref></text:span> status.</text:p>
      <text:p text:style-name="Text_20_body">Private (asymmetric) keys <text:span text:style-name="T53">must</text:span> be exported in <text:span text:style-name="CrossRef"><text:reference-ref text:reference-format="text" text:ref-name="pkcs8">PKCS #8</text:reference-ref></text:span> format.</text:p>
      <text:p text:style-name="Text_20_body">If a <text:span text:style-name="T24">non-exportable</text:span> key is referred to, <text:span text:style-name="T119">exportKey</text:span><text:span text:style-name="T77"> </text:span><text:span text:style-name="T78">must</text:span><text:span text:style-name="T77"> return </text:span><text:span text:style-name="CrossRef"><text:span text:style-name="T96"><text:reference-ref text:reference-format="text" text:ref-name="err.not.allowed">ERROR_NOT_ALLOWED</text:reference-ref></text:span></text:span><text:span text:style-name="T77"> status.</text:span></text:p>
      <text:p text:style-name="Text_20_body"><text:span text:style-name="T61">Note that the </text:span><text:span text:style-name="CrossRef"><text:span text:style-name="T96"><text:reference-ref text:reference-format="text" text:ref-name="priv.key.bck">KeyBackup</text:reference-ref></text:span></text:span><text:span text:style-name="T119">.EXPORTED</text:span><text:span text:style-name="T77"> flag of the key </text:span><text:span text:style-name="T80">must</text:span><text:span text:style-name="T77"> be set after execution of </text:span><text:span text:style-name="T119">exportKey</text:span><text:span text:style-name="T77">.</text:span></text:p>
      <text:h text:style-name="P19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92">⁮[</text:span><text:span text:style-name="T94"> </text:span><text:span text:style-name="T92">]</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8"/>
      <text:p text:style-name="P48"><text:span text:style-name="T119">unlockKey</text:span> re-enables a key that has been locked due to erroneous PIN entries.</text:p>
      <text:p text:style-name="P48">Note that this method only applies to keys that are protected by local PIN and PUK policy objects.</text:p>
      <text:p text:style-name="P48"><text:span text:style-name="T77">Invalid </text:span><text:span text:style-name="T119">Authorization</text:span><text:span text:style-name="T77"> data (PUK)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P48"><text:span text:style-name="T77">If </text:span><text:span text:style-name="T119">unlockKey</text:span><text:span text:style-name="T77"> succeeds all keys sharing the PIN object will be unlocked. <text:s/>See </text:span><text:span text:style-name="CrossRef"><text:span text:style-name="T96"><text:reference-ref text:reference-format="text" text:ref-name="pingrouping">PIN Grouping</text:reference-ref></text:span></text:span><text:span text:style-name="T77">.</text:span></text:p>
      <text:h text:style-name="P19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92">⁮[</text:span><text:span text:style-name="T94"> </text:span><text:span text:style-name="T92">]</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92">⁮[</text:span><text:span text:style-name="T94"> </text:span><text:span text:style-name="T92">]</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8"/>
      <text:p text:style-name="P48"><text:span text:style-name="T119">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6"><text:reference-ref text:reference-format="text" text:ref-name="pin.user.mod">UserModifiable</text:reference-ref></text:span></text:span><text:span text:style-name="T77"> attribute set.</text:span></text:p>
      <text:p text:style-name="P48"><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P48"><text:span text:style-name="T77">If </text:span><text:span text:style-name="T119">changePIN</text:span><text:span text:style-name="T77"> succeeds all keys sharing the PIN object will be updated. <text:s/>See </text:span><text:span text:style-name="CrossRef"><text:span text:style-name="T96"><text:reference-ref text:reference-format="text" text:ref-name="pingrouping">PIN Grouping</text:reference-ref></text:span></text:span><text:span text:style-name="T77">.</text:span></text:p>
      <text:h text:style-name="P19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92">⁮[</text:span><text:span text:style-name="T94"> </text:span><text:span text:style-name="T92">]</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92">⁮[</text:span><text:span text:style-name="T94"> </text:span><text:span text:style-name="T92">]</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8"/>
      <text:p text:style-name="P48"><text:span text:style-name="T119">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6"><text:reference-ref text:reference-format="text" text:ref-name="pin.user.mod">UserModifiable</text:reference-ref></text:span></text:span><text:span text:style-name="T77"> attribute set.</text:span></text:p>
      <text:p text:style-name="P48"><text:span text:style-name="T77">I</text:span>nvalid <text:span text:style-name="T108">Authorization</text:span> data (PUK)<text:span text:style-name="T77">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P48"><text:span text:style-name="T77">If </text:span><text:span text:style-name="T119">setPIN</text:span><text:span text:style-name="T77"> succeeds all keys sharing the PIN object will be updated and </text:span><text:span text:style-name="T83">unlocked</text:span><text:span text:style-name="T77">. <text:s/>See </text:span><text:span text:style-name="CrossRef"><text:span text:style-name="T96"><text:reference-ref text:reference-format="text" text:ref-name="pingrouping">PIN Grouping</text:reference-ref></text:span></text:span><text:span text:style-name="T77">.</text:span></text:p>
      <text:h text:style-name="P192"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8">updateFirmware</text:span> is an <text:span text:style-name="T2">optional</text:span> method that performs a firmware update operation. <text:s/>The method is only available if the <text:span text:style-name="CrossRef"><text:span text:style-name="T96"><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6"><text:reference-ref text:reference-format="text" text:ref-name="upd.url">UpdateURL</text:reference-ref></text:span></text:span><text:span text:style-name="T77">.</text:span> <text:s/>If the service returns a content of zero length, the SKS device is assumed to be up‑to‑date, else <text:span text:style-name="T119">updateFirmware</text:span> should be called with the content in <text:span text:style-name="T119">Chunk</text:span>. <text:s/>The return value from the call is either a new URL to be used analogous to <text:span text:style-name="CrossRef"><text:span text:style-name="T96"><text:reference-ref text:reference-format="text" text:ref-name="upd.url">UpdateURL</text:reference-ref></text:span></text:span>, or a zero-length string indicating that the update is ready.</text:p>
      <text:p text:style-name="Standard">A conforming update service <text:span text:style-name="T53">must</text:span> use the MIME-type <text:span text:style-name="T119">application/</text:span><text:span text:style-name="Emphasis"><text:span text:style-name="T119">octet</text:span></text:span><text:span text:style-name="T119">-</text:span><text:span text:style-name="Emphasis"><text:span text:style-name="T119">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9">updateFirmware</text:span> method <text:span text:style-name="T53">must</text:span> be implemented in such a way that the SKS container cannot be made inoperable due to network errors or aborted update operations. <text:s/>In addition,<text:line-break/>the SKS container <text:span text:style-name="T53">must</text:span> be able to <text:span text:style-name="T2">securely</text:span> <text:span text:style-name="T2">authenticate</text:span> the update service's <text:span text:style-name="T119">Chunk</text:span> data</text:p>
          </table:table-cell>
        </table:table-row>
      </table:table>
      <text:p text:style-name="Text_20_body"/>
      <text:p text:style-name="P61"/>
      <text:h text:style-name="P19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7">Signature algorithm</text:span><text:span text:style-name="T69"> URI</text:span>. <text:s/>See <text:span text:style-name="CrossRef"><text:reference-ref text:reference-format="text" text:ref-name="asym.algos">Asymmetric Key Signatures</text:reference-ref></text:span><text:span text:style-name="CrossRef"> </text:span><text:span text:style-name="T70">‎</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92">⁮[</text:span><text:span text:style-name="T94"> </text:span><text:span text:style-name="T92">]</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92">⁮[</text:span><text:span text:style-name="T94"> </text:span><text:span text:style-name="T92">]</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92">⁮[</text:span><text:span text:style-name="T94"> </text:span><text:span text:style-name="T92">]</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92">⁮[</text:span><text:span text:style-name="T94"> </text:span><text:span text:style-name="T92">]</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8">signHashedData</text:span> performs an asymmetric key signature operation on the input <text:span text:style-name="T108">Data</text:span> object.</text:p>
      <text:p text:style-name="Text_20_body"><text:span text:style-name="T108">Data</text:span> <text:span text:style-name="T52">must</text:span> be hashed <text:span text:style-name="T2">as required by the signature algorithm</text:span>.</text:p>
      <text:p text:style-name="Text_20_body">The <text:span text:style-name="T108">Parameters</text:span> object <text:span text:style-name="T52">must</text:span> be of zero length for algorithms not needing additional input.</text:p>
      <text:p text:style-name="Text_20_body"><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Text_20_body"><text:span text:style-name="T61">The length of </text:span><text:span text:style-name="T113">Data</text:span><text:span text:style-name="T61"> </text:span><text:span text:style-name="T64">must</text:span><text:span text:style-name="T61"> match the hash algorithm. <text:s/>Note that signature algorithms that do not define a specific hash algorithm impose no tests on </text:span><text:span text:style-name="T113">Data</text:span><text:span text:style-name="T61"> length. <text:s/>The </text:span><text:a xlink:type="simple" xlink:href="http://xmlns.webpki.org/keygen2/1.0#algorithm.rsa.none"><text:span text:style-name="T167">http://xmlns.webpki.org/sks/algorithm#rsa.pkcs1.none</text:span></text:a><text:span text:style-name="T163"> signature </text:span><text:span text:style-name="T61">algorithm </text:span><text:span text:style-name="T64">must</text:span><text:span text:style-name="T61"> format the signature packet according to </text:span><text:span text:style-name="CrossRef"><text:span text:style-name="T96"><text:reference-ref text:reference-format="text" text:ref-name="pkcs1">PKCS #1</text:reference-ref></text:span></text:span><text:span text:style-name="T61"> but without hash algorithm identifiers:</text:span></text:p>
      <text:p text:style-name="Text_20_body"><text:tab/>EMSA = <text:span text:style-name="T120">0x00</text:span> || <text:span text:style-name="T120">0x01</text:span> || <text:span text:style-name="T120">PS</text:span> || <text:span text:style-name="T120">0x00</text:span> || <text:span text:style-name="T113">Data</text:span></text:p>
      <text:h text:style-name="P19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7">Encryption algorithm</text:span><text:span text:style-name="T69"> URI</text:span>. <text:s/>See <text:span text:style-name="CrossRef"><text:reference-ref text:reference-format="text" text:ref-name="asymm.key.enc">Asymmetric Key Encryption</text:reference-ref></text:span><text:span text:style-name="CrossRef"> </text:span><text:span text:style-name="T70">‎</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92">⁮[</text:span><text:span text:style-name="T94"> </text:span><text:span text:style-name="T92">]</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92">⁮[</text:span><text:span text:style-name="T94"> </text:span><text:span text:style-name="T92">]</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92">⁮[</text:span><text:span text:style-name="T94"> </text:span><text:span text:style-name="T92">]</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92">⁮[</text:span><text:span text:style-name="T94"> </text:span><text:span text:style-name="T92">]</text:span></text:p>
          </table:table-cell>
          <table:table-cell table:style-name="Table89.C2" office:value-type="string">
            <text:p text:style-name="P2">Decrypted data</text:p>
          </table:table-cell>
        </table:table-row>
      </table:table>
      <text:p text:style-name="Text_20_body"/>
      <text:p text:style-name="Text_20_body"><text:span text:style-name="T108">asymmetricKeyDecrypt</text:span> performs an asymmetric key decryption operation on the input <text:span text:style-name="T108">Data</text:span> object.</text:p>
      <text:p text:style-name="Text_20_body"><text:span text:style-name="T108">Data</text:span> <text:span text:style-name="T52">must</text:span> be padded <text:span text:style-name="T2">as required by the encryption algorithm</text:span> like <text:span text:style-name="CrossRef"><text:span text:style-name="T96"><text:reference-ref text:reference-format="text" text:ref-name="pkcs1">PKCS #1</text:reference-ref></text:span></text:span> for <text:span text:style-name="T25">http://xmlns.webpki.org/sks/algorithm#rsa.pkcs1_5</text:span>.</text:p>
      <text:p text:style-name="Text_20_body">The <text:span text:style-name="T108">Parameters</text:span> object <text:span text:style-name="T52">must</text:span> be of zero length for algorithms not needing additional input.</text:p>
      <text:p text:style-name="Standard"><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h text:style-name="Heading_20_3" text:outline-level="3"/>
      <text:h text:style-name="P19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7">Key agreement algorithm</text:span><text:span text:style-name="T69"> URI</text:span>. <text:s/>See <text:span text:style-name="CrossRef"><text:reference-ref text:reference-format="text" text:ref-name="key_agreement">Diffie-Hellman Key Agreement</text:reference-ref></text:span><text:span text:style-name="CrossRef"> </text:span><text:span text:style-name="T70">‎</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92">⁮[</text:span><text:span text:style-name="T94"> </text:span><text:span text:style-name="T92">]</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92">⁮[</text:span><text:span text:style-name="T94"> </text:span><text:span text:style-name="T92">]</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92">⁮[</text:span><text:span text:style-name="T94"> </text:span><text:span text:style-name="T92">]</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92">⁮[</text:span><text:span text:style-name="T94"> </text:span><text:span text:style-name="T92">]</text:span></text:p>
          </table:table-cell>
          <table:table-cell table:style-name="Table106.C2" office:value-type="string">
            <text:p text:style-name="P2">Shared secret</text:p>
          </table:table-cell>
        </table:table-row>
      </table:table>
      <text:p text:style-name="Text_20_body"/>
      <text:p text:style-name="Text_20_body"><text:span text:style-name="T108">keyAgreement</text:span> performs an asymmetric key agreement operation resulting in a shared secret.</text:p>
      <text:p text:style-name="Text_20_body"><text:span text:style-name="T119">PublicKey</text:span><text:span text:style-name="T96"> </text:span><text:span text:style-name="T99">must</text:span><text:span text:style-name="T96"> be an EC public key</text:span><text:span text:style-name="T62"> in </text:span><text:span text:style-name="CrossRef"><text:span text:style-name="T96"><text:reference-ref text:reference-format="text" text:ref-name="X.509">X.509</text:reference-ref></text:span></text:span><text:span text:style-name="T62"> DER format using the same curve as </text:span><text:span text:style-name="T113">KeyHandle</text:span><text:span text:style-name="T96">. <text:s/>See </text:span><text:span text:style-name="CrossRef"><text:span text:style-name="T96"><text:reference-ref text:reference-format="text" text:ref-name="elliptic.curves">Elliptic Curve</text:reference-ref></text:span></text:span><text:span text:style-name="T96">.</text:span></text:p>
      <text:p text:style-name="Text_20_body">The <text:span text:style-name="T108">Parameters</text:span> object <text:span text:style-name="T52">must</text:span> be of zero length for algorithms not needing additional input.</text:p>
      <text:p text:style-name="Standard"><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P94"/>
      <text:h text:style-name="P19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7">HMAC algorithm</text:span><text:span text:style-name="T69"> URI</text:span>. <text:s/>See <text:span text:style-name="CrossRef"><text:reference-ref text:reference-format="text" text:ref-name="hmac.operations">HMAC Operations</text:reference-ref></text:span><text:span text:style-name="CrossRef"> </text:span><text:span text:style-name="T70">‎</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92">⁮[</text:span><text:span text:style-name="T94"> </text:span><text:span text:style-name="T92">]</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92">⁮[</text:span><text:span text:style-name="T94"> </text:span><text:span text:style-name="T92">]</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92">⁮[</text:span><text:span text:style-name="T94"> </text:span><text:span text:style-name="T92">]</text:span></text:p>
          </table:table-cell>
          <table:table-cell table:style-name="Table91.C2" office:value-type="string">
            <text:p text:style-name="P2">HMACed data</text:p>
          </table:table-cell>
        </table:table-row>
      </table:table>
      <text:p text:style-name="Text_20_body"/>
      <text:p text:style-name="Text_20_body"><text:span text:style-name="T108">performHMAC</text:span> performs a symmetric key HMAC operation on the input <text:span text:style-name="T108">Data</text:span> object.</text:p>
      <text:p text:style-name="Text_20_body">The <text:span text:style-name="T108">Parameters</text:span> object <text:span text:style-name="T52">must</text:span> be of zero length for algorithms not needing additional input.</text:p>
      <text:p text:style-name="Standard"><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h text:style-name="P19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7">Encryption algorithm</text:span><text:span text:style-name="T69"> URI</text:span>. <text:s/>See <text:span text:style-name="CrossRef"><text:reference-ref text:reference-format="text" text:ref-name="sym.key.enc">Symmetric Key Encryption</text:reference-ref></text:span><text:span text:style-name="CrossRef"> </text:span><text:span text:style-name="T70">‎</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92">⁮[</text:span><text:span text:style-name="T94"> </text:span><text:span text:style-name="T92">]</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92">⁮[</text:span><text:span text:style-name="T94"> </text:span><text:span text:style-name="T92">]</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8">symmetricKeyEncrypt</text:span> performs a symmetric key encryption or decryption operation on the input <text:span text:style-name="T108">Data</text:span> object.</text:p>
      <text:p text:style-name="Text_20_body">Note that if an IV (Initialization Vector) is required by the encryption algorithm it <text:span text:style-name="T52">must</text:span> be supplied in <text:span text:style-name="T116">Parameters</text:span> unless it is supposed to supplied as a part of <text:span text:style-name="T30">Data</text:span> like for <text:span text:style-name="CrossRef"><text:span text:style-name="T96"><text:reference-ref text:reference-format="text" text:ref-name="xml.encrypt">XML Encryption</text:reference-ref></text:span></text:span>.</text:p>
      <text:p text:style-name="Text_20_body">The <text:span text:style-name="T108">Parameters</text:span> object <text:span text:style-name="T52">must</text:span> be of zero length for algorithms not needing additional input.</text:p>
      <text:p text:style-name="Standard"><text:span text:style-name="T77">Invalid </text:span><text:span text:style-name="T119">Authorization</text:span><text:span text:style-name="T77"> data (PIN) to the key </text:span><text:span text:style-name="T78">must</text:span><text:span text:style-name="T77"> return </text:span><text:span text:style-name="CrossRef"><text:span text:style-name="T96"><text:reference-ref text:reference-format="text" text:ref-name="auth.error">ERROR_AUTHORIZATION</text:reference-ref></text:span></text:span><text:span text:style-name="T77"> status.</text:span></text:p>
      <text:p text:style-name="Standard">.</text:p>
      <text:p text:style-name="P60"/>
      <text:list xml:id="list30437259" text:style-name="Numbering_20_4">
        <text:list-item>
          <text:h text:style-name="P190" text:outline-level="4"><text:bookmark text:name="__RefHeading__207023_2146041088"/><text:reference-mark-start text:name="kg2.int"/>KeyGen2 Proxy<text:bookmark-end text:name="__RefHeading__207023_2146041088"/><text:reference-mark-end text:name="kg2.int"/></text:h>
        </text:list-item>
      </text:list>
      <text:p text:style-name="P48">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48">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7">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12">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12">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3"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5">, ...)</text:span></text:p>
          </table:table-cell>
          <table:table-cell table:style-name="Table115.C2" table:number-rows-spanned="4" office:value-type="string">
            <text:p text:style-name="Table_20_Contents"><draw:g text:anchor-type="paragraph" draw:z-index="10" draw:style-name="gr6"><draw:path draw:style-name="gr7" draw:text-style-name="P193" svg:width="0.3067in" svg:height="0.1713in" draw:transform="skewX (0.0720820981073522) rotate (-1.2184143508182) translate (0.116499316208622in 0.502993904768664in)" svg:viewBox="0 0 780 436" svg:d="m0 1368723c245-308 723-136 780 279"><text:p/></draw:path><draw:path draw:style-name="gr7" draw:text-style-name="P193" svg:width="0.3091in" svg:height="0.1717in" draw:transform="skewX (0.0680678408277661) rotate (-1.22085781177099) translate (0.124805294667304in 0.139011726359927in)" svg:viewBox="0 0 786 437" svg:d="m0 1358496c247-309 729-137 786 279"><text:p/></draw:path><draw:path draw:style-name="gr7" draw:text-style-name="P193" svg:width="0.5736in" svg:height="0.3949in" draw:transform="skewX (0.138230076757925) rotate (-1.18036617312473) translate (0.256204827026118in 0.527845900802155in)" svg:viewBox="0 0 1458 1004" svg:d="m0 1515863c441-561 1350 22 1458 781"><text:p/></draw:path></draw:g></text:p>
          </table:table-cell>
          <table:covered-table-cell/>
          <table:table-cell table:style-name="Table115.E2" table:number-rows-spanned="2" office:value-type="string">
            <text:p text:style-name="P30"><draw:line text:anchor-type="paragraph" draw:z-index="9" draw:style-name="gr5" draw:text-style-name="P193"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5"> (, </text:span><text:span text:style-name="T83">“PIN.1”</text:span><text:span text:style-name="T85">,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5">, </text:span><text:span text:style-name="T83">“Key.1”</text:span><text:span text:style-name="T8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5">, </text:span><text:span text:style-name="T83">“Key.2”</text:span><text:span text:style-name="T85">, …)</text:span></text:p>
          </table:table-cell>
          <table:covered-table-cell/>
          <table:covered-table-cell/>
          <table:covered-table-cell/>
          <table:covered-table-cell/>
        </table:table-row>
      </table:table>
      <text:p text:style-name="Standard"/>
      <text:p text:style-name="Standard"/>
      <text:p text:style-name="P51">Another provisioning activity orchestrated by the proxy is requesting (and validating according to the issuer's policy), user-defined PINs, because SKS depends on that all initial PIN values are set during key entry creation.</text:p>
      <text:list xml:id="list30459239" text:continue-numbering="true" text:style-name="Numbering_20_4">
        <text:list-item>
          <text:h text:style-name="P19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21"><text:span text:style-name="T108">ProvisioningHandle</text:span><text:span text:style-name="T85">, ...</text:span> = <text:span text:style-name="CrossRef"><text:reference-ref text:reference-format="text" text:ref-name="createProvisioningSession">createProvisioningSession</text:reference-ref></text:span> (…)</text:p>
      <text:p text:style-name="P122"><text:span text:style-name="T108">PUKPolicyHandle</text:span> = <text:span text:style-name="CrossRef"><text:reference-ref text:reference-format="text" text:ref-name="createPUKPolicy">createPUKPolicy</text:reference-ref></text:span> (<text:span text:style-name="T108">ProvisioningHandle</text:span><text:span text:style-name="T85">, ...)</text:span></text:p>
      <text:p text:style-name="P122"><text:span text:style-name="T108">PINPolicyHandle</text:span><text:span text:style-name="T85"> = </text:span><text:span text:style-name="CrossRef"><text:reference-ref text:reference-format="text" text:ref-name="createPINPolicy">createPINPolicy</text:reference-ref></text:span><text:span text:style-name="T85"> (</text:span><text:span text:style-name="T108">ProvisioningHandle</text:span><text:span text:style-name="T85">, … , </text:span><text:span text:style-name="T108">PUKPolicyHandle</text:span><text:span text:style-name="T85">, ...)</text:span></text:p>
      <text:p text:style-name="P122"><text:span text:style-name="T108">KeyHandle</text:span><text:span text:style-name="T85">, ...</text:span> = <text:span text:style-name="CrossRef"><text:reference-ref text:reference-format="text" text:ref-name="createKeyPair">createKeyEntry</text:reference-ref></text:span> (<text:span text:style-name="T108">ProvisioningHandle</text:span><text:span text:style-name="T85">, … , </text:span><text:span text:style-name="T108">PINPolicyHandle</text:span><text:span text:style-name="T85">, …)</text:span></text:p>
      <text:p text:style-name="P123">External certification of the generated public key happens here...</text:p>
      <text:p text:style-name="P121"><text:span text:style-name="CrossRef"><text:reference-ref text:reference-format="text" text:ref-name="setCertificatePath">setCertificatePath</text:reference-ref></text:span><text:span text:style-name="T85"> (</text:span><text:span text:style-name="T108">KeyHandle</text:span><text:span text:style-name="T85">, ...)</text:span></text:p>
      <text:p text:style-name="P122"><text:span text:style-name="CrossRef"><text:reference-ref text:reference-format="text" text:ref-name="closeProvisioningSession">closeProvisioningSession</text:reference-ref></text:span><text:span text:style-name="T85"> (</text:span><text:span text:style-name="T108">ProvisioningHandle</text:span><text:span text:style-name="T85">, ...)</text:span></text:p>
      <text:p text:style-name="Text_20_body"><text:span text:style-name="T85"><text:line-break/>Note that </text:span><text:span text:style-name="T108">Handle</text:span><text:span text:style-name="T85"> variables are only used by local middleware, while (not shown) variables like </text:span><text:span text:style-name="T108">SessionKey</text:span><text:span text:style-name="T85">, </text:span><text:span text:style-name="T108">MAC</text:span><text:span text:style-name="T85">, </text:span><text:span text:style-name="T108">ID</text:span><text:span text:style-name="T85">, etc. are primarily used in the communication between an issuer and the SKS.</text:span></text:p>
      <text:p text:style-name="P57">If keys are to be created entirely locally, this requires local software emulation of an issuer.</text:p>
      <text:p text:style-name="P57"/>
      <text:list xml:id="list3044820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7">To further guide implementers, an open source SKS reference implementation in java<text:span text:style-name="T56">®</text:span> is available including a JUnit suite.</text:p>
      <text:p text:style-name="Text_20_body"><text:span text:style-name="T85">URL: </text:span><text:a xlink:type="simple" xlink:href="http://code.google.com/p/openkeystore">http://code.google.com/p/openkeystore</text:a></text:p>
      <text:p text:style-name="Text_20_body"/>
      <text:list xml:id="list30468985" text:continue-numbering="true" text:style-name="Numbering_20_4">
        <text:list-item>
          <text:h text:style-name="P19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JSON fragment below:<text:line-break/></text:p>
      <table:table table:name="Table45" table:style-name="Table45">
        <table:table-column table:style-name="Table45.A"/>
        <table:table-row>
          <table:table-cell table:style-name="Table45.A1" office:value-type="string">
            <text:p text:style-name="P89"><text:span text:style-name="T133">{</text:span><text:span text:style-name="T161"><text:line-break/></text:span><text:span text:style-name="T132">    </text:span><text:span text:style-name="T133">"</text:span><text:span text:style-name="T142">@context</text:span><text:span text:style-name="T133">": "</text:span><text:span text:style-name="T151">http://xmlns.webpki.org/keygen2/beta/20131002#</text:span><text:span text:style-name="T133">",</text:span><text:span text:style-name="T161"><text:line-break/></text:span><text:span text:style-name="T132">    </text:span><text:span text:style-name="T133">"</text:span><text:span text:style-name="T142">@qualifier</text:span><text:span text:style-name="T133">": "</text:span><text:span text:style-name="T151">CredentialDiscoveryRequest</text:span><text:span text:style-name="T133">",</text:span><text:span text:style-name="T161"><text:line-break/></text:span><text:span text:style-name="T140">    </text:span><text:span text:style-name="T141">"</text:span><text:span text:style-name="T150">ServerSessionID</text:span><text:span text:style-name="T141">": "</text:span><text:span text:style-name="T153">14184c1f09eqCkPtjqY54Ehalc2_EjFN</text:span><text:span text:style-name="T141">",</text:span><text:span text:style-name="T166"><text:line-break/></text:span><text:span text:style-name="T140">    </text:span><text:span text:style-name="T141">"</text:span><text:span text:style-name="T150">ClientSessionID</text:span><text:span text:style-name="T141">": "</text:span><text:span text:style-name="T153">Qn7o4xCRp1sewDrpqMJjEDieZHp2hego</text:span><text:span text:style-name="T141">",</text:span><text:span text:style-name="T166"><text:line-break/></text:span><text:span text:style-name="T132">    </text:span><text:span text:style-name="T133">"</text:span><text:span text:style-name="T146">SubmitURL</text:span><text:span text:style-name="T133">": "</text:span><text:span text:style-name="T151">http://issuer.example.com/credisc</text:span><text:span text:style-name="T133">",</text:span><text:span text:style-name="T161"><text:line-break/></text:span><text:span text:style-name="T132">    </text:span><text:span text:style-name="T133">"</text:span><text:span text:style-name="T146">LookupSpecifiers</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ID</text:span><text:span text:style-name="T133">": "</text:span><text:span text:style-name="T151">Lookup.1</text:span><text:span text:style-name="T133">",</text:span><text:span text:style-name="T161"><text:line-break/></text:span><text:span text:style-name="T132">             </text:span><text:span text:style-name="T133">"</text:span><text:span text:style-name="T146">Nonce</text:span><text:span text:style-name="T133">": "</text:span><text:span text:style-name="T151">eG3XgquTRh6ASFpcUpEe0gc1qnlL/I2CoPx8xqJTvQ0=</text:span><text:span text:style-name="T133">",</text:span><text:span text:style-name="T161"><text:line-break/></text:span><text:span text:style-name="T132">             </text:span><text:span text:style-name="T133">"</text:span><text:span text:style-name="T146">SearchFilter</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Email</text:span><text:span text:style-name="T133">": "</text:span><text:span text:style-name="T151">john.doe@example.com</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Signature</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Algorithm</text:span><text:span text:style-name="T133">": "</text:span><text:span text:style-name="T151">http://www.w3.org/2001/04/xmldsig-more#ecdsa-sha256</text:span><text:span text:style-name="T133">",</text:span><text:span text:style-name="T161"><text:line-break/></text:span><text:span text:style-name="T132">                     </text:span><text:span text:style-name="T133">"</text:span><text:span text:style-name="T146">KeyInfo</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PublicKey</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EC</text:span><text:span text:style-name="T133">": </text:span><text:span text:style-name="T161"><text:line-break/></text:span><text:span text:style-name="T132">                                         </text:span><text:span text:style-name="T133">{</text:span><text:span text:style-name="T161"><text:line-break/></text:span><text:span text:style-name="T132">                                             </text:span><text:span text:style-name="T133">"</text:span><text:span text:style-name="T146">NamedCurve</text:span><text:span text:style-name="T133">": "</text:span><text:span text:style-name="T151">http://xmlns.webpki.org/sks/algorithm#ec.p256</text:span><text:span text:style-name="T133">",</text:span><text:span text:style-name="T161"><text:line-break/></text:span><text:span text:style-name="T132">                                             </text:span><text:span text:style-name="T133">"</text:span><text:span text:style-name="T146">X</text:span><text:span text:style-name="T133">": "</text:span><text:span text:style-name="T151">lNxNvAUEE8t7DSQBft93LVSXxKCiVjhbWWfyg023FCk=</text:span><text:span text:style-name="T133">",</text:span><text:span text:style-name="T161"><text:line-break/></text:span><text:span text:style-name="T132">                                             </text:span><text:span text:style-name="T133">"</text:span><text:span text:style-name="T146">Y</text:span><text:span text:style-name="T133">": "</text:span><text:span text:style-name="T151">LmTlQxXB3LgZrNLmhOfMaCnDizczC/RfQ6Kx8iNwfFA=</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46">SignatureValue</text:span><text:span text:style-name="T133">": "</text:span><text:span text:style-name="T151">MEUCIHWCPcD9DMy . . . Av7Px3bfwvagWcQYI6kea4kVrdeT38clzhiKnpiIuigY=</text:span><text:span text:style-name="T133">"</text:span><text:span text:style-name="T161"><text:line-break/></text:span><text:span text:style-name="T132">                 </text:span><text:span text:style-name="T133">}</text:span><text:span text:style-name="T161"><text:line-break/></text:span><text:span text:style-name="T132">         </text:span><text:span text:style-name="T133">}]</text:span><text:span text:style-name="T161"><text:line-break/></text:span><text:span text:style-name="T133">}</text:span><text:span text:style-name="T161"> </text:span></text:p>
          </table:table-cell>
        </table:table-row>
      </table:table>
      <text:p text:style-name="Text_20_body"/>
      <text:p text:style-name="Standard">The example works as follows:<text:line-break/></text:p>
      <text:list xml:id="list30411984" text:style-name="L5">
        <text:list-item>
          <text:p text:style-name="P165">Verify that the <text:span text:style-name="T119">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5">Verify that the freshness <text:span text:style-name="T108">Nonce</text:span> matches <text:span text:style-name="CrossRef"><text:reference-ref text:reference-format="text" text:ref-name="SHA256">SHA256</text:reference-ref></text:span> (<text:span text:style-name="T108">ClientSessionID</text:span> || <text:span text:style-name="T108">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19">Signature</text:span>. <text:s/>This <text:span text:style-name="T85">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78">"</text:span><text:span text:style-name="T22">john.doe@example.com</text:span><text:span text:style-name="T14">"</text:span> in the<text:line-break/><text:span text:style-name="CrossRef"><text:reference-ref text:reference-format="text" text:ref-name="eecert">End-Entity Certificate</text:reference-ref></text:span>.</text:p>
        </text:list-item>
      </text:list>
      <text:p text:style-name="Standard"><text:line-break/></text:p>
      <text:p text:style-name="P91">Continued on the next page...</text:p>
      <text:p text:style-name="P114">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9"><text:span text:style-name="T141">{</text:span><text:span text:style-name="T166"><text:line-break/></text:span><text:span text:style-name="T140">    </text:span><text:span text:style-name="T141">"</text:span><text:span text:style-name="T145">@context</text:span><text:span text:style-name="T141">": "</text:span><text:span text:style-name="T153">http://xmlns.webpki.org/keygen2/beta/20131002#</text:span><text:span text:style-name="T141">",</text:span><text:span text:style-name="T166"><text:line-break/></text:span><text:span text:style-name="T140">    </text:span><text:span text:style-name="T141">"</text:span><text:span text:style-name="T145">@qualifier</text:span><text:span text:style-name="T141">": "</text:span><text:span text:style-name="T153">CredentialDiscoveryResponse</text:span><text:span text:style-name="T141">",</text:span><text:span text:style-name="T166"><text:line-break/></text:span><text:span text:style-name="T140">    </text:span><text:span text:style-name="T141">"</text:span><text:span text:style-name="T150">ServerSessionID</text:span><text:span text:style-name="T141">": "</text:span><text:span text:style-name="T153">14184c1f09eqCkPtjqY54Ehalc2_EjFN</text:span><text:span text:style-name="T141">",</text:span><text:span text:style-name="T166"><text:line-break/></text:span><text:span text:style-name="T140">    </text:span><text:span text:style-name="T141">"</text:span><text:span text:style-name="T150">ClientSessionID</text:span><text:span text:style-name="T141">": "</text:span><text:span text:style-name="T153">Qn7o4xCRp1sewDrpqMJjEDieZHp2hego</text:span><text:span text:style-name="T141">",</text:span><text:span text:style-name="T166"><text:line-break/></text:span><text:span text:style-name="T140">    </text:span><text:span text:style-name="T141">"</text:span><text:span text:style-name="T150">LookupResults</text:span><text:span text:style-name="T141">": </text:span><text:span text:style-name="T166"><text:line-break/></text:span><text:span text:style-name="T140">        </text:span><text:span text:style-name="T141">[{</text:span><text:span text:style-name="T166"><text:line-break/></text:span><text:span text:style-name="T140">             </text:span><text:span text:style-name="T141">"</text:span><text:span text:style-name="T150">ID</text:span><text:span text:style-name="T141">": "</text:span><text:span text:style-name="T153">Lookup.1</text:span><text:span text:style-name="T141">",</text:span><text:span text:style-name="T166"><text:line-break/></text:span><text:span text:style-name="T140">             </text:span><text:span text:style-name="T141">"</text:span><text:span text:style-name="T150">MatchingCredentials</text:span><text:span text:style-name="T141">": </text:span><text:span text:style-name="T166"><text:line-break/></text:span><text:span text:style-name="T140">                 </text:span><text:span text:style-name="T141">[{</text:span><text:span text:style-name="T166"><text:line-break/></text:span><text:span text:style-name="T140">                      </text:span><text:span text:style-name="T141">"</text:span><text:span text:style-name="T150">ClientSessionID</text:span><text:span text:style-name="T141">": "</text:span><text:span text:style-name="T153">wmdVVHWjI666GvHnwmIALFRJQ-GC3Scr</text:span><text:span text:style-name="T141">",</text:span><text:span text:style-name="T166"><text:line-break/></text:span><text:span text:style-name="T140">                      </text:span><text:span text:style-name="T141">"</text:span><text:span text:style-name="T150">ServerSessionID</text:span><text:span text:style-name="T141">": "</text:span><text:span text:style-name="T153">14184c1f0438OwdjLnmGgIx2c8245rDH</text:span><text:span text:style-name="T141">",</text:span><text:span text:style-name="T166"><text:line-break/></text:span><text:span text:style-name="T140">                      </text:span><text:span text:style-name="T141">"</text:span><text:span text:style-name="T150">X509CertificatePath</text:span><text:span text:style-name="T141">": </text:span><text:span text:style-name="T166"><text:line-break/></text:span><text:span text:style-name="T140">                          </text:span><text:span text:style-name="T141">[</text:span><text:span text:style-name="T166"><text:line-break/></text:span><text:span text:style-name="T140">                              </text:span><text:span text:style-name="T141">"</text:span><text:span text:style-name="T153">MIICljCCAX6gAwIBAgIGAUGEwfB4MA0GCSq . . . rGnyW8pnGcQ1U2clYD6vWN28GEup</text:span><text:span text:style-name="T141">"</text:span><text:span text:style-name="T166"><text:line-break/></text:span><text:span text:style-name="T140">                          </text:span><text:span text:style-name="T141">],</text:span><text:span text:style-name="T166"><text:line-break/></text:span><text:span text:style-name="T140">                      </text:span><text:span text:style-name="T141">"</text:span><text:span text:style-name="T150">Locked</text:span><text:span text:style-name="T141">": </text:span><text:span text:style-name="T159">true</text:span><text:span text:style-name="T166"><text:line-break/></text:span><text:span text:style-name="T140">                  </text:span><text:span text:style-name="T141">}]</text:span><text:span text:style-name="T166"><text:line-break/></text:span><text:span text:style-name="T140">         </text:span><text:span text:style-name="T141">}]</text:span><text:span text:style-name="T166"><text:line-break/></text:span><text:span text:style-name="T141">}</text:span><text:span text:style-name="T161">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due to user authorization failures, this information will also be available as shown in sample.</text:p>
      <text:list xml:id="list30463512" text:continue-list="list30468985" text:style-name="Numbering_20_4">
        <text:list-item>
          <text:h text:style-name="P190" text:outline-level="4"><text:bookmark text:name="__RefHeading__15353_972012461"/><text:reference-mark-start text:name="sec.cons"/>Security Considerations<text:bookmark-end text:name="__RefHeading__15353_972012461"/><text:reference-mark-end text:name="sec.cons"/></text:h>
        </text:list-item>
      </text:list>
      <text:p text:style-name="P49">Note: The following section only <text:span text:style-name="T2">partially</text:span> applies to the <text:span text:style-name="CrossRef"><text:span text:style-name="T96"><text:reference-ref text:reference-format="text" text:ref-name="pep">Privacy Enabled Provisioning</text:reference-ref></text:span></text:span> mode.</text:p>
      <text:p text:style-name="P57">This document does not cover the <text:span text:style-name="T2">physical</text:span> security of the key-store since SKS does not differ from other schemes in this respect.</text:p>
      <text:p text:style-name="P57">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7">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7">As earlier noted, the randomness of the <text:span text:style-name="CrossRef"><text:reference-ref text:reference-format="text" text:ref-name="sess.key">SessionKey</text:reference-ref></text:span> is crucial for all provisioning operations.</text:p>
      <text:p text:style-name="P57">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2">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7">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7"><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7"><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9">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9">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9">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Error: Reference source not found</text:reference-ref></text:span> giving the issuer an opportunity verifying that there actually is a “straight line” between the client and server. </text:p>
      <text:p text:style-name="P57"><text:span text:style-name="T96">One might suspect that the </text:span><text:span text:style-name="CrossRef"><text:span text:style-name="T96"><text:reference-ref text:reference-format="text" text:ref-name="DSDP">VSD</text:reference-ref></text:span></text:span><text:span text:style-name="T96"> scheme by relying on a static, </text:span><text:span text:style-name="T2">potentially issuance-wide</text:span><text:span text:style-name="T96"> </text:span><text:span text:style-name="CrossRef"><text:span text:style-name="T96"><text:reference-ref text:reference-format="text" text:ref-name="key.mgr.key">KeyManagementKey</text:reference-ref></text:span></text:span><text:span text:style-name="T96">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6"> and the </text:span><text:span text:style-name="CrossRef"><text:span text:style-name="T96"><text:reference-ref text:reference-format="text" text:ref-name="devcert">Device Certificate</text:reference-ref></text:span></text:span><text:span text:style-name="T96"> renders it useless in another session or device. <text:s/>It is also worth noting that the post provisioning operations </text:span><text:span text:style-name="T4">by design</text:span><text:span text:style-name="T96"> do not expose secret or private key data.</text:span></text:p>
      <text:p text:style-name="P49">There is no protection against DoS (Denial of Service) attacks on SKS storage space due to malicious middleware.</text:p>
      <text:p text:style-name="P49">SKS does not have any built-in policy, it is up to the individual<text:span text:style-name="T2"> issuer</text:span> deciding about suitable key protections options, key sizes, and private key imports.</text:p>
      <text:p text:style-name="P49"/>
      <text:list xml:id="list3046265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49">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75"></text:span></text:p>
      <text:p text:style-name="P49">Note: it is possible that there are pieces that already are patented by <text:span text:style-name="T2">other parties</text:span> but the author is currently unaware of any IPR encumbrances.</text:p>
      <text:p text:style-name="Standard"><text:span text:style-name="T67">Some of the core concepts have been submitted to </text:span><text:a xlink:type="simple" xlink:href="http://defensivepublications.org/">http://defensivepublications.org</text:a> and subsequently been published in IP.COM's <text:span text:style-name="T2">prior art database</text:span>.</text:p>
      <text:list xml:id="list30466725" text:continue-numbering="true" text:style-name="Numbering_20_4">
        <text:list-item>
          <text:h text:style-name="P19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5"><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5"><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4"><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4"><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4"><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4"><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4"><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4"><text:reference-mark-start text:name="JCS"/>JCS<text:reference-mark-end text:name="JCS"/></text:p>
          </table:table-cell>
          <table:table-cell table:style-name="Table9.A4" office:value-type="string">
            <text:p text:style-name="Text_20_body">JSON Clear Text Signature</text:p>
          </table:table-cell>
        </table:table-row>
      </table:table>
      <text:p text:style-name="Text_20_body"/>
      <text:list xml:id="list30453733" text:continue-numbering="true" text:style-name="Numbering_20_4">
        <text:list-item>
          <text:h text:style-name="P19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427125"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38">There is also a bunch of individuals that have been instrumental for the creation of SKS. <text:s/>I need to check who would accept to be mentioned :-)</text:p>
      <text:p text:style-name="P138">KeyGen2 is an “homage” to Netscape Communications Corp. who created the first on-line provisioning system called KeyGen.</text:p>
      <text:p text:style-name="Text_20_body"/>
      <text:list xml:id="list30467554" text:continue-list="list3045373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0432314"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5, WebPKI.org, 2013-10-05<text:tab/>Page <text:page-number text:select-page="current">80</text:page-number> of <text:page-count>8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97</meta:editing-cycles>
    <meta:editing-duration>PT55H21M50S</meta:editing-duration>
    <dc:title>Secure Key Store - API and Architecture</dc:title>
    <dc:date>2013-10-05T10:31:10.05</dc:date>
    <dc:creator>Anders Rundgren</dc:creator>
    <meta:document-statistic meta:table-count="121" meta:image-count="0" meta:object-count="6" meta:page-count="80" meta:paragraph-count="2261" meta:word-count="15831" meta:character-count="12094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